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Demi 10" svg:font-family="'LM Roman Demi 10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65.5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38.6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M Roman Demi 10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nitial Password List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3">
          <table:table-cell table:style-name="ce2" office:value-type="string" calcext:value-type="string">
            <text:p>Given Name</text:p>
          </table:table-cell>
          <table:table-cell table:style-name="ce2" office:value-type="string" calcext:value-type="string">
            <text:p>Family Name</text:p>
          </table:table-cell>
          <table:table-cell table:style-name="ce2" office:value-type="string" calcext:value-type="string">
            <text:p>Username</text:p>
          </table:table-cell>
          <table:table-cell table:style-name="ce2" office:value-type="string" calcext:value-type="string">
            <text:p>Matriculation No.</text:p>
          </table:table-cell>
        </table:table-row>
        <table:table-row table:style-name="ro2">
          <table:table-cell office:value-type="string" calcext:value-type="string">
            <text:p>Lianna</text:p>
          </table:table-cell>
          <table:table-cell office:value-type="string" calcext:value-type="string">
            <text:p>Nawrocki</text:p>
          </table:table-cell>
          <table:table-cell table:formula="of:=COM.MICROSOFT.CONCAT(LEFT([.A5];1); &quot;.&quot;;  [.B5])" office:value-type="string" office:string-value="L.Nawrocki" calcext:value-type="string">
            <text:p>L.Nawrocki</text:p>
          </table:table-cell>
          <table:table-cell office:value-type="float" office:value="2743890845" calcext:value-type="float">
            <text:p>2743890845</text:p>
          </table:table-cell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Boarer</text:p>
          </table:table-cell>
          <table:table-cell table:formula="of:=COM.MICROSOFT.CONCAT(LEFT([.A6];1); &quot;.&quot;;  [.B6])" office:value-type="string" office:string-value="T.Boarer" calcext:value-type="string">
            <text:p>T.Boarer</text:p>
          </table:table-cell>
          <table:table-cell office:value-type="float" office:value="2850061301" calcext:value-type="float">
            <text:p>2850061301</text:p>
          </table:table-cell>
        </table:table-row>
        <table:table-row table:style-name="ro2">
          <table:table-cell office:value-type="string" calcext:value-type="string">
            <text:p>Allianora</text:p>
          </table:table-cell>
          <table:table-cell office:value-type="string" calcext:value-type="string">
            <text:p>Nealson</text:p>
          </table:table-cell>
          <table:table-cell table:formula="of:=COM.MICROSOFT.CONCAT(LEFT([.A7];1); &quot;.&quot;;  [.B7])" office:value-type="string" office:string-value="A.Nealson" calcext:value-type="string">
            <text:p>A.Nealson</text:p>
          </table:table-cell>
          <table:table-cell office:value-type="float" office:value="2399364292" calcext:value-type="float">
            <text:p>2399364292</text:p>
          </table:table-cell>
        </table:table-row>
        <table:table-row table:style-name="ro2">
          <table:table-cell office:value-type="string" calcext:value-type="string">
            <text:p>Cathyleen</text:p>
          </table:table-cell>
          <table:table-cell office:value-type="string" calcext:value-type="string">
            <text:p>Hathcock</text:p>
          </table:table-cell>
          <table:table-cell table:formula="of:=COM.MICROSOFT.CONCAT(LEFT([.A8];1); &quot;.&quot;;  [.B8])" office:value-type="string" office:string-value="C.Hathcock" calcext:value-type="string">
            <text:p>C.Hathcock</text:p>
          </table:table-cell>
          <table:table-cell office:value-type="float" office:value="291942895" calcext:value-type="float">
            <text:p>291942895</text:p>
          </table:table-cell>
        </table:table-row>
        <table:table-row table:style-name="ro2">
          <table:table-cell office:value-type="string" calcext:value-type="string">
            <text:p>Kendra</text:p>
          </table:table-cell>
          <table:table-cell office:value-type="string" calcext:value-type="string">
            <text:p>Voleta</text:p>
          </table:table-cell>
          <table:table-cell table:formula="of:=COM.MICROSOFT.CONCAT(LEFT([.A9];1); &quot;.&quot;;  [.B9])" office:value-type="string" office:string-value="K.Voleta" calcext:value-type="string">
            <text:p>K.Voleta</text:p>
          </table:table-cell>
          <table:table-cell office:value-type="float" office:value="1999385646" calcext:value-type="float">
            <text:p>1999385646</text:p>
          </table:table-cell>
        </table:table-row>
        <table:table-row table:style-name="ro2">
          <table:table-cell office:value-type="string" calcext:value-type="string">
            <text:p>Vinny</text:p>
          </table:table-cell>
          <table:table-cell office:value-type="string" calcext:value-type="string">
            <text:p>Melly</text:p>
          </table:table-cell>
          <table:table-cell table:formula="of:=COM.MICROSOFT.CONCAT(LEFT([.A10];1); &quot;.&quot;;  [.B10])" office:value-type="string" office:string-value="V.Melly" calcext:value-type="string">
            <text:p>V.Melly</text:p>
          </table:table-cell>
          <table:table-cell office:value-type="float" office:value="3209593273" calcext:value-type="float">
            <text:p>3209593273</text:p>
          </table:table-cell>
        </table:table-row>
        <table:table-row table:style-name="ro2">
          <table:table-cell office:value-type="string" calcext:value-type="string">
            <text:p>Elka</text:p>
          </table:table-cell>
          <table:table-cell office:value-type="string" calcext:value-type="string">
            <text:p>Cogan</text:p>
          </table:table-cell>
          <table:table-cell table:formula="of:=COM.MICROSOFT.CONCAT(LEFT([.A11];1); &quot;.&quot;;  [.B11])" office:value-type="string" office:string-value="E.Cogan" calcext:value-type="string">
            <text:p>E.Coga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Fay</text:p>
          </table:table-cell>
          <table:table-cell office:value-type="string" calcext:value-type="string">
            <text:p>Voorhis</text:p>
          </table:table-cell>
          <table:table-cell table:formula="of:=COM.MICROSOFT.CONCAT(LEFT([.A12];1); &quot;.&quot;;  [.B12])" office:value-type="string" office:string-value="F.Voorhis" calcext:value-type="string">
            <text:p>F.Voorhis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Phillis</text:p>
          </table:table-cell>
          <table:table-cell office:value-type="string" calcext:value-type="string">
            <text:p>Welcy</text:p>
          </table:table-cell>
          <table:table-cell table:formula="of:=COM.MICROSOFT.CONCAT(LEFT([.A13];1); &quot;.&quot;;  [.B13])" office:value-type="string" office:string-value="P.Welcy" calcext:value-type="string">
            <text:p>P.Welcy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Barbey</text:p>
          </table:table-cell>
          <table:table-cell office:value-type="string" calcext:value-type="string">
            <text:p>Quartana</text:p>
          </table:table-cell>
          <table:table-cell table:formula="of:=COM.MICROSOFT.CONCAT(LEFT([.A14];1); &quot;.&quot;;  [.B14])" office:value-type="string" office:string-value="B.Quartana" calcext:value-type="string">
            <text:p>B.Quartan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Nananne</text:p>
          </table:table-cell>
          <table:table-cell office:value-type="string" calcext:value-type="string">
            <text:p>Grenier</text:p>
          </table:table-cell>
          <table:table-cell table:formula="of:=COM.MICROSOFT.CONCAT(LEFT([.A15];1); &quot;.&quot;;  [.B15])" office:value-type="string" office:string-value="N.Grenier" calcext:value-type="string">
            <text:p>N.Grenier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ila</text:p>
          </table:table-cell>
          <table:table-cell office:value-type="string" calcext:value-type="string">
            <text:p>Irra</text:p>
          </table:table-cell>
          <table:table-cell table:formula="of:=COM.MICROSOFT.CONCAT(LEFT([.A16];1); &quot;.&quot;;  [.B16])" office:value-type="string" office:string-value="A.Irra" calcext:value-type="string">
            <text:p>A.Irr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Tallulah</text:p>
          </table:table-cell>
          <table:table-cell office:value-type="string" calcext:value-type="string">
            <text:p>Barcus</text:p>
          </table:table-cell>
          <table:table-cell table:formula="of:=COM.MICROSOFT.CONCAT(LEFT([.A17];1); &quot;.&quot;;  [.B17])" office:value-type="string" office:string-value="T.Barcus" calcext:value-type="string">
            <text:p>T.Barcus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Romonda</text:p>
          </table:table-cell>
          <table:table-cell office:value-type="string" calcext:value-type="string">
            <text:p>Coray</text:p>
          </table:table-cell>
          <table:table-cell table:formula="of:=COM.MICROSOFT.CONCAT(LEFT([.A18];1); &quot;.&quot;;  [.B18])" office:value-type="string" office:string-value="R.Coray" calcext:value-type="string">
            <text:p>R.Coray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Rochette</text:p>
          </table:table-cell>
          <table:table-cell office:value-type="string" calcext:value-type="string">
            <text:p>Honig</text:p>
          </table:table-cell>
          <table:table-cell table:formula="of:=COM.MICROSOFT.CONCAT(LEFT([.A19];1); &quot;.&quot;;  [.B19])" office:value-type="string" office:string-value="R.Honig" calcext:value-type="string">
            <text:p>R.Honig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Tabina</text:p>
          </table:table-cell>
          <table:table-cell office:value-type="string" calcext:value-type="string">
            <text:p>Tammie</text:p>
          </table:table-cell>
          <table:table-cell table:formula="of:=COM.MICROSOFT.CONCAT(LEFT([.A20];1); &quot;.&quot;;  [.B20])" office:value-type="string" office:string-value="T.Tammie" calcext:value-type="string">
            <text:p>T.Tammi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Lula</text:p>
          </table:table-cell>
          <table:table-cell office:value-type="string" calcext:value-type="string">
            <text:p>McCowyn</text:p>
          </table:table-cell>
          <table:table-cell table:formula="of:=COM.MICROSOFT.CONCAT(LEFT([.A21];1); &quot;.&quot;;  [.B21])" office:value-type="string" office:string-value="L.McCowyn" calcext:value-type="string">
            <text:p>L.McCowy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argi</text:p>
          </table:table-cell>
          <table:table-cell office:value-type="string" calcext:value-type="string">
            <text:p>Varhol</text:p>
          </table:table-cell>
          <table:table-cell table:formula="of:=COM.MICROSOFT.CONCAT(LEFT([.A22];1); &quot;.&quot;;  [.B22])" office:value-type="string" office:string-value="M.Varhol" calcext:value-type="string">
            <text:p>M.Varhol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Valma</text:p>
          </table:table-cell>
          <table:table-cell office:value-type="string" calcext:value-type="string">
            <text:p>Maroney</text:p>
          </table:table-cell>
          <table:table-cell table:formula="of:=COM.MICROSOFT.CONCAT(LEFT([.A23];1); &quot;.&quot;;  [.B23])" office:value-type="string" office:string-value="V.Maroney" calcext:value-type="string">
            <text:p>V.Maroney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asie</text:p>
          </table:table-cell>
          <table:table-cell office:value-type="string" calcext:value-type="string">
            <text:p>Minetta</text:p>
          </table:table-cell>
          <table:table-cell table:formula="of:=COM.MICROSOFT.CONCAT(LEFT([.A24];1); &quot;.&quot;;  [.B24])" office:value-type="string" office:string-value="C.Minetta" calcext:value-type="string">
            <text:p>C.Minett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Shandy</text:p>
          </table:table-cell>
          <table:table-cell office:value-type="string" calcext:value-type="string">
            <text:p>DuBois</text:p>
          </table:table-cell>
          <table:table-cell table:formula="of:=COM.MICROSOFT.CONCAT(LEFT([.A25];1); &quot;.&quot;;  [.B25])" office:value-type="string" office:string-value="S.DuBois" calcext:value-type="string">
            <text:p>S.DuBois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Sadella</text:p>
          </table:table-cell>
          <table:table-cell office:value-type="string" calcext:value-type="string">
            <text:p>Paradies</text:p>
          </table:table-cell>
          <table:table-cell table:formula="of:=COM.MICROSOFT.CONCAT(LEFT([.A26];1); &quot;.&quot;;  [.B26])" office:value-type="string" office:string-value="S.Paradies" calcext:value-type="string">
            <text:p>S.Paradies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Dora</text:p>
          </table:table-cell>
          <table:table-cell office:value-type="string" calcext:value-type="string">
            <text:p>Connelly</text:p>
          </table:table-cell>
          <table:table-cell table:formula="of:=COM.MICROSOFT.CONCAT(LEFT([.A27];1); &quot;.&quot;;  [.B27])" office:value-type="string" office:string-value="D.Connelly" calcext:value-type="string">
            <text:p>D.Connelly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Nisse</text:p>
          </table:table-cell>
          <table:table-cell office:value-type="string" calcext:value-type="string">
            <text:p>Feer</text:p>
          </table:table-cell>
          <table:table-cell table:formula="of:=COM.MICROSOFT.CONCAT(LEFT([.A28];1); &quot;.&quot;;  [.B28])" office:value-type="string" office:string-value="N.Feer" calcext:value-type="string">
            <text:p>N.Feer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Rhiamon</text:p>
          </table:table-cell>
          <table:table-cell office:value-type="string" calcext:value-type="string">
            <text:p>Giraldo</text:p>
          </table:table-cell>
          <table:table-cell table:formula="of:=COM.MICROSOFT.CONCAT(LEFT([.A29];1); &quot;.&quot;;  [.B29])" office:value-type="string" office:string-value="R.Giraldo" calcext:value-type="string">
            <text:p>R.Giraldo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Carnahan</text:p>
          </table:table-cell>
          <table:table-cell table:formula="of:=COM.MICROSOFT.CONCAT(LEFT([.A30];1); &quot;.&quot;;  [.B30])" office:value-type="string" office:string-value="S.Carnahan" calcext:value-type="string">
            <text:p>S.Carnaha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lmire</text:p>
          </table:table-cell>
          <table:table-cell office:value-type="string" calcext:value-type="string">
            <text:p>Jeraldine</text:p>
          </table:table-cell>
          <table:table-cell table:formula="of:=COM.MICROSOFT.CONCAT(LEFT([.A31];1); &quot;.&quot;;  [.B31])" office:value-type="string" office:string-value="A.Jeraldine" calcext:value-type="string">
            <text:p>A.Jeraldin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Brandy</text:p>
          </table:table-cell>
          <table:table-cell office:value-type="string" calcext:value-type="string">
            <text:p>Chandler</text:p>
          </table:table-cell>
          <table:table-cell table:formula="of:=COM.MICROSOFT.CONCAT(LEFT([.A32];1); &quot;.&quot;;  [.B32])" office:value-type="string" office:string-value="B.Chandler" calcext:value-type="string">
            <text:p>B.Chandler</text:p>
          </table:table-cell>
          <table:table-cell office:value-type="float" office:value="1115903826" calcext:value-type="float">
            <text:p>1115903826</text:p>
          </table:table-cell>
        </table:table-row>
        <table:table-row table:style-name="ro2">
          <table:table-cell office:value-type="string" calcext:value-type="string">
            <text:p>Wenonah</text:p>
          </table:table-cell>
          <table:table-cell office:value-type="string" calcext:value-type="string">
            <text:p>Mungo</text:p>
          </table:table-cell>
          <table:table-cell table:formula="of:=COM.MICROSOFT.CONCAT(LEFT([.A33];1); &quot;.&quot;;  [.B33])" office:value-type="string" office:string-value="W.Mungo" calcext:value-type="string">
            <text:p>W.Mungo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Querida</text:p>
          </table:table-cell>
          <table:table-cell office:value-type="string" calcext:value-type="string">
            <text:p>Polish</text:p>
          </table:table-cell>
          <table:table-cell table:formula="of:=COM.MICROSOFT.CONCAT(LEFT([.A34];1); &quot;.&quot;;  [.B34])" office:value-type="string" office:string-value="Q.Polish" calcext:value-type="string">
            <text:p>Q.Polish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Vyky</text:p>
          </table:table-cell>
          <table:table-cell office:value-type="string" calcext:value-type="string">
            <text:p>Valli</text:p>
          </table:table-cell>
          <table:table-cell table:formula="of:=COM.MICROSOFT.CONCAT(LEFT([.A35];1); &quot;.&quot;;  [.B35])" office:value-type="string" office:string-value="V.Valli" calcext:value-type="string">
            <text:p>V.Valli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Kirsten</text:p>
          </table:table-cell>
          <table:table-cell office:value-type="string" calcext:value-type="string">
            <text:p>Okun</text:p>
          </table:table-cell>
          <table:table-cell table:formula="of:=COM.MICROSOFT.CONCAT(LEFT([.A36];1); &quot;.&quot;;  [.B36])" office:value-type="string" office:string-value="K.Okun" calcext:value-type="string">
            <text:p>K.Oku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armel</text:p>
          </table:table-cell>
          <table:table-cell office:value-type="string" calcext:value-type="string">
            <text:p>Danell</text:p>
          </table:table-cell>
          <table:table-cell table:formula="of:=COM.MICROSOFT.CONCAT(LEFT([.A37];1); &quot;.&quot;;  [.B37])" office:value-type="string" office:string-value="C.Danell" calcext:value-type="string">
            <text:p>C.Danell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Gerty</text:p>
          </table:table-cell>
          <table:table-cell office:value-type="string" calcext:value-type="string">
            <text:p>Fabian</text:p>
          </table:table-cell>
          <table:table-cell table:formula="of:=COM.MICROSOFT.CONCAT(LEFT([.A38];1); &quot;.&quot;;  [.B38])" office:value-type="string" office:string-value="G.Fabian" calcext:value-type="string">
            <text:p>G.Fabia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elestyn</text:p>
          </table:table-cell>
          <table:table-cell office:value-type="string" calcext:value-type="string">
            <text:p>Merilyn</text:p>
          </table:table-cell>
          <table:table-cell table:formula="of:=COM.MICROSOFT.CONCAT(LEFT([.A39];1); &quot;.&quot;;  [.B39])" office:value-type="string" office:string-value="C.Merilyn" calcext:value-type="string">
            <text:p>C.Merily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Sephira</text:p>
          </table:table-cell>
          <table:table-cell office:value-type="string" calcext:value-type="string">
            <text:p>Killie</text:p>
          </table:table-cell>
          <table:table-cell table:formula="of:=COM.MICROSOFT.CONCAT(LEFT([.A40];1); &quot;.&quot;;  [.B40])" office:value-type="string" office:string-value="S.Killie" calcext:value-type="string">
            <text:p>S.Killi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Domini</text:p>
          </table:table-cell>
          <table:table-cell office:value-type="string" calcext:value-type="string">
            <text:p>Eanore</text:p>
          </table:table-cell>
          <table:table-cell table:formula="of:=COM.MICROSOFT.CONCAT(LEFT([.A41];1); &quot;.&quot;;  [.B41])" office:value-type="string" office:string-value="D.Eanore" calcext:value-type="string">
            <text:p>D.Eanor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Yetta</text:p>
          </table:table-cell>
          <table:table-cell office:value-type="string" calcext:value-type="string">
            <text:p>Levey</text:p>
          </table:table-cell>
          <table:table-cell table:formula="of:=COM.MICROSOFT.CONCAT(LEFT([.A42];1); &quot;.&quot;;  [.B42])" office:value-type="string" office:string-value="Y.Levey" calcext:value-type="string">
            <text:p>Y.Levey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haris</text:p>
          </table:table-cell>
          <table:table-cell office:value-type="string" calcext:value-type="string">
            <text:p>Rubie</text:p>
          </table:table-cell>
          <table:table-cell table:formula="of:=COM.MICROSOFT.CONCAT(LEFT([.A43];1); &quot;.&quot;;  [.B43])" office:value-type="string" office:string-value="C.Rubie" calcext:value-type="string">
            <text:p>C.Rubi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Rheba</text:p>
          </table:table-cell>
          <table:table-cell office:value-type="string" calcext:value-type="string">
            <text:p>Kimbell</text:p>
          </table:table-cell>
          <table:table-cell table:formula="of:=COM.MICROSOFT.CONCAT(LEFT([.A44];1); &quot;.&quot;;  [.B44])" office:value-type="string" office:string-value="R.Kimbell" calcext:value-type="string">
            <text:p>R.Kimbell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Phaedra</text:p>
          </table:table-cell>
          <table:table-cell office:value-type="string" calcext:value-type="string">
            <text:p>Cynthie</text:p>
          </table:table-cell>
          <table:table-cell table:formula="of:=COM.MICROSOFT.CONCAT(LEFT([.A45];1); &quot;.&quot;;  [.B45])" office:value-type="string" office:string-value="P.Cynthie" calcext:value-type="string">
            <text:p>P.Cynthi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Gypsy</text:p>
          </table:table-cell>
          <table:table-cell office:value-type="string" calcext:value-type="string">
            <text:p>Napoleon</text:p>
          </table:table-cell>
          <table:table-cell table:formula="of:=COM.MICROSOFT.CONCAT(LEFT([.A46];1); &quot;.&quot;;  [.B46])" office:value-type="string" office:string-value="G.Napoleon" calcext:value-type="string">
            <text:p>G.Napoleo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Jackie</text:p>
          </table:table-cell>
          <table:table-cell office:value-type="string" calcext:value-type="string">
            <text:p>Erida</text:p>
          </table:table-cell>
          <table:table-cell table:formula="of:=COM.MICROSOFT.CONCAT(LEFT([.A47];1); &quot;.&quot;;  [.B47])" office:value-type="string" office:string-value="J.Erida" calcext:value-type="string">
            <text:p>J.Erid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assy</text:p>
          </table:table-cell>
          <table:table-cell office:value-type="string" calcext:value-type="string">
            <text:p>Kerianne</text:p>
          </table:table-cell>
          <table:table-cell table:formula="of:=COM.MICROSOFT.CONCAT(LEFT([.A48];1); &quot;.&quot;;  [.B48])" office:value-type="string" office:string-value="C.Kerianne" calcext:value-type="string">
            <text:p>C.Keriann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Heloise</text:p>
          </table:table-cell>
          <table:table-cell office:value-type="string" calcext:value-type="string">
            <text:p>Berget</text:p>
          </table:table-cell>
          <table:table-cell table:formula="of:=COM.MICROSOFT.CONCAT(LEFT([.A49];1); &quot;.&quot;;  [.B49])" office:value-type="string" office:string-value="H.Berget" calcext:value-type="string">
            <text:p>H.Berget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dora</text:p>
          </table:table-cell>
          <table:table-cell office:value-type="string" calcext:value-type="string">
            <text:p>Janine</text:p>
          </table:table-cell>
          <table:table-cell table:formula="of:=COM.MICROSOFT.CONCAT(LEFT([.A50];1); &quot;.&quot;;  [.B50])" office:value-type="string" office:string-value="A.Janine" calcext:value-type="string">
            <text:p>A.Janin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lisun</text:p>
          </table:table-cell>
          <table:table-cell office:value-type="string" calcext:value-type="string">
            <text:p>Tiebold</text:p>
          </table:table-cell>
          <table:table-cell table:formula="of:=COM.MICROSOFT.CONCAT(LEFT([.A51];1); &quot;.&quot;;  [.B51])" office:value-type="string" office:string-value="A.Tiebold" calcext:value-type="string">
            <text:p>A.Tiebold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Siouxie</text:p>
          </table:table-cell>
          <table:table-cell office:value-type="string" calcext:value-type="string">
            <text:p>Hendry</text:p>
          </table:table-cell>
          <table:table-cell table:formula="of:=COM.MICROSOFT.CONCAT(LEFT([.A52];1); &quot;.&quot;;  [.B52])" office:value-type="string" office:string-value="S.Hendry" calcext:value-type="string">
            <text:p>S.Hendry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herin</text:p>
          </table:table-cell>
          <table:table-cell office:value-type="string" calcext:value-type="string">
            <text:p>Janith</text:p>
          </table:table-cell>
          <table:table-cell table:formula="of:=COM.MICROSOFT.CONCAT(LEFT([.A53];1); &quot;.&quot;;  [.B53])" office:value-type="string" office:string-value="C.Janith" calcext:value-type="string">
            <text:p>C.Janith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Ermentrude</text:p>
          </table:table-cell>
          <table:table-cell office:value-type="string" calcext:value-type="string">
            <text:p>Steep</text:p>
          </table:table-cell>
          <table:table-cell table:formula="of:=COM.MICROSOFT.CONCAT(LEFT([.A54];1); &quot;.&quot;;  [.B54])" office:value-type="string" office:string-value="E.Steep" calcext:value-type="string">
            <text:p>E.Steep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Jennine</text:p>
          </table:table-cell>
          <table:table-cell office:value-type="string" calcext:value-type="string">
            <text:p>Cybil</text:p>
          </table:table-cell>
          <table:table-cell table:formula="of:=COM.MICROSOFT.CONCAT(LEFT([.A55];1); &quot;.&quot;;  [.B55])" office:value-type="string" office:string-value="J.Cybil" calcext:value-type="string">
            <text:p>J.Cybil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Tildie</text:p>
          </table:table-cell>
          <table:table-cell office:value-type="string" calcext:value-type="string">
            <text:p>Rozina</text:p>
          </table:table-cell>
          <table:table-cell table:formula="of:=COM.MICROSOFT.CONCAT(LEFT([.A56];1); &quot;.&quot;;  [.B56])" office:value-type="string" office:string-value="T.Rozina" calcext:value-type="string">
            <text:p>T.Rozin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Bonni</text:p>
          </table:table-cell>
          <table:table-cell office:value-type="string" calcext:value-type="string">
            <text:p>Morrison</text:p>
          </table:table-cell>
          <table:table-cell table:formula="of:=COM.MICROSOFT.CONCAT(LEFT([.A57];1); &quot;.&quot;;  [.B57])" office:value-type="string" office:string-value="B.Morrison" calcext:value-type="string">
            <text:p>B.Morriso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Verile</text:p>
          </table:table-cell>
          <table:table-cell office:value-type="string" calcext:value-type="string">
            <text:p>Tilly</text:p>
          </table:table-cell>
          <table:table-cell table:formula="of:=COM.MICROSOFT.CONCAT(LEFT([.A58];1); &quot;.&quot;;  [.B58])" office:value-type="string" office:string-value="V.Tilly" calcext:value-type="string">
            <text:p>V.Tilly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Koo</text:p>
          </table:table-cell>
          <table:table-cell office:value-type="string" calcext:value-type="string">
            <text:p>Marchall</text:p>
          </table:table-cell>
          <table:table-cell table:formula="of:=COM.MICROSOFT.CONCAT(LEFT([.A59];1); &quot;.&quot;;  [.B59])" office:value-type="string" office:string-value="K.Marchall" calcext:value-type="string">
            <text:p>K.Marchall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lvina</text:p>
          </table:table-cell>
          <table:table-cell office:value-type="string" calcext:value-type="string">
            <text:p>Combe</text:p>
          </table:table-cell>
          <table:table-cell table:formula="of:=COM.MICROSOFT.CONCAT(LEFT([.A60];1); &quot;.&quot;;  [.B60])" office:value-type="string" office:string-value="A.Combe" calcext:value-type="string">
            <text:p>A.Comb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igneis</text:p>
          </table:table-cell>
          <table:table-cell office:value-type="string" calcext:value-type="string">
            <text:p>Siloa</text:p>
          </table:table-cell>
          <table:table-cell table:formula="of:=COM.MICROSOFT.CONCAT(LEFT([.A61];1); &quot;.&quot;;  [.B61])" office:value-type="string" office:string-value="A.Siloa" calcext:value-type="string">
            <text:p>A.Silo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Elka</text:p>
          </table:table-cell>
          <table:table-cell office:value-type="string" calcext:value-type="string">
            <text:p>Serafina</text:p>
          </table:table-cell>
          <table:table-cell table:formula="of:=COM.MICROSOFT.CONCAT(LEFT([.A62];1); &quot;.&quot;;  [.B62])" office:value-type="string" office:string-value="E.Serafina" calcext:value-type="string">
            <text:p>E.Serafin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Petunia</text:p>
          </table:table-cell>
          <table:table-cell office:value-type="string" calcext:value-type="string">
            <text:p>Nicolle</text:p>
          </table:table-cell>
          <table:table-cell table:formula="of:=COM.MICROSOFT.CONCAT(LEFT([.A63];1); &quot;.&quot;;  [.B63])" office:value-type="string" office:string-value="P.Nicolle" calcext:value-type="string">
            <text:p>P.Nicoll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echelle</text:p>
          </table:table-cell>
          <table:table-cell office:value-type="string" calcext:value-type="string">
            <text:p>Koller</text:p>
          </table:table-cell>
          <table:table-cell table:formula="of:=COM.MICROSOFT.CONCAT(LEFT([.A64];1); &quot;.&quot;;  [.B64])" office:value-type="string" office:string-value="M.Koller" calcext:value-type="string">
            <text:p>M.Koller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odie</text:p>
          </table:table-cell>
          <table:table-cell office:value-type="string" calcext:value-type="string">
            <text:p>Rebeka</text:p>
          </table:table-cell>
          <table:table-cell table:formula="of:=COM.MICROSOFT.CONCAT(LEFT([.A65];1); &quot;.&quot;;  [.B65])" office:value-type="string" office:string-value="C.Rebeka" calcext:value-type="string">
            <text:p>C.Rebek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onstancy</text:p>
          </table:table-cell>
          <table:table-cell office:value-type="string" calcext:value-type="string">
            <text:p>Wadleigh</text:p>
          </table:table-cell>
          <table:table-cell table:formula="of:=COM.MICROSOFT.CONCAT(LEFT([.A66];1); &quot;.&quot;;  [.B66])" office:value-type="string" office:string-value="C.Wadleigh" calcext:value-type="string">
            <text:p>C.Wadleigh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Queenie</text:p>
          </table:table-cell>
          <table:table-cell office:value-type="string" calcext:value-type="string">
            <text:p>Rufena</text:p>
          </table:table-cell>
          <table:table-cell table:formula="of:=COM.MICROSOFT.CONCAT(LEFT([.A67];1); &quot;.&quot;;  [.B67])" office:value-type="string" office:string-value="Q.Rufena" calcext:value-type="string">
            <text:p>Q.Rufen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elamie</text:p>
          </table:table-cell>
          <table:table-cell office:value-type="string" calcext:value-type="string">
            <text:p>Leith</text:p>
          </table:table-cell>
          <table:table-cell table:formula="of:=COM.MICROSOFT.CONCAT(LEFT([.A68];1); &quot;.&quot;;  [.B68])" office:value-type="string" office:string-value="M.Leith" calcext:value-type="string">
            <text:p>M.Leith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Ericha</text:p>
          </table:table-cell>
          <table:table-cell office:value-type="string" calcext:value-type="string">
            <text:p>Geis</text:p>
          </table:table-cell>
          <table:table-cell table:formula="of:=COM.MICROSOFT.CONCAT(LEFT([.A69];1); &quot;.&quot;;  [.B69])" office:value-type="string" office:string-value="E.Geis" calcext:value-type="string">
            <text:p>E.Geis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rissy</text:p>
          </table:table-cell>
          <table:table-cell office:value-type="string" calcext:value-type="string">
            <text:p>Binky</text:p>
          </table:table-cell>
          <table:table-cell table:formula="of:=COM.MICROSOFT.CONCAT(LEFT([.A70];1); &quot;.&quot;;  [.B70])" office:value-type="string" office:string-value="C.Binky" calcext:value-type="string">
            <text:p>C.Binky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Perla</text:p>
          </table:table-cell>
          <table:table-cell office:value-type="string" calcext:value-type="string">
            <text:p>Ng</text:p>
          </table:table-cell>
          <table:table-cell table:formula="of:=COM.MICROSOFT.CONCAT(LEFT([.A71];1); &quot;.&quot;;  [.B71])" office:value-type="string" office:string-value="P.Ng" calcext:value-type="string">
            <text:p>P.Ng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amile</text:p>
          </table:table-cell>
          <table:table-cell office:value-type="string" calcext:value-type="string">
            <text:p>Leach</text:p>
          </table:table-cell>
          <table:table-cell table:formula="of:=COM.MICROSOFT.CONCAT(LEFT([.A72];1); &quot;.&quot;;  [.B72])" office:value-type="string" office:string-value="C.Leach" calcext:value-type="string">
            <text:p>C.Leach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Jinny</text:p>
          </table:table-cell>
          <table:table-cell office:value-type="string" calcext:value-type="string">
            <text:p>Purpura</text:p>
          </table:table-cell>
          <table:table-cell table:formula="of:=COM.MICROSOFT.CONCAT(LEFT([.A73];1); &quot;.&quot;;  [.B73])" office:value-type="string" office:string-value="J.Purpura" calcext:value-type="string">
            <text:p>J.Purpur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Gaylene</text:p>
          </table:table-cell>
          <table:table-cell office:value-type="string" calcext:value-type="string">
            <text:p>Dustman</text:p>
          </table:table-cell>
          <table:table-cell table:formula="of:=COM.MICROSOFT.CONCAT(LEFT([.A74];1); &quot;.&quot;;  [.B74])" office:value-type="string" office:string-value="G.Dustman" calcext:value-type="string">
            <text:p>G.Dustma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Shel</text:p>
          </table:table-cell>
          <table:table-cell office:value-type="string" calcext:value-type="string">
            <text:p>Nady</text:p>
          </table:table-cell>
          <table:table-cell table:formula="of:=COM.MICROSOFT.CONCAT(LEFT([.A75];1); &quot;.&quot;;  [.B75])" office:value-type="string" office:string-value="S.Nady" calcext:value-type="string">
            <text:p>S.Nady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Pippa</text:p>
          </table:table-cell>
          <table:table-cell office:value-type="string" calcext:value-type="string">
            <text:p>McConnell</text:p>
          </table:table-cell>
          <table:table-cell table:formula="of:=COM.MICROSOFT.CONCAT(LEFT([.A76];1); &quot;.&quot;;  [.B76])" office:value-type="string" office:string-value="P.McConnell" calcext:value-type="string">
            <text:p>P.McConnell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Dani</text:p>
          </table:table-cell>
          <table:table-cell office:value-type="string" calcext:value-type="string">
            <text:p>Connors</text:p>
          </table:table-cell>
          <table:table-cell table:formula="of:=COM.MICROSOFT.CONCAT(LEFT([.A77];1); &quot;.&quot;;  [.B77])" office:value-type="string" office:string-value="D.Connors" calcext:value-type="string">
            <text:p>D.Connors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Raye</text:p>
          </table:table-cell>
          <table:table-cell office:value-type="string" calcext:value-type="string">
            <text:p>Marolda</text:p>
          </table:table-cell>
          <table:table-cell table:formula="of:=COM.MICROSOFT.CONCAT(LEFT([.A78];1); &quot;.&quot;;  [.B78])" office:value-type="string" office:string-value="R.Marolda" calcext:value-type="string">
            <text:p>R.Marold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nallise</text:p>
          </table:table-cell>
          <table:table-cell office:value-type="string" calcext:value-type="string">
            <text:p>Yaeger</text:p>
          </table:table-cell>
          <table:table-cell table:formula="of:=COM.MICROSOFT.CONCAT(LEFT([.A79];1); &quot;.&quot;;  [.B79])" office:value-type="string" office:string-value="A.Yaeger" calcext:value-type="string">
            <text:p>A.Yaeger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Nicolle</text:p>
          </table:table-cell>
          <table:table-cell office:value-type="string" calcext:value-type="string">
            <text:p>Funch</text:p>
          </table:table-cell>
          <table:table-cell table:formula="of:=COM.MICROSOFT.CONCAT(LEFT([.A80];1); &quot;.&quot;;  [.B80])" office:value-type="string" office:string-value="N.Funch" calcext:value-type="string">
            <text:p>N.Funch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Paulie</text:p>
          </table:table-cell>
          <table:table-cell office:value-type="string" calcext:value-type="string">
            <text:p>Okubo</text:p>
          </table:table-cell>
          <table:table-cell table:formula="of:=COM.MICROSOFT.CONCAT(LEFT([.A81];1); &quot;.&quot;;  [.B81])" office:value-type="string" office:string-value="P.Okubo" calcext:value-type="string">
            <text:p>P.Okubo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liza</text:p>
          </table:table-cell>
          <table:table-cell office:value-type="string" calcext:value-type="string">
            <text:p>Salazar</text:p>
          </table:table-cell>
          <table:table-cell table:formula="of:=COM.MICROSOFT.CONCAT(LEFT([.A82];1); &quot;.&quot;;  [.B82])" office:value-type="string" office:string-value="A.Salazar" calcext:value-type="string">
            <text:p>A.Salazar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Federica</text:p>
          </table:table-cell>
          <table:table-cell office:value-type="string" calcext:value-type="string">
            <text:p>Merri</text:p>
          </table:table-cell>
          <table:table-cell table:formula="of:=COM.MICROSOFT.CONCAT(LEFT([.A83];1); &quot;.&quot;;  [.B83])" office:value-type="string" office:string-value="F.Merri" calcext:value-type="string">
            <text:p>F.Merri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Eulalie</text:p>
          </table:table-cell>
          <table:table-cell office:value-type="string" calcext:value-type="string">
            <text:p>Haman</text:p>
          </table:table-cell>
          <table:table-cell table:formula="of:=COM.MICROSOFT.CONCAT(LEFT([.A84];1); &quot;.&quot;;  [.B84])" office:value-type="string" office:string-value="E.Haman" calcext:value-type="string">
            <text:p>E.Hama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Zitella</text:p>
          </table:table-cell>
          <table:table-cell office:value-type="string" calcext:value-type="string">
            <text:p>Molton</text:p>
          </table:table-cell>
          <table:table-cell table:formula="of:=COM.MICROSOFT.CONCAT(LEFT([.A85];1); &quot;.&quot;;  [.B85])" office:value-type="string" office:string-value="Z.Molton" calcext:value-type="string">
            <text:p>Z.Molto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Gerty</text:p>
          </table:table-cell>
          <table:table-cell office:value-type="string" calcext:value-type="string">
            <text:p>Latea</text:p>
          </table:table-cell>
          <table:table-cell table:formula="of:=COM.MICROSOFT.CONCAT(LEFT([.A86];1); &quot;.&quot;;  [.B86])" office:value-type="string" office:string-value="G.Latea" calcext:value-type="string">
            <text:p>G.Late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Peria</text:p>
          </table:table-cell>
          <table:table-cell office:value-type="string" calcext:value-type="string">
            <text:p>Bullard</text:p>
          </table:table-cell>
          <table:table-cell table:formula="of:=COM.MICROSOFT.CONCAT(LEFT([.A87];1); &quot;.&quot;;  [.B87])" office:value-type="string" office:string-value="P.Bullard" calcext:value-type="string">
            <text:p>P.Bullard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Brandais</text:p>
          </table:table-cell>
          <table:table-cell office:value-type="string" calcext:value-type="string">
            <text:p>Abbottson</text:p>
          </table:table-cell>
          <table:table-cell table:formula="of:=COM.MICROSOFT.CONCAT(LEFT([.A88];1); &quot;.&quot;;  [.B88])" office:value-type="string" office:string-value="B.Abbottson" calcext:value-type="string">
            <text:p>B.Abbottso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athyleen</text:p>
          </table:table-cell>
          <table:table-cell office:value-type="string" calcext:value-type="string">
            <text:p>Cram</text:p>
          </table:table-cell>
          <table:table-cell table:formula="of:=COM.MICROSOFT.CONCAT(LEFT([.A89];1); &quot;.&quot;;  [.B89])" office:value-type="string" office:string-value="C.Cram" calcext:value-type="string">
            <text:p>C.Cram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Torie</text:p>
          </table:table-cell>
          <table:table-cell office:value-type="string" calcext:value-type="string">
            <text:p>Sontag</text:p>
          </table:table-cell>
          <table:table-cell table:formula="of:=COM.MICROSOFT.CONCAT(LEFT([.A90];1); &quot;.&quot;;  [.B90])" office:value-type="string" office:string-value="T.Sontag" calcext:value-type="string">
            <text:p>T.Sontag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Rosette</text:p>
          </table:table-cell>
          <table:table-cell office:value-type="string" calcext:value-type="string">
            <text:p>Wolgast</text:p>
          </table:table-cell>
          <table:table-cell table:formula="of:=COM.MICROSOFT.CONCAT(LEFT([.A91];1); &quot;.&quot;;  [.B91])" office:value-type="string" office:string-value="R.Wolgast" calcext:value-type="string">
            <text:p>R.Wolgast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Zorah</text:p>
          </table:table-cell>
          <table:table-cell office:value-type="string" calcext:value-type="string">
            <text:p>Steele</text:p>
          </table:table-cell>
          <table:table-cell table:formula="of:=COM.MICROSOFT.CONCAT(LEFT([.A92];1); &quot;.&quot;;  [.B92])" office:value-type="string" office:string-value="Z.Steele" calcext:value-type="string">
            <text:p>Z.Steel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Benedicta</text:p>
          </table:table-cell>
          <table:table-cell office:value-type="string" calcext:value-type="string">
            <text:p>Loar</text:p>
          </table:table-cell>
          <table:table-cell table:formula="of:=COM.MICROSOFT.CONCAT(LEFT([.A93];1); &quot;.&quot;;  [.B93])" office:value-type="string" office:string-value="B.Loar" calcext:value-type="string">
            <text:p>B.Loar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Emelina</text:p>
          </table:table-cell>
          <table:table-cell office:value-type="string" calcext:value-type="string">
            <text:p>Isadora</text:p>
          </table:table-cell>
          <table:table-cell table:formula="of:=COM.MICROSOFT.CONCAT(LEFT([.A94];1); &quot;.&quot;;  [.B94])" office:value-type="string" office:string-value="E.Isadora" calcext:value-type="string">
            <text:p>E.Isador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Lida</text:p>
          </table:table-cell>
          <table:table-cell office:value-type="string" calcext:value-type="string">
            <text:p>Patrich</text:p>
          </table:table-cell>
          <table:table-cell table:formula="of:=COM.MICROSOFT.CONCAT(LEFT([.A95];1); &quot;.&quot;;  [.B95])" office:value-type="string" office:string-value="L.Patrich" calcext:value-type="string">
            <text:p>L.Patrich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Verna</text:p>
          </table:table-cell>
          <table:table-cell office:value-type="string" calcext:value-type="string">
            <text:p>Katsuyama</text:p>
          </table:table-cell>
          <table:table-cell table:formula="of:=COM.MICROSOFT.CONCAT(LEFT([.A96];1); &quot;.&quot;;  [.B96])" office:value-type="string" office:string-value="V.Katsuyama" calcext:value-type="string">
            <text:p>V.Katsuyam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Barbette</text:p>
          </table:table-cell>
          <table:table-cell office:value-type="string" calcext:value-type="string">
            <text:p>Rory</text:p>
          </table:table-cell>
          <table:table-cell table:formula="of:=COM.MICROSOFT.CONCAT(LEFT([.A97];1); &quot;.&quot;;  [.B97])" office:value-type="string" office:string-value="B.Rory" calcext:value-type="string">
            <text:p>B.Rory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Doloritas</text:p>
          </table:table-cell>
          <table:table-cell office:value-type="string" calcext:value-type="string">
            <text:p>Monagan</text:p>
          </table:table-cell>
          <table:table-cell table:formula="of:=COM.MICROSOFT.CONCAT(LEFT([.A98];1); &quot;.&quot;;  [.B98])" office:value-type="string" office:string-value="D.Monagan" calcext:value-type="string">
            <text:p>D.Monaga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Dixie</text:p>
          </table:table-cell>
          <table:table-cell office:value-type="string" calcext:value-type="string">
            <text:p>Lenci</text:p>
          </table:table-cell>
          <table:table-cell table:formula="of:=COM.MICROSOFT.CONCAT(LEFT([.A99];1); &quot;.&quot;;  [.B99])" office:value-type="string" office:string-value="D.Lenci" calcext:value-type="string">
            <text:p>D.Lenci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Beth</text:p>
          </table:table-cell>
          <table:table-cell office:value-type="string" calcext:value-type="string">
            <text:p>Saddler</text:p>
          </table:table-cell>
          <table:table-cell table:formula="of:=COM.MICROSOFT.CONCAT(LEFT([.A100];1); &quot;.&quot;;  [.B100])" office:value-type="string" office:string-value="B.Saddler" calcext:value-type="string">
            <text:p>B.Saddler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arina</text:p>
          </table:table-cell>
          <table:table-cell office:value-type="string" calcext:value-type="string">
            <text:p>Laughry</text:p>
          </table:table-cell>
          <table:table-cell table:formula="of:=COM.MICROSOFT.CONCAT(LEFT([.A101];1); &quot;.&quot;;  [.B101])" office:value-type="string" office:string-value="C.Laughry" calcext:value-type="string">
            <text:p>C.Laughry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adelina</text:p>
          </table:table-cell>
          <table:table-cell office:value-type="string" calcext:value-type="string">
            <text:p>Owens</text:p>
          </table:table-cell>
          <table:table-cell table:formula="of:=COM.MICROSOFT.CONCAT(LEFT([.A102];1); &quot;.&quot;;  [.B102])" office:value-type="string" office:string-value="M.Owens" calcext:value-type="string">
            <text:p>M.Owens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Gretta</text:p>
          </table:table-cell>
          <table:table-cell office:value-type="string" calcext:value-type="string">
            <text:p>Aubree</text:p>
          </table:table-cell>
          <table:table-cell table:formula="of:=COM.MICROSOFT.CONCAT(LEFT([.A103];1); &quot;.&quot;;  [.B103])" office:value-type="string" office:string-value="G.Aubree" calcext:value-type="string">
            <text:p>G.Aubre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Tiertza</text:p>
          </table:table-cell>
          <table:table-cell office:value-type="string" calcext:value-type="string">
            <text:p>Gelasius</text:p>
          </table:table-cell>
          <table:table-cell table:formula="of:=COM.MICROSOFT.CONCAT(LEFT([.A104];1); &quot;.&quot;;  [.B104])" office:value-type="string" office:string-value="T.Gelasius" calcext:value-type="string">
            <text:p>T.Gelasius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bbie</text:p>
          </table:table-cell>
          <table:table-cell office:value-type="string" calcext:value-type="string">
            <text:p>Coster</text:p>
          </table:table-cell>
          <table:table-cell table:formula="of:=COM.MICROSOFT.CONCAT(LEFT([.A105];1); &quot;.&quot;;  [.B105])" office:value-type="string" office:string-value="A.Coster" calcext:value-type="string">
            <text:p>A.Coster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arey</text:p>
          </table:table-cell>
          <table:table-cell office:value-type="string" calcext:value-type="string">
            <text:p>Clari</text:p>
          </table:table-cell>
          <table:table-cell table:formula="of:=COM.MICROSOFT.CONCAT(LEFT([.A106];1); &quot;.&quot;;  [.B106])" office:value-type="string" office:string-value="C.Clari" calcext:value-type="string">
            <text:p>C.Clari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Ursola</text:p>
          </table:table-cell>
          <table:table-cell office:value-type="string" calcext:value-type="string">
            <text:p>Cassandre</text:p>
          </table:table-cell>
          <table:table-cell table:formula="of:=COM.MICROSOFT.CONCAT(LEFT([.A107];1); &quot;.&quot;;  [.B107])" office:value-type="string" office:string-value="U.Cassandre" calcext:value-type="string">
            <text:p>U.Cassandr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Florinda</text:p>
          </table:table-cell>
          <table:table-cell office:value-type="string" calcext:value-type="string">
            <text:p>Rizika</text:p>
          </table:table-cell>
          <table:table-cell table:formula="of:=COM.MICROSOFT.CONCAT(LEFT([.A108];1); &quot;.&quot;;  [.B108])" office:value-type="string" office:string-value="F.Rizika" calcext:value-type="string">
            <text:p>F.Rizik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Tonye</text:p>
          </table:table-cell>
          <table:table-cell office:value-type="string" calcext:value-type="string">
            <text:p>Bolme</text:p>
          </table:table-cell>
          <table:table-cell table:formula="of:=COM.MICROSOFT.CONCAT(LEFT([.A109];1); &quot;.&quot;;  [.B109])" office:value-type="string" office:string-value="T.Bolme" calcext:value-type="string">
            <text:p>T.Bolm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hastity</text:p>
          </table:table-cell>
          <table:table-cell office:value-type="string" calcext:value-type="string">
            <text:p>Derriey</text:p>
          </table:table-cell>
          <table:table-cell table:formula="of:=COM.MICROSOFT.CONCAT(LEFT([.A110];1); &quot;.&quot;;  [.B110])" office:value-type="string" office:string-value="C.Derriey" calcext:value-type="string">
            <text:p>C.Derriey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herice</text:p>
          </table:table-cell>
          <table:table-cell office:value-type="string" calcext:value-type="string">
            <text:p>Longley</text:p>
          </table:table-cell>
          <table:table-cell table:formula="of:=COM.MICROSOFT.CONCAT(LEFT([.A111];1); &quot;.&quot;;  [.B111])" office:value-type="string" office:string-value="C.Longley" calcext:value-type="string">
            <text:p>C.Longley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arline</text:p>
          </table:table-cell>
          <table:table-cell office:value-type="string" calcext:value-type="string">
            <text:p>Octavie</text:p>
          </table:table-cell>
          <table:table-cell table:formula="of:=COM.MICROSOFT.CONCAT(LEFT([.A112];1); &quot;.&quot;;  [.B112])" office:value-type="string" office:string-value="C.Octavie" calcext:value-type="string">
            <text:p>C.Octavi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allory</text:p>
          </table:table-cell>
          <table:table-cell office:value-type="string" calcext:value-type="string">
            <text:p>Orin</text:p>
          </table:table-cell>
          <table:table-cell table:formula="of:=COM.MICROSOFT.CONCAT(LEFT([.A113];1); &quot;.&quot;;  [.B113])" office:value-type="string" office:string-value="M.Orin" calcext:value-type="string">
            <text:p>M.Ori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Robinette</text:p>
          </table:table-cell>
          <table:table-cell office:value-type="string" calcext:value-type="string">
            <text:p>Elsinore</text:p>
          </table:table-cell>
          <table:table-cell table:formula="of:=COM.MICROSOFT.CONCAT(LEFT([.A114];1); &quot;.&quot;;  [.B114])" office:value-type="string" office:string-value="R.Elsinore" calcext:value-type="string">
            <text:p>R.Elsinor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Josi</text:p>
          </table:table-cell>
          <table:table-cell office:value-type="string" calcext:value-type="string">
            <text:p>Xenophon</text:p>
          </table:table-cell>
          <table:table-cell table:formula="of:=COM.MICROSOFT.CONCAT(LEFT([.A115];1); &quot;.&quot;;  [.B115])" office:value-type="string" office:string-value="J.Xenophon" calcext:value-type="string">
            <text:p>J.Xenopho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Tomi</text:p>
          </table:table-cell>
          <table:table-cell office:value-type="string" calcext:value-type="string">
            <text:p>Lidda</text:p>
          </table:table-cell>
          <table:table-cell table:formula="of:=COM.MICROSOFT.CONCAT(LEFT([.A116];1); &quot;.&quot;;  [.B116])" office:value-type="string" office:string-value="T.Lidda" calcext:value-type="string">
            <text:p>T.Lidd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ichele</text:p>
          </table:table-cell>
          <table:table-cell office:value-type="string" calcext:value-type="string">
            <text:p>Faxun</text:p>
          </table:table-cell>
          <table:table-cell table:formula="of:=COM.MICROSOFT.CONCAT(LEFT([.A117];1); &quot;.&quot;;  [.B117])" office:value-type="string" office:string-value="M.Faxun" calcext:value-type="string">
            <text:p>M.Faxu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Odelia</text:p>
          </table:table-cell>
          <table:table-cell office:value-type="string" calcext:value-type="string">
            <text:p>Harlen</text:p>
          </table:table-cell>
          <table:table-cell table:formula="of:=COM.MICROSOFT.CONCAT(LEFT([.A118];1); &quot;.&quot;;  [.B118])" office:value-type="string" office:string-value="O.Harlen" calcext:value-type="string">
            <text:p>O.Harle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Vivyanne</text:p>
          </table:table-cell>
          <table:table-cell office:value-type="string" calcext:value-type="string">
            <text:p>Chard</text:p>
          </table:table-cell>
          <table:table-cell table:formula="of:=COM.MICROSOFT.CONCAT(LEFT([.A119];1); &quot;.&quot;;  [.B119])" office:value-type="string" office:string-value="V.Chard" calcext:value-type="string">
            <text:p>V.Chard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Saidee</text:p>
          </table:table-cell>
          <table:table-cell office:value-type="string" calcext:value-type="string">
            <text:p>Amaris</text:p>
          </table:table-cell>
          <table:table-cell table:formula="of:=COM.MICROSOFT.CONCAT(LEFT([.A120];1); &quot;.&quot;;  [.B120])" office:value-type="string" office:string-value="S.Amaris" calcext:value-type="string">
            <text:p>S.Amaris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Zonnya</text:p>
          </table:table-cell>
          <table:table-cell office:value-type="string" calcext:value-type="string">
            <text:p>Stephie</text:p>
          </table:table-cell>
          <table:table-cell table:formula="of:=COM.MICROSOFT.CONCAT(LEFT([.A121];1); &quot;.&quot;;  [.B121])" office:value-type="string" office:string-value="Z.Stephie" calcext:value-type="string">
            <text:p>Z.Stephi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ilee</text:p>
          </table:table-cell>
          <table:table-cell office:value-type="string" calcext:value-type="string">
            <text:p>Brouwer</text:p>
          </table:table-cell>
          <table:table-cell table:formula="of:=COM.MICROSOFT.CONCAT(LEFT([.A122];1); &quot;.&quot;;  [.B122])" office:value-type="string" office:string-value="A.Brouwer" calcext:value-type="string">
            <text:p>A.Brouwer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Sara-Ann</text:p>
          </table:table-cell>
          <table:table-cell office:value-type="string" calcext:value-type="string">
            <text:p>Arnoldo</text:p>
          </table:table-cell>
          <table:table-cell table:formula="of:=COM.MICROSOFT.CONCAT(LEFT([.A123];1); &quot;.&quot;;  [.B123])" office:value-type="string" office:string-value="S.Arnoldo" calcext:value-type="string">
            <text:p>S.Arnoldo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elitta</text:p>
          </table:table-cell>
          <table:table-cell office:value-type="string" calcext:value-type="string">
            <text:p>Canning</text:p>
          </table:table-cell>
          <table:table-cell table:formula="of:=COM.MICROSOFT.CONCAT(LEFT([.A124];1); &quot;.&quot;;  [.B124])" office:value-type="string" office:string-value="M.Canning" calcext:value-type="string">
            <text:p>M.Canning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Gae</text:p>
          </table:table-cell>
          <table:table-cell office:value-type="string" calcext:value-type="string">
            <text:p>Rozele</text:p>
          </table:table-cell>
          <table:table-cell table:formula="of:=COM.MICROSOFT.CONCAT(LEFT([.A125];1); &quot;.&quot;;  [.B125])" office:value-type="string" office:string-value="G.Rozele" calcext:value-type="string">
            <text:p>G.Rozel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orrena</text:p>
          </table:table-cell>
          <table:table-cell office:value-type="string" calcext:value-type="string">
            <text:p>Aila</text:p>
          </table:table-cell>
          <table:table-cell table:formula="of:=COM.MICROSOFT.CONCAT(LEFT([.A126];1); &quot;.&quot;;  [.B126])" office:value-type="string" office:string-value="C.Aila" calcext:value-type="string">
            <text:p>C.Ail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Billie</text:p>
          </table:table-cell>
          <table:table-cell office:value-type="string" calcext:value-type="string">
            <text:p>Pape</text:p>
          </table:table-cell>
          <table:table-cell table:formula="of:=COM.MICROSOFT.CONCAT(LEFT([.A127];1); &quot;.&quot;;  [.B127])" office:value-type="string" office:string-value="B.Pape" calcext:value-type="string">
            <text:p>B.Pap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Inger</text:p>
          </table:table-cell>
          <table:table-cell office:value-type="string" calcext:value-type="string">
            <text:p>Wyon</text:p>
          </table:table-cell>
          <table:table-cell table:formula="of:=COM.MICROSOFT.CONCAT(LEFT([.A128];1); &quot;.&quot;;  [.B128])" office:value-type="string" office:string-value="I.Wyon" calcext:value-type="string">
            <text:p>I.Wyo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Benedikta</text:p>
          </table:table-cell>
          <table:table-cell office:value-type="string" calcext:value-type="string">
            <text:p>Peony</text:p>
          </table:table-cell>
          <table:table-cell table:formula="of:=COM.MICROSOFT.CONCAT(LEFT([.A129];1); &quot;.&quot;;  [.B129])" office:value-type="string" office:string-value="B.Peony" calcext:value-type="string">
            <text:p>B.Peony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Jacquette</text:p>
          </table:table-cell>
          <table:table-cell office:value-type="string" calcext:value-type="string">
            <text:p>Scurlock</text:p>
          </table:table-cell>
          <table:table-cell table:formula="of:=COM.MICROSOFT.CONCAT(LEFT([.A130];1); &quot;.&quot;;  [.B130])" office:value-type="string" office:string-value="J.Scurlock" calcext:value-type="string">
            <text:p>J.Scurlock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adelyn</text:p>
          </table:table-cell>
          <table:table-cell office:value-type="string" calcext:value-type="string">
            <text:p>Trygve</text:p>
          </table:table-cell>
          <table:table-cell table:formula="of:=COM.MICROSOFT.CONCAT(LEFT([.A131];1); &quot;.&quot;;  [.B131])" office:value-type="string" office:string-value="M.Trygve" calcext:value-type="string">
            <text:p>M.Trygv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onique</text:p>
          </table:table-cell>
          <table:table-cell office:value-type="string" calcext:value-type="string">
            <text:p>Shutz</text:p>
          </table:table-cell>
          <table:table-cell table:formula="of:=COM.MICROSOFT.CONCAT(LEFT([.A132];1); &quot;.&quot;;  [.B132])" office:value-type="string" office:string-value="M.Shutz" calcext:value-type="string">
            <text:p>M.Shutz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Linzy</text:p>
          </table:table-cell>
          <table:table-cell office:value-type="string" calcext:value-type="string">
            <text:p>Killoran</text:p>
          </table:table-cell>
          <table:table-cell table:formula="of:=COM.MICROSOFT.CONCAT(LEFT([.A133];1); &quot;.&quot;;  [.B133])" office:value-type="string" office:string-value="L.Killoran" calcext:value-type="string">
            <text:p>L.Killora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eris</text:p>
          </table:table-cell>
          <table:table-cell office:value-type="string" calcext:value-type="string">
            <text:p>Pallaten</text:p>
          </table:table-cell>
          <table:table-cell table:formula="of:=COM.MICROSOFT.CONCAT(LEFT([.A134];1); &quot;.&quot;;  [.B134])" office:value-type="string" office:string-value="M.Pallaten" calcext:value-type="string">
            <text:p>M.Pallate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Gilligan</text:p>
          </table:table-cell>
          <table:table-cell office:value-type="string" calcext:value-type="string">
            <text:p>Sheree</text:p>
          </table:table-cell>
          <table:table-cell table:formula="of:=COM.MICROSOFT.CONCAT(LEFT([.A135];1); &quot;.&quot;;  [.B135])" office:value-type="string" office:string-value="G.Sheree" calcext:value-type="string">
            <text:p>G.Shere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Jacquette</text:p>
          </table:table-cell>
          <table:table-cell office:value-type="string" calcext:value-type="string">
            <text:p>Crudden</text:p>
          </table:table-cell>
          <table:table-cell table:formula="of:=COM.MICROSOFT.CONCAT(LEFT([.A136];1); &quot;.&quot;;  [.B136])" office:value-type="string" office:string-value="J.Crudden" calcext:value-type="string">
            <text:p>J.Crudde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elie</text:p>
          </table:table-cell>
          <table:table-cell office:value-type="string" calcext:value-type="string">
            <text:p>Tobiah</text:p>
          </table:table-cell>
          <table:table-cell table:formula="of:=COM.MICROSOFT.CONCAT(LEFT([.A137];1); &quot;.&quot;;  [.B137])" office:value-type="string" office:string-value="C.Tobiah" calcext:value-type="string">
            <text:p>C.Tobiah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rdis</text:p>
          </table:table-cell>
          <table:table-cell office:value-type="string" calcext:value-type="string">
            <text:p>Saber</text:p>
          </table:table-cell>
          <table:table-cell table:formula="of:=COM.MICROSOFT.CONCAT(LEFT([.A138];1); &quot;.&quot;;  [.B138])" office:value-type="string" office:string-value="A.Saber" calcext:value-type="string">
            <text:p>A.Saber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nnecorinne</text:p>
          </table:table-cell>
          <table:table-cell office:value-type="string" calcext:value-type="string">
            <text:p>Tedie</text:p>
          </table:table-cell>
          <table:table-cell table:formula="of:=COM.MICROSOFT.CONCAT(LEFT([.A139];1); &quot;.&quot;;  [.B139])" office:value-type="string" office:string-value="A.Tedie" calcext:value-type="string">
            <text:p>A.Tedi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Paulie</text:p>
          </table:table-cell>
          <table:table-cell office:value-type="string" calcext:value-type="string">
            <text:p>Norval</text:p>
          </table:table-cell>
          <table:table-cell table:formula="of:=COM.MICROSOFT.CONCAT(LEFT([.A140];1); &quot;.&quot;;  [.B140])" office:value-type="string" office:string-value="P.Norval" calcext:value-type="string">
            <text:p>P.Norval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Jasmina</text:p>
          </table:table-cell>
          <table:table-cell office:value-type="string" calcext:value-type="string">
            <text:p>Lumpkin</text:p>
          </table:table-cell>
          <table:table-cell table:formula="of:=COM.MICROSOFT.CONCAT(LEFT([.A141];1); &quot;.&quot;;  [.B141])" office:value-type="string" office:string-value="J.Lumpkin" calcext:value-type="string">
            <text:p>J.Lumpki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Stephi</text:p>
          </table:table-cell>
          <table:table-cell office:value-type="string" calcext:value-type="string">
            <text:p>Deckert</text:p>
          </table:table-cell>
          <table:table-cell table:formula="of:=COM.MICROSOFT.CONCAT(LEFT([.A142];1); &quot;.&quot;;  [.B142])" office:value-type="string" office:string-value="S.Deckert" calcext:value-type="string">
            <text:p>S.Deckert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Netti</text:p>
          </table:table-cell>
          <table:table-cell office:value-type="string" calcext:value-type="string">
            <text:p>Theresa</text:p>
          </table:table-cell>
          <table:table-cell table:formula="of:=COM.MICROSOFT.CONCAT(LEFT([.A143];1); &quot;.&quot;;  [.B143])" office:value-type="string" office:string-value="N.Theresa" calcext:value-type="string">
            <text:p>N.Theres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Jerrine</text:p>
          </table:table-cell>
          <table:table-cell office:value-type="string" calcext:value-type="string">
            <text:p>Zeiler</text:p>
          </table:table-cell>
          <table:table-cell table:formula="of:=COM.MICROSOFT.CONCAT(LEFT([.A144];1); &quot;.&quot;;  [.B144])" office:value-type="string" office:string-value="J.Zeiler" calcext:value-type="string">
            <text:p>J.Zeiler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Edythe</text:p>
          </table:table-cell>
          <table:table-cell office:value-type="string" calcext:value-type="string">
            <text:p>Dong</text:p>
          </table:table-cell>
          <table:table-cell table:formula="of:=COM.MICROSOFT.CONCAT(LEFT([.A145];1); &quot;.&quot;;  [.B145])" office:value-type="string" office:string-value="E.Dong" calcext:value-type="string">
            <text:p>E.Dong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Martz</text:p>
          </table:table-cell>
          <table:table-cell table:formula="of:=COM.MICROSOFT.CONCAT(LEFT([.A146];1); &quot;.&quot;;  [.B146])" office:value-type="string" office:string-value="A.Martz" calcext:value-type="string">
            <text:p>A.Martz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Ernestine</text:p>
          </table:table-cell>
          <table:table-cell office:value-type="string" calcext:value-type="string">
            <text:p>Culberson</text:p>
          </table:table-cell>
          <table:table-cell table:formula="of:=COM.MICROSOFT.CONCAT(LEFT([.A147];1); &quot;.&quot;;  [.B147])" office:value-type="string" office:string-value="E.Culberson" calcext:value-type="string">
            <text:p>E.Culberso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Teddie</text:p>
          </table:table-cell>
          <table:table-cell office:value-type="string" calcext:value-type="string">
            <text:p>Bobbi</text:p>
          </table:table-cell>
          <table:table-cell table:formula="of:=COM.MICROSOFT.CONCAT(LEFT([.A148];1); &quot;.&quot;;  [.B148])" office:value-type="string" office:string-value="T.Bobbi" calcext:value-type="string">
            <text:p>T.Bobbi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ia</text:p>
          </table:table-cell>
          <table:table-cell office:value-type="string" calcext:value-type="string">
            <text:p>Owens</text:p>
          </table:table-cell>
          <table:table-cell table:formula="of:=COM.MICROSOFT.CONCAT(LEFT([.A149];1); &quot;.&quot;;  [.B149])" office:value-type="string" office:string-value="M.Owens" calcext:value-type="string">
            <text:p>M.Owens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aro</text:p>
          </table:table-cell>
          <table:table-cell office:value-type="string" calcext:value-type="string">
            <text:p>Pironi</text:p>
          </table:table-cell>
          <table:table-cell table:formula="of:=COM.MICROSOFT.CONCAT(LEFT([.A150];1); &quot;.&quot;;  [.B150])" office:value-type="string" office:string-value="C.Pironi" calcext:value-type="string">
            <text:p>C.Pironi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Norri</text:p>
          </table:table-cell>
          <table:table-cell office:value-type="string" calcext:value-type="string">
            <text:p>Daub</text:p>
          </table:table-cell>
          <table:table-cell table:formula="of:=COM.MICROSOFT.CONCAT(LEFT([.A151];1); &quot;.&quot;;  [.B151])" office:value-type="string" office:string-value="N.Daub" calcext:value-type="string">
            <text:p>N.Daub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elania</text:p>
          </table:table-cell>
          <table:table-cell office:value-type="string" calcext:value-type="string">
            <text:p>Sitnik</text:p>
          </table:table-cell>
          <table:table-cell table:formula="of:=COM.MICROSOFT.CONCAT(LEFT([.A152];1); &quot;.&quot;;  [.B152])" office:value-type="string" office:string-value="M.Sitnik" calcext:value-type="string">
            <text:p>M.Sitnik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arina</text:p>
          </table:table-cell>
          <table:table-cell office:value-type="string" calcext:value-type="string">
            <text:p>Sill</text:p>
          </table:table-cell>
          <table:table-cell table:formula="of:=COM.MICROSOFT.CONCAT(LEFT([.A153];1); &quot;.&quot;;  [.B153])" office:value-type="string" office:string-value="M.Sill" calcext:value-type="string">
            <text:p>M.Sill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Kathi</text:p>
          </table:table-cell>
          <table:table-cell office:value-type="string" calcext:value-type="string">
            <text:p>Jallier</text:p>
          </table:table-cell>
          <table:table-cell table:formula="of:=COM.MICROSOFT.CONCAT(LEFT([.A154];1); &quot;.&quot;;  [.B154])" office:value-type="string" office:string-value="K.Jallier" calcext:value-type="string">
            <text:p>K.Jallier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Veradis</text:p>
          </table:table-cell>
          <table:table-cell office:value-type="string" calcext:value-type="string">
            <text:p>Marsden</text:p>
          </table:table-cell>
          <table:table-cell table:formula="of:=COM.MICROSOFT.CONCAT(LEFT([.A155];1); &quot;.&quot;;  [.B155])" office:value-type="string" office:string-value="V.Marsden" calcext:value-type="string">
            <text:p>V.Marsde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Robenia</text:p>
          </table:table-cell>
          <table:table-cell office:value-type="string" calcext:value-type="string">
            <text:p>Winslow</text:p>
          </table:table-cell>
          <table:table-cell table:formula="of:=COM.MICROSOFT.CONCAT(LEFT([.A156];1); &quot;.&quot;;  [.B156])" office:value-type="string" office:string-value="R.Winslow" calcext:value-type="string">
            <text:p>R.Winslow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Eva</text:p>
          </table:table-cell>
          <table:table-cell office:value-type="string" calcext:value-type="string">
            <text:p>Mateya</text:p>
          </table:table-cell>
          <table:table-cell table:formula="of:=COM.MICROSOFT.CONCAT(LEFT([.A157];1); &quot;.&quot;;  [.B157])" office:value-type="string" office:string-value="E.Mateya" calcext:value-type="string">
            <text:p>E.Matey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Verna</text:p>
          </table:table-cell>
          <table:table-cell office:value-type="string" calcext:value-type="string">
            <text:p>Boyt</text:p>
          </table:table-cell>
          <table:table-cell table:formula="of:=COM.MICROSOFT.CONCAT(LEFT([.A158];1); &quot;.&quot;;  [.B158])" office:value-type="string" office:string-value="V.Boyt" calcext:value-type="string">
            <text:p>V.Boyt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Emma</text:p>
          </table:table-cell>
          <table:table-cell office:value-type="string" calcext:value-type="string">
            <text:p>Home</text:p>
          </table:table-cell>
          <table:table-cell table:formula="of:=COM.MICROSOFT.CONCAT(LEFT([.A159];1); &quot;.&quot;;  [.B159])" office:value-type="string" office:string-value="E.Home" calcext:value-type="string">
            <text:p>E.Hom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Odette</text:p>
          </table:table-cell>
          <table:table-cell office:value-type="string" calcext:value-type="string">
            <text:p>Lordan</text:p>
          </table:table-cell>
          <table:table-cell table:formula="of:=COM.MICROSOFT.CONCAT(LEFT([.A160];1); &quot;.&quot;;  [.B160])" office:value-type="string" office:string-value="O.Lordan" calcext:value-type="string">
            <text:p>O.Lorda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ra</text:p>
          </table:table-cell>
          <table:table-cell office:value-type="string" calcext:value-type="string">
            <text:p>Sanferd</text:p>
          </table:table-cell>
          <table:table-cell table:formula="of:=COM.MICROSOFT.CONCAT(LEFT([.A161];1); &quot;.&quot;;  [.B161])" office:value-type="string" office:string-value="A.Sanferd" calcext:value-type="string">
            <text:p>A.Sanferd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Neala</text:p>
          </table:table-cell>
          <table:table-cell office:value-type="string" calcext:value-type="string">
            <text:p>Enrique</text:p>
          </table:table-cell>
          <table:table-cell table:formula="of:=COM.MICROSOFT.CONCAT(LEFT([.A162];1); &quot;.&quot;;  [.B162])" office:value-type="string" office:string-value="N.Enrique" calcext:value-type="string">
            <text:p>N.Enriqu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Kissee</text:p>
          </table:table-cell>
          <table:table-cell office:value-type="string" calcext:value-type="string">
            <text:p>Bran</text:p>
          </table:table-cell>
          <table:table-cell table:formula="of:=COM.MICROSOFT.CONCAT(LEFT([.A163];1); &quot;.&quot;;  [.B163])" office:value-type="string" office:string-value="K.Bran" calcext:value-type="string">
            <text:p>K.Bra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Eloisa</text:p>
          </table:table-cell>
          <table:table-cell office:value-type="string" calcext:value-type="string">
            <text:p>Whall</text:p>
          </table:table-cell>
          <table:table-cell table:formula="of:=COM.MICROSOFT.CONCAT(LEFT([.A164];1); &quot;.&quot;;  [.B164])" office:value-type="string" office:string-value="E.Whall" calcext:value-type="string">
            <text:p>E.Whall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aryjane</text:p>
          </table:table-cell>
          <table:table-cell office:value-type="string" calcext:value-type="string">
            <text:p>Feodor</text:p>
          </table:table-cell>
          <table:table-cell table:formula="of:=COM.MICROSOFT.CONCAT(LEFT([.A165];1); &quot;.&quot;;  [.B165])" office:value-type="string" office:string-value="M.Feodor" calcext:value-type="string">
            <text:p>M.Feodor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Sheilah</text:p>
          </table:table-cell>
          <table:table-cell office:value-type="string" calcext:value-type="string">
            <text:p>Hemphill</text:p>
          </table:table-cell>
          <table:table-cell table:formula="of:=COM.MICROSOFT.CONCAT(LEFT([.A166];1); &quot;.&quot;;  [.B166])" office:value-type="string" office:string-value="S.Hemphill" calcext:value-type="string">
            <text:p>S.Hemphill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ortney</text:p>
          </table:table-cell>
          <table:table-cell office:value-type="string" calcext:value-type="string">
            <text:p>Colis</text:p>
          </table:table-cell>
          <table:table-cell table:formula="of:=COM.MICROSOFT.CONCAT(LEFT([.A167];1); &quot;.&quot;;  [.B167])" office:value-type="string" office:string-value="C.Colis" calcext:value-type="string">
            <text:p>C.Colis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Denyse</text:p>
          </table:table-cell>
          <table:table-cell office:value-type="string" calcext:value-type="string">
            <text:p>Anastase</text:p>
          </table:table-cell>
          <table:table-cell table:formula="of:=COM.MICROSOFT.CONCAT(LEFT([.A168];1); &quot;.&quot;;  [.B168])" office:value-type="string" office:string-value="D.Anastase" calcext:value-type="string">
            <text:p>D.Anastas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Dyna</text:p>
          </table:table-cell>
          <table:table-cell office:value-type="string" calcext:value-type="string">
            <text:p>Filia</text:p>
          </table:table-cell>
          <table:table-cell table:formula="of:=COM.MICROSOFT.CONCAT(LEFT([.A169];1); &quot;.&quot;;  [.B169])" office:value-type="string" office:string-value="D.Filia" calcext:value-type="string">
            <text:p>D.Fili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aresse</text:p>
          </table:table-cell>
          <table:table-cell office:value-type="string" calcext:value-type="string">
            <text:p>Cianca</text:p>
          </table:table-cell>
          <table:table-cell table:formula="of:=COM.MICROSOFT.CONCAT(LEFT([.A170];1); &quot;.&quot;;  [.B170])" office:value-type="string" office:string-value="C.Cianca" calcext:value-type="string">
            <text:p>C.Cianc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Kathi</text:p>
          </table:table-cell>
          <table:table-cell office:value-type="string" calcext:value-type="string">
            <text:p>Petrick</text:p>
          </table:table-cell>
          <table:table-cell table:formula="of:=COM.MICROSOFT.CONCAT(LEFT([.A171];1); &quot;.&quot;;  [.B171])" office:value-type="string" office:string-value="K.Petrick" calcext:value-type="string">
            <text:p>K.Petrick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Beatriz</text:p>
          </table:table-cell>
          <table:table-cell office:value-type="string" calcext:value-type="string">
            <text:p>Kalindi</text:p>
          </table:table-cell>
          <table:table-cell table:formula="of:=COM.MICROSOFT.CONCAT(LEFT([.A172];1); &quot;.&quot;;  [.B172])" office:value-type="string" office:string-value="B.Kalindi" calcext:value-type="string">
            <text:p>B.Kalindi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Evangelin</text:p>
          </table:table-cell>
          <table:table-cell office:value-type="string" calcext:value-type="string">
            <text:p>Durston</text:p>
          </table:table-cell>
          <table:table-cell table:formula="of:=COM.MICROSOFT.CONCAT(LEFT([.A173];1); &quot;.&quot;;  [.B173])" office:value-type="string" office:string-value="E.Durston" calcext:value-type="string">
            <text:p>E.Dursto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urelia</text:p>
          </table:table-cell>
          <table:table-cell office:value-type="string" calcext:value-type="string">
            <text:p>Jessamyn</text:p>
          </table:table-cell>
          <table:table-cell table:formula="of:=COM.MICROSOFT.CONCAT(LEFT([.A174];1); &quot;.&quot;;  [.B174])" office:value-type="string" office:string-value="A.Jessamyn" calcext:value-type="string">
            <text:p>A.Jessamy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Reba</text:p>
          </table:table-cell>
          <table:table-cell office:value-type="string" calcext:value-type="string">
            <text:p>Chrissy</text:p>
          </table:table-cell>
          <table:table-cell table:formula="of:=COM.MICROSOFT.CONCAT(LEFT([.A175];1); &quot;.&quot;;  [.B175])" office:value-type="string" office:string-value="R.Chrissy" calcext:value-type="string">
            <text:p>R.Chrissy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assie</text:p>
          </table:table-cell>
          <table:table-cell office:value-type="string" calcext:value-type="string">
            <text:p>Prendergast</text:p>
          </table:table-cell>
          <table:table-cell table:formula="of:=COM.MICROSOFT.CONCAT(LEFT([.A176];1); &quot;.&quot;;  [.B176])" office:value-type="string" office:string-value="C.Prendergast" calcext:value-type="string">
            <text:p>C.Prendergast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Stephie</text:p>
          </table:table-cell>
          <table:table-cell office:value-type="string" calcext:value-type="string">
            <text:p>Vincentia</text:p>
          </table:table-cell>
          <table:table-cell table:formula="of:=COM.MICROSOFT.CONCAT(LEFT([.A177];1); &quot;.&quot;;  [.B177])" office:value-type="string" office:string-value="S.Vincentia" calcext:value-type="string">
            <text:p>S.Vincenti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Blakelee</text:p>
          </table:table-cell>
          <table:table-cell office:value-type="string" calcext:value-type="string">
            <text:p>Shoshanna</text:p>
          </table:table-cell>
          <table:table-cell table:formula="of:=COM.MICROSOFT.CONCAT(LEFT([.A178];1); &quot;.&quot;;  [.B178])" office:value-type="string" office:string-value="B.Shoshanna" calcext:value-type="string">
            <text:p>B.Shoshann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Betty</text:p>
          </table:table-cell>
          <table:table-cell office:value-type="string" calcext:value-type="string">
            <text:p>Plantagenet</text:p>
          </table:table-cell>
          <table:table-cell table:formula="of:=COM.MICROSOFT.CONCAT(LEFT([.A179];1); &quot;.&quot;;  [.B179])" office:value-type="string" office:string-value="B.Plantagenet" calcext:value-type="string">
            <text:p>B.Plantagenet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Kip</text:p>
          </table:table-cell>
          <table:table-cell office:value-type="string" calcext:value-type="string">
            <text:p>Myrtia</text:p>
          </table:table-cell>
          <table:table-cell table:formula="of:=COM.MICROSOFT.CONCAT(LEFT([.A180];1); &quot;.&quot;;  [.B180])" office:value-type="string" office:string-value="K.Myrtia" calcext:value-type="string">
            <text:p>K.Myrti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Sonnie</text:p>
          </table:table-cell>
          <table:table-cell office:value-type="string" calcext:value-type="string">
            <text:p>Ogg</text:p>
          </table:table-cell>
          <table:table-cell table:formula="of:=COM.MICROSOFT.CONCAT(LEFT([.A181];1); &quot;.&quot;;  [.B181])" office:value-type="string" office:string-value="S.Ogg" calcext:value-type="string">
            <text:p>S.Ogg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llsun</text:p>
          </table:table-cell>
          <table:table-cell office:value-type="string" calcext:value-type="string">
            <text:p>Liane</text:p>
          </table:table-cell>
          <table:table-cell table:formula="of:=COM.MICROSOFT.CONCAT(LEFT([.A182];1); &quot;.&quot;;  [.B182])" office:value-type="string" office:string-value="A.Liane" calcext:value-type="string">
            <text:p>A.Lian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Winona</text:p>
          </table:table-cell>
          <table:table-cell office:value-type="string" calcext:value-type="string">
            <text:p>Nattie</text:p>
          </table:table-cell>
          <table:table-cell table:formula="of:=COM.MICROSOFT.CONCAT(LEFT([.A183];1); &quot;.&quot;;  [.B183])" office:value-type="string" office:string-value="W.Nattie" calcext:value-type="string">
            <text:p>W.Natti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Beulah</text:p>
          </table:table-cell>
          <table:table-cell office:value-type="string" calcext:value-type="string">
            <text:p>Edny</text:p>
          </table:table-cell>
          <table:table-cell table:formula="of:=COM.MICROSOFT.CONCAT(LEFT([.A184];1); &quot;.&quot;;  [.B184])" office:value-type="string" office:string-value="B.Edny" calcext:value-type="string">
            <text:p>B.Edny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Janela</text:p>
          </table:table-cell>
          <table:table-cell office:value-type="string" calcext:value-type="string">
            <text:p>Schonthal</text:p>
          </table:table-cell>
          <table:table-cell table:formula="of:=COM.MICROSOFT.CONCAT(LEFT([.A185];1); &quot;.&quot;;  [.B185])" office:value-type="string" office:string-value="J.Schonthal" calcext:value-type="string">
            <text:p>J.Schonthal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Giovanna</text:p>
          </table:table-cell>
          <table:table-cell office:value-type="string" calcext:value-type="string">
            <text:p>Garrard</text:p>
          </table:table-cell>
          <table:table-cell table:formula="of:=COM.MICROSOFT.CONCAT(LEFT([.A186];1); &quot;.&quot;;  [.B186])" office:value-type="string" office:string-value="G.Garrard" calcext:value-type="string">
            <text:p>G.Garrard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Lea</text:p>
          </table:table-cell>
          <table:table-cell office:value-type="string" calcext:value-type="string">
            <text:p>Ebba</text:p>
          </table:table-cell>
          <table:table-cell table:formula="of:=COM.MICROSOFT.CONCAT(LEFT([.A187];1); &quot;.&quot;;  [.B187])" office:value-type="string" office:string-value="L.Ebba" calcext:value-type="string">
            <text:p>L.Ebb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Erika</text:p>
          </table:table-cell>
          <table:table-cell office:value-type="string" calcext:value-type="string">
            <text:p>Bor</text:p>
          </table:table-cell>
          <table:table-cell table:formula="of:=COM.MICROSOFT.CONCAT(LEFT([.A188];1); &quot;.&quot;;  [.B188])" office:value-type="string" office:string-value="E.Bor" calcext:value-type="string">
            <text:p>E.Bor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larette</text:p>
          </table:table-cell>
          <table:table-cell office:value-type="string" calcext:value-type="string">
            <text:p>Titus</text:p>
          </table:table-cell>
          <table:table-cell table:formula="of:=COM.MICROSOFT.CONCAT(LEFT([.A189];1); &quot;.&quot;;  [.B189])" office:value-type="string" office:string-value="C.Titus" calcext:value-type="string">
            <text:p>C.Titus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Benedikta</text:p>
          </table:table-cell>
          <table:table-cell office:value-type="string" calcext:value-type="string">
            <text:p>Carin</text:p>
          </table:table-cell>
          <table:table-cell table:formula="of:=COM.MICROSOFT.CONCAT(LEFT([.A190];1); &quot;.&quot;;  [.B190])" office:value-type="string" office:string-value="B.Carin" calcext:value-type="string">
            <text:p>B.Cari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Joeann</text:p>
          </table:table-cell>
          <table:table-cell office:value-type="string" calcext:value-type="string">
            <text:p>Irita</text:p>
          </table:table-cell>
          <table:table-cell table:formula="of:=COM.MICROSOFT.CONCAT(LEFT([.A191];1); &quot;.&quot;;  [.B191])" office:value-type="string" office:string-value="J.Irita" calcext:value-type="string">
            <text:p>J.Irit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Francoise</text:p>
          </table:table-cell>
          <table:table-cell office:value-type="string" calcext:value-type="string">
            <text:p>Saxe</text:p>
          </table:table-cell>
          <table:table-cell table:formula="of:=COM.MICROSOFT.CONCAT(LEFT([.A192];1); &quot;.&quot;;  [.B192])" office:value-type="string" office:string-value="F.Saxe" calcext:value-type="string">
            <text:p>F.Sax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Flori</text:p>
          </table:table-cell>
          <table:table-cell office:value-type="string" calcext:value-type="string">
            <text:p>Tran</text:p>
          </table:table-cell>
          <table:table-cell table:formula="of:=COM.MICROSOFT.CONCAT(LEFT([.A193];1); &quot;.&quot;;  [.B193])" office:value-type="string" office:string-value="F.Tran" calcext:value-type="string">
            <text:p>F.Tra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Natalie</text:p>
          </table:table-cell>
          <table:table-cell office:value-type="string" calcext:value-type="string">
            <text:p>Trilby</text:p>
          </table:table-cell>
          <table:table-cell table:formula="of:=COM.MICROSOFT.CONCAT(LEFT([.A194];1); &quot;.&quot;;  [.B194])" office:value-type="string" office:string-value="N.Trilby" calcext:value-type="string">
            <text:p>N.Trilby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Demetris</text:p>
          </table:table-cell>
          <table:table-cell office:value-type="string" calcext:value-type="string">
            <text:p>Bernstein</text:p>
          </table:table-cell>
          <table:table-cell table:formula="of:=COM.MICROSOFT.CONCAT(LEFT([.A195];1); &quot;.&quot;;  [.B195])" office:value-type="string" office:string-value="D.Bernstein" calcext:value-type="string">
            <text:p>D.Bernstei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athee</text:p>
          </table:table-cell>
          <table:table-cell office:value-type="string" calcext:value-type="string">
            <text:p>Hereld</text:p>
          </table:table-cell>
          <table:table-cell table:formula="of:=COM.MICROSOFT.CONCAT(LEFT([.A196];1); &quot;.&quot;;  [.B196])" office:value-type="string" office:string-value="C.Hereld" calcext:value-type="string">
            <text:p>C.Hereld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gnesse</text:p>
          </table:table-cell>
          <table:table-cell office:value-type="string" calcext:value-type="string">
            <text:p>Roderica</text:p>
          </table:table-cell>
          <table:table-cell table:formula="of:=COM.MICROSOFT.CONCAT(LEFT([.A197];1); &quot;.&quot;;  [.B197])" office:value-type="string" office:string-value="A.Roderica" calcext:value-type="string">
            <text:p>A.Roderic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Germana</text:p>
          </table:table-cell>
          <table:table-cell office:value-type="string" calcext:value-type="string">
            <text:p>Tri</text:p>
          </table:table-cell>
          <table:table-cell table:formula="of:=COM.MICROSOFT.CONCAT(LEFT([.A198];1); &quot;.&quot;;  [.B198])" office:value-type="string" office:string-value="G.Tri" calcext:value-type="string">
            <text:p>G.Tri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Kiah</text:p>
          </table:table-cell>
          <table:table-cell office:value-type="string" calcext:value-type="string">
            <text:p>Wylie</text:p>
          </table:table-cell>
          <table:table-cell table:formula="of:=COM.MICROSOFT.CONCAT(LEFT([.A199];1); &quot;.&quot;;  [.B199])" office:value-type="string" office:string-value="K.Wylie" calcext:value-type="string">
            <text:p>K.Wyli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nastasia</text:p>
          </table:table-cell>
          <table:table-cell office:value-type="string" calcext:value-type="string">
            <text:p>Solenne</text:p>
          </table:table-cell>
          <table:table-cell table:formula="of:=COM.MICROSOFT.CONCAT(LEFT([.A200];1); &quot;.&quot;;  [.B200])" office:value-type="string" office:string-value="A.Solenne" calcext:value-type="string">
            <text:p>A.Solenn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Lea</text:p>
          </table:table-cell>
          <table:table-cell office:value-type="string" calcext:value-type="string">
            <text:p>Pestana</text:p>
          </table:table-cell>
          <table:table-cell table:formula="of:=COM.MICROSOFT.CONCAT(LEFT([.A201];1); &quot;.&quot;;  [.B201])" office:value-type="string" office:string-value="L.Pestana" calcext:value-type="string">
            <text:p>L.Pestan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Judie</text:p>
          </table:table-cell>
          <table:table-cell office:value-type="string" calcext:value-type="string">
            <text:p>Mezoff</text:p>
          </table:table-cell>
          <table:table-cell table:formula="of:=COM.MICROSOFT.CONCAT(LEFT([.A202];1); &quot;.&quot;;  [.B202])" office:value-type="string" office:string-value="J.Mezoff" calcext:value-type="string">
            <text:p>J.Mezoff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nestassia</text:p>
          </table:table-cell>
          <table:table-cell office:value-type="string" calcext:value-type="string">
            <text:p>Boniface</text:p>
          </table:table-cell>
          <table:table-cell table:formula="of:=COM.MICROSOFT.CONCAT(LEFT([.A203];1); &quot;.&quot;;  [.B203])" office:value-type="string" office:string-value="A.Boniface" calcext:value-type="string">
            <text:p>A.Bonifac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Jemmy</text:p>
          </table:table-cell>
          <table:table-cell office:value-type="string" calcext:value-type="string">
            <text:p>Ivey</text:p>
          </table:table-cell>
          <table:table-cell table:formula="of:=COM.MICROSOFT.CONCAT(LEFT([.A204];1); &quot;.&quot;;  [.B204])" office:value-type="string" office:string-value="J.Ivey" calcext:value-type="string">
            <text:p>J.Ivey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Bekki</text:p>
          </table:table-cell>
          <table:table-cell office:value-type="string" calcext:value-type="string">
            <text:p>Tessi</text:p>
          </table:table-cell>
          <table:table-cell table:formula="of:=COM.MICROSOFT.CONCAT(LEFT([.A205];1); &quot;.&quot;;  [.B205])" office:value-type="string" office:string-value="B.Tessi" calcext:value-type="string">
            <text:p>B.Tessi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lice</text:p>
          </table:table-cell>
          <table:table-cell office:value-type="string" calcext:value-type="string">
            <text:p>Fantasia</text:p>
          </table:table-cell>
          <table:table-cell table:formula="of:=COM.MICROSOFT.CONCAT(LEFT([.A206];1); &quot;.&quot;;  [.B206])" office:value-type="string" office:string-value="A.Fantasia" calcext:value-type="string">
            <text:p>A.Fantasi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Sharai</text:p>
          </table:table-cell>
          <table:table-cell office:value-type="string" calcext:value-type="string">
            <text:p>Miranda</text:p>
          </table:table-cell>
          <table:table-cell table:formula="of:=COM.MICROSOFT.CONCAT(LEFT([.A207];1); &quot;.&quot;;  [.B207])" office:value-type="string" office:string-value="S.Miranda" calcext:value-type="string">
            <text:p>S.Mirand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Lacy</text:p>
          </table:table-cell>
          <table:table-cell office:value-type="string" calcext:value-type="string">
            <text:p>Yand</text:p>
          </table:table-cell>
          <table:table-cell table:formula="of:=COM.MICROSOFT.CONCAT(LEFT([.A208];1); &quot;.&quot;;  [.B208])" office:value-type="string" office:string-value="L.Yand" calcext:value-type="string">
            <text:p>L.Yand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Vannie</text:p>
          </table:table-cell>
          <table:table-cell office:value-type="string" calcext:value-type="string">
            <text:p>Siberson</text:p>
          </table:table-cell>
          <table:table-cell table:formula="of:=COM.MICROSOFT.CONCAT(LEFT([.A209];1); &quot;.&quot;;  [.B209])" office:value-type="string" office:string-value="V.Siberson" calcext:value-type="string">
            <text:p>V.Siberso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Natty</text:p>
          </table:table-cell>
          <table:table-cell office:value-type="string" calcext:value-type="string">
            <text:p>Berkie</text:p>
          </table:table-cell>
          <table:table-cell table:formula="of:=COM.MICROSOFT.CONCAT(LEFT([.A210];1); &quot;.&quot;;  [.B210])" office:value-type="string" office:string-value="N.Berkie" calcext:value-type="string">
            <text:p>N.Berki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isha</text:p>
          </table:table-cell>
          <table:table-cell office:value-type="string" calcext:value-type="string">
            <text:p>Justus</text:p>
          </table:table-cell>
          <table:table-cell table:formula="of:=COM.MICROSOFT.CONCAT(LEFT([.A211];1); &quot;.&quot;;  [.B211])" office:value-type="string" office:string-value="M.Justus" calcext:value-type="string">
            <text:p>M.Justus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Deborah</text:p>
          </table:table-cell>
          <table:table-cell office:value-type="string" calcext:value-type="string">
            <text:p>Abe</text:p>
          </table:table-cell>
          <table:table-cell table:formula="of:=COM.MICROSOFT.CONCAT(LEFT([.A212];1); &quot;.&quot;;  [.B212])" office:value-type="string" office:string-value="D.Abe" calcext:value-type="string">
            <text:p>D.Ab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Stephanie</text:p>
          </table:table-cell>
          <table:table-cell office:value-type="string" calcext:value-type="string">
            <text:p>Taka</text:p>
          </table:table-cell>
          <table:table-cell table:formula="of:=COM.MICROSOFT.CONCAT(LEFT([.A213];1); &quot;.&quot;;  [.B213])" office:value-type="string" office:string-value="S.Taka" calcext:value-type="string">
            <text:p>S.Tak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Kristel</text:p>
          </table:table-cell>
          <table:table-cell office:value-type="string" calcext:value-type="string">
            <text:p>Juliann</text:p>
          </table:table-cell>
          <table:table-cell table:formula="of:=COM.MICROSOFT.CONCAT(LEFT([.A214];1); &quot;.&quot;;  [.B214])" office:value-type="string" office:string-value="K.Juliann" calcext:value-type="string">
            <text:p>K.Julian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Gerianna</text:p>
          </table:table-cell>
          <table:table-cell office:value-type="string" calcext:value-type="string">
            <text:p>Mikes</text:p>
          </table:table-cell>
          <table:table-cell table:formula="of:=COM.MICROSOFT.CONCAT(LEFT([.A215];1); &quot;.&quot;;  [.B215])" office:value-type="string" office:string-value="G.Mikes" calcext:value-type="string">
            <text:p>G.Mikes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Dulcea</text:p>
          </table:table-cell>
          <table:table-cell office:value-type="string" calcext:value-type="string">
            <text:p>Dwayne</text:p>
          </table:table-cell>
          <table:table-cell table:formula="of:=COM.MICROSOFT.CONCAT(LEFT([.A216];1); &quot;.&quot;;  [.B216])" office:value-type="string" office:string-value="D.Dwayne" calcext:value-type="string">
            <text:p>D.Dwayn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Kevyn</text:p>
          </table:table-cell>
          <table:table-cell office:value-type="string" calcext:value-type="string">
            <text:p>Juta</text:p>
          </table:table-cell>
          <table:table-cell table:formula="of:=COM.MICROSOFT.CONCAT(LEFT([.A217];1); &quot;.&quot;;  [.B217])" office:value-type="string" office:string-value="K.Juta" calcext:value-type="string">
            <text:p>K.Jut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Dani</text:p>
          </table:table-cell>
          <table:table-cell office:value-type="string" calcext:value-type="string">
            <text:p>Moureaux</text:p>
          </table:table-cell>
          <table:table-cell table:formula="of:=COM.MICROSOFT.CONCAT(LEFT([.A218];1); &quot;.&quot;;  [.B218])" office:value-type="string" office:string-value="D.Moureaux" calcext:value-type="string">
            <text:p>D.Moureaux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armencita</text:p>
          </table:table-cell>
          <table:table-cell office:value-type="string" calcext:value-type="string">
            <text:p>Gordie</text:p>
          </table:table-cell>
          <table:table-cell table:formula="of:=COM.MICROSOFT.CONCAT(LEFT([.A219];1); &quot;.&quot;;  [.B219])" office:value-type="string" office:string-value="C.Gordie" calcext:value-type="string">
            <text:p>C.Gordi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orina</text:p>
          </table:table-cell>
          <table:table-cell office:value-type="string" calcext:value-type="string">
            <text:p>Jabe</text:p>
          </table:table-cell>
          <table:table-cell table:formula="of:=COM.MICROSOFT.CONCAT(LEFT([.A220];1); &quot;.&quot;;  [.B220])" office:value-type="string" office:string-value="C.Jabe" calcext:value-type="string">
            <text:p>C.Jab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Rozina</text:p>
          </table:table-cell>
          <table:table-cell office:value-type="string" calcext:value-type="string">
            <text:p>Iorgos</text:p>
          </table:table-cell>
          <table:table-cell table:formula="of:=COM.MICROSOFT.CONCAT(LEFT([.A221];1); &quot;.&quot;;  [.B221])" office:value-type="string" office:string-value="R.Iorgos" calcext:value-type="string">
            <text:p>R.Iorgos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eriela</text:p>
          </table:table-cell>
          <table:table-cell office:value-type="string" calcext:value-type="string">
            <text:p>Ruddy</text:p>
          </table:table-cell>
          <table:table-cell table:formula="of:=COM.MICROSOFT.CONCAT(LEFT([.A222];1); &quot;.&quot;;  [.B222])" office:value-type="string" office:string-value="A.Ruddy" calcext:value-type="string">
            <text:p>A.Ruddy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Ranice</text:p>
          </table:table-cell>
          <table:table-cell office:value-type="string" calcext:value-type="string">
            <text:p>Lorrimer</text:p>
          </table:table-cell>
          <table:table-cell table:formula="of:=COM.MICROSOFT.CONCAT(LEFT([.A223];1); &quot;.&quot;;  [.B223])" office:value-type="string" office:string-value="R.Lorrimer" calcext:value-type="string">
            <text:p>R.Lorrimer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Gretel</text:p>
          </table:table-cell>
          <table:table-cell office:value-type="string" calcext:value-type="string">
            <text:p>Scherle</text:p>
          </table:table-cell>
          <table:table-cell table:formula="of:=COM.MICROSOFT.CONCAT(LEFT([.A224];1); &quot;.&quot;;  [.B224])" office:value-type="string" office:string-value="G.Scherle" calcext:value-type="string">
            <text:p>G.Scherl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Brandice</text:p>
          </table:table-cell>
          <table:table-cell office:value-type="string" calcext:value-type="string">
            <text:p>Bolitho</text:p>
          </table:table-cell>
          <table:table-cell table:formula="of:=COM.MICROSOFT.CONCAT(LEFT([.A225];1); &quot;.&quot;;  [.B225])" office:value-type="string" office:string-value="B.Bolitho" calcext:value-type="string">
            <text:p>B.Bolitho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thena</text:p>
          </table:table-cell>
          <table:table-cell office:value-type="string" calcext:value-type="string">
            <text:p>Ambrosi</text:p>
          </table:table-cell>
          <table:table-cell table:formula="of:=COM.MICROSOFT.CONCAT(LEFT([.A226];1); &quot;.&quot;;  [.B226])" office:value-type="string" office:string-value="A.Ambrosi" calcext:value-type="string">
            <text:p>A.Ambrosi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Wally</text:p>
          </table:table-cell>
          <table:table-cell office:value-type="string" calcext:value-type="string">
            <text:p>Montfort</text:p>
          </table:table-cell>
          <table:table-cell table:formula="of:=COM.MICROSOFT.CONCAT(LEFT([.A227];1); &quot;.&quot;;  [.B227])" office:value-type="string" office:string-value="W.Montfort" calcext:value-type="string">
            <text:p>W.Montfort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Hedvige</text:p>
          </table:table-cell>
          <table:table-cell office:value-type="string" calcext:value-type="string">
            <text:p>Downing</text:p>
          </table:table-cell>
          <table:table-cell table:formula="of:=COM.MICROSOFT.CONCAT(LEFT([.A228];1); &quot;.&quot;;  [.B228])" office:value-type="string" office:string-value="H.Downing" calcext:value-type="string">
            <text:p>H.Downing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Phyllis</text:p>
          </table:table-cell>
          <table:table-cell office:value-type="string" calcext:value-type="string">
            <text:p>Dorcea</text:p>
          </table:table-cell>
          <table:table-cell table:formula="of:=COM.MICROSOFT.CONCAT(LEFT([.A229];1); &quot;.&quot;;  [.B229])" office:value-type="string" office:string-value="P.Dorcea" calcext:value-type="string">
            <text:p>P.Dorce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oina</text:p>
          </table:table-cell>
          <table:table-cell office:value-type="string" calcext:value-type="string">
            <text:p>Burrton</text:p>
          </table:table-cell>
          <table:table-cell table:formula="of:=COM.MICROSOFT.CONCAT(LEFT([.A230];1); &quot;.&quot;;  [.B230])" office:value-type="string" office:string-value="M.Burrton" calcext:value-type="string">
            <text:p>M.Burrto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Dita</text:p>
          </table:table-cell>
          <table:table-cell office:value-type="string" calcext:value-type="string">
            <text:p>Atworth</text:p>
          </table:table-cell>
          <table:table-cell table:formula="of:=COM.MICROSOFT.CONCAT(LEFT([.A231];1); &quot;.&quot;;  [.B231])" office:value-type="string" office:string-value="D.Atworth" calcext:value-type="string">
            <text:p>D.Atworth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Pepi</text:p>
          </table:table-cell>
          <table:table-cell office:value-type="string" calcext:value-type="string">
            <text:p>Dempstor</text:p>
          </table:table-cell>
          <table:table-cell table:formula="of:=COM.MICROSOFT.CONCAT(LEFT([.A232];1); &quot;.&quot;;  [.B232])" office:value-type="string" office:string-value="P.Dempstor" calcext:value-type="string">
            <text:p>P.Dempstor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Euphemia</text:p>
          </table:table-cell>
          <table:table-cell office:value-type="string" calcext:value-type="string">
            <text:p>Georgy</text:p>
          </table:table-cell>
          <table:table-cell table:formula="of:=COM.MICROSOFT.CONCAT(LEFT([.A233];1); &quot;.&quot;;  [.B233])" office:value-type="string" office:string-value="E.Georgy" calcext:value-type="string">
            <text:p>E.Georgy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ercedes</text:p>
          </table:table-cell>
          <table:table-cell office:value-type="string" calcext:value-type="string">
            <text:p>Leland</text:p>
          </table:table-cell>
          <table:table-cell table:formula="of:=COM.MICROSOFT.CONCAT(LEFT([.A234];1); &quot;.&quot;;  [.B234])" office:value-type="string" office:string-value="M.Leland" calcext:value-type="string">
            <text:p>M.Leland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Joane</text:p>
          </table:table-cell>
          <table:table-cell office:value-type="string" calcext:value-type="string">
            <text:p>Yuji</text:p>
          </table:table-cell>
          <table:table-cell table:formula="of:=COM.MICROSOFT.CONCAT(LEFT([.A235];1); &quot;.&quot;;  [.B235])" office:value-type="string" office:string-value="J.Yuji" calcext:value-type="string">
            <text:p>J.Yuji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Hortense</text:p>
          </table:table-cell>
          <table:table-cell office:value-type="string" calcext:value-type="string">
            <text:p>Aldos</text:p>
          </table:table-cell>
          <table:table-cell table:formula="of:=COM.MICROSOFT.CONCAT(LEFT([.A236];1); &quot;.&quot;;  [.B236])" office:value-type="string" office:string-value="H.Aldos" calcext:value-type="string">
            <text:p>H.Aldos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Vilhelmina</text:p>
          </table:table-cell>
          <table:table-cell office:value-type="string" calcext:value-type="string">
            <text:p>Moberg</text:p>
          </table:table-cell>
          <table:table-cell table:formula="of:=COM.MICROSOFT.CONCAT(LEFT([.A237];1); &quot;.&quot;;  [.B237])" office:value-type="string" office:string-value="V.Moberg" calcext:value-type="string">
            <text:p>V.Moberg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Shayna</text:p>
          </table:table-cell>
          <table:table-cell office:value-type="string" calcext:value-type="string">
            <text:p>Malia</text:p>
          </table:table-cell>
          <table:table-cell table:formula="of:=COM.MICROSOFT.CONCAT(LEFT([.A238];1); &quot;.&quot;;  [.B238])" office:value-type="string" office:string-value="S.Malia" calcext:value-type="string">
            <text:p>S.Mali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Remy</text:p>
          </table:table-cell>
          <table:table-cell office:value-type="string" calcext:value-type="string">
            <text:p>Amero</text:p>
          </table:table-cell>
          <table:table-cell table:formula="of:=COM.MICROSOFT.CONCAT(LEFT([.A239];1); &quot;.&quot;;  [.B239])" office:value-type="string" office:string-value="R.Amero" calcext:value-type="string">
            <text:p>R.Amero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Verena</text:p>
          </table:table-cell>
          <table:table-cell office:value-type="string" calcext:value-type="string">
            <text:p>Ebba</text:p>
          </table:table-cell>
          <table:table-cell table:formula="of:=COM.MICROSOFT.CONCAT(LEFT([.A240];1); &quot;.&quot;;  [.B240])" office:value-type="string" office:string-value="V.Ebba" calcext:value-type="string">
            <text:p>V.Ebb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lareta</text:p>
          </table:table-cell>
          <table:table-cell office:value-type="string" calcext:value-type="string">
            <text:p>Ami</text:p>
          </table:table-cell>
          <table:table-cell table:formula="of:=COM.MICROSOFT.CONCAT(LEFT([.A241];1); &quot;.&quot;;  [.B241])" office:value-type="string" office:string-value="C.Ami" calcext:value-type="string">
            <text:p>C.Ami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Bidget</text:p>
          </table:table-cell>
          <table:table-cell office:value-type="string" calcext:value-type="string">
            <text:p>Luttrell</text:p>
          </table:table-cell>
          <table:table-cell table:formula="of:=COM.MICROSOFT.CONCAT(LEFT([.A242];1); &quot;.&quot;;  [.B242])" office:value-type="string" office:string-value="B.Luttrell" calcext:value-type="string">
            <text:p>B.Luttrell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Vanni</text:p>
          </table:table-cell>
          <table:table-cell office:value-type="string" calcext:value-type="string">
            <text:p>Peregrine</text:p>
          </table:table-cell>
          <table:table-cell table:formula="of:=COM.MICROSOFT.CONCAT(LEFT([.A243];1); &quot;.&quot;;  [.B243])" office:value-type="string" office:string-value="V.Peregrine" calcext:value-type="string">
            <text:p>V.Peregrin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armelle</text:p>
          </table:table-cell>
          <table:table-cell office:value-type="string" calcext:value-type="string">
            <text:p>Raye</text:p>
          </table:table-cell>
          <table:table-cell table:formula="of:=COM.MICROSOFT.CONCAT(LEFT([.A244];1); &quot;.&quot;;  [.B244])" office:value-type="string" office:string-value="C.Raye" calcext:value-type="string">
            <text:p>C.Ray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Freda</text:p>
          </table:table-cell>
          <table:table-cell office:value-type="string" calcext:value-type="string">
            <text:p>Tartan</text:p>
          </table:table-cell>
          <table:table-cell table:formula="of:=COM.MICROSOFT.CONCAT(LEFT([.A245];1); &quot;.&quot;;  [.B245])" office:value-type="string" office:string-value="F.Tartan" calcext:value-type="string">
            <text:p>F.Tarta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Ethelyn</text:p>
          </table:table-cell>
          <table:table-cell office:value-type="string" calcext:value-type="string">
            <text:p>On</text:p>
          </table:table-cell>
          <table:table-cell table:formula="of:=COM.MICROSOFT.CONCAT(LEFT([.A246];1); &quot;.&quot;;  [.B246])" office:value-type="string" office:string-value="E.On" calcext:value-type="string">
            <text:p>E.O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Lucky</text:p>
          </table:table-cell>
          <table:table-cell office:value-type="string" calcext:value-type="string">
            <text:p>Dyane</text:p>
          </table:table-cell>
          <table:table-cell table:formula="of:=COM.MICROSOFT.CONCAT(LEFT([.A247];1); &quot;.&quot;;  [.B247])" office:value-type="string" office:string-value="L.Dyane" calcext:value-type="string">
            <text:p>L.Dyan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riel</text:p>
          </table:table-cell>
          <table:table-cell office:value-type="string" calcext:value-type="string">
            <text:p>Vena</text:p>
          </table:table-cell>
          <table:table-cell table:formula="of:=COM.MICROSOFT.CONCAT(LEFT([.A248];1); &quot;.&quot;;  [.B248])" office:value-type="string" office:string-value="A.Vena" calcext:value-type="string">
            <text:p>A.Ven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lica</text:p>
          </table:table-cell>
          <table:table-cell office:value-type="string" calcext:value-type="string">
            <text:p>Honorine</text:p>
          </table:table-cell>
          <table:table-cell table:formula="of:=COM.MICROSOFT.CONCAT(LEFT([.A249];1); &quot;.&quot;;  [.B249])" office:value-type="string" office:string-value="A.Honorine" calcext:value-type="string">
            <text:p>A.Honorin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Laetitia</text:p>
          </table:table-cell>
          <table:table-cell office:value-type="string" calcext:value-type="string">
            <text:p>Desdamonna</text:p>
          </table:table-cell>
          <table:table-cell table:formula="of:=COM.MICROSOFT.CONCAT(LEFT([.A250];1); &quot;.&quot;;  [.B250])" office:value-type="string" office:string-value="L.Desdamonna" calcext:value-type="string">
            <text:p>L.Desdamonn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Keri</text:p>
          </table:table-cell>
          <table:table-cell office:value-type="string" calcext:value-type="string">
            <text:p>Giule</text:p>
          </table:table-cell>
          <table:table-cell table:formula="of:=COM.MICROSOFT.CONCAT(LEFT([.A251];1); &quot;.&quot;;  [.B251])" office:value-type="string" office:string-value="K.Giule" calcext:value-type="string">
            <text:p>K.Giul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Karel</text:p>
          </table:table-cell>
          <table:table-cell office:value-type="string" calcext:value-type="string">
            <text:p>Virginia</text:p>
          </table:table-cell>
          <table:table-cell table:formula="of:=COM.MICROSOFT.CONCAT(LEFT([.A252];1); &quot;.&quot;;  [.B252])" office:value-type="string" office:string-value="K.Virginia" calcext:value-type="string">
            <text:p>K.Virgini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mandy</text:p>
          </table:table-cell>
          <table:table-cell office:value-type="string" calcext:value-type="string">
            <text:p>Fowler</text:p>
          </table:table-cell>
          <table:table-cell table:formula="of:=COM.MICROSOFT.CONCAT(LEFT([.A253];1); &quot;.&quot;;  [.B253])" office:value-type="string" office:string-value="A.Fowler" calcext:value-type="string">
            <text:p>A.Fowler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Rachelle</text:p>
          </table:table-cell>
          <table:table-cell office:value-type="string" calcext:value-type="string">
            <text:p>Gemini</text:p>
          </table:table-cell>
          <table:table-cell table:formula="of:=COM.MICROSOFT.CONCAT(LEFT([.A254];1); &quot;.&quot;;  [.B254])" office:value-type="string" office:string-value="R.Gemini" calcext:value-type="string">
            <text:p>R.Gemini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Glenn</text:p>
          </table:table-cell>
          <table:table-cell office:value-type="string" calcext:value-type="string">
            <text:p>Shelli</text:p>
          </table:table-cell>
          <table:table-cell table:formula="of:=COM.MICROSOFT.CONCAT(LEFT([.A255];1); &quot;.&quot;;  [.B255])" office:value-type="string" office:string-value="G.Shelli" calcext:value-type="string">
            <text:p>G.Shelli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Harlie</text:p>
          </table:table-cell>
          <table:table-cell office:value-type="string" calcext:value-type="string">
            <text:p>Monjan</text:p>
          </table:table-cell>
          <table:table-cell table:formula="of:=COM.MICROSOFT.CONCAT(LEFT([.A256];1); &quot;.&quot;;  [.B256])" office:value-type="string" office:string-value="H.Monjan" calcext:value-type="string">
            <text:p>H.Monja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elita</text:p>
          </table:table-cell>
          <table:table-cell office:value-type="string" calcext:value-type="string">
            <text:p>Adalheid</text:p>
          </table:table-cell>
          <table:table-cell table:formula="of:=COM.MICROSOFT.CONCAT(LEFT([.A257];1); &quot;.&quot;;  [.B257])" office:value-type="string" office:string-value="M.Adalheid" calcext:value-type="string">
            <text:p>M.Adalheid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Bird</text:p>
          </table:table-cell>
          <table:table-cell office:value-type="string" calcext:value-type="string">
            <text:p>Essex</text:p>
          </table:table-cell>
          <table:table-cell table:formula="of:=COM.MICROSOFT.CONCAT(LEFT([.A258];1); &quot;.&quot;;  [.B258])" office:value-type="string" office:string-value="B.Essex" calcext:value-type="string">
            <text:p>B.Essex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aro</text:p>
          </table:table-cell>
          <table:table-cell office:value-type="string" calcext:value-type="string">
            <text:p>Catha</text:p>
          </table:table-cell>
          <table:table-cell table:formula="of:=COM.MICROSOFT.CONCAT(LEFT([.A259];1); &quot;.&quot;;  [.B259])" office:value-type="string" office:string-value="C.Catha" calcext:value-type="string">
            <text:p>C.Cath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Rahel</text:p>
          </table:table-cell>
          <table:table-cell office:value-type="string" calcext:value-type="string">
            <text:p>Sheelah</text:p>
          </table:table-cell>
          <table:table-cell table:formula="of:=COM.MICROSOFT.CONCAT(LEFT([.A260];1); &quot;.&quot;;  [.B260])" office:value-type="string" office:string-value="R.Sheelah" calcext:value-type="string">
            <text:p>R.Sheelah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Karie</text:p>
          </table:table-cell>
          <table:table-cell office:value-type="string" calcext:value-type="string">
            <text:p>Tavis</text:p>
          </table:table-cell>
          <table:table-cell table:formula="of:=COM.MICROSOFT.CONCAT(LEFT([.A261];1); &quot;.&quot;;  [.B261])" office:value-type="string" office:string-value="K.Tavis" calcext:value-type="string">
            <text:p>K.Tavis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Ruth</text:p>
          </table:table-cell>
          <table:table-cell office:value-type="string" calcext:value-type="string">
            <text:p>Jaquith</text:p>
          </table:table-cell>
          <table:table-cell table:formula="of:=COM.MICROSOFT.CONCAT(LEFT([.A262];1); &quot;.&quot;;  [.B262])" office:value-type="string" office:string-value="R.Jaquith" calcext:value-type="string">
            <text:p>R.Jaquith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hristi</text:p>
          </table:table-cell>
          <table:table-cell office:value-type="string" calcext:value-type="string">
            <text:p>Priestley</text:p>
          </table:table-cell>
          <table:table-cell table:formula="of:=COM.MICROSOFT.CONCAT(LEFT([.A263];1); &quot;.&quot;;  [.B263])" office:value-type="string" office:string-value="C.Priestley" calcext:value-type="string">
            <text:p>C.Priestley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Susann</text:p>
          </table:table-cell>
          <table:table-cell office:value-type="string" calcext:value-type="string">
            <text:p>Cadmarr</text:p>
          </table:table-cell>
          <table:table-cell table:formula="of:=COM.MICROSOFT.CONCAT(LEFT([.A264];1); &quot;.&quot;;  [.B264])" office:value-type="string" office:string-value="S.Cadmarr" calcext:value-type="string">
            <text:p>S.Cadmarr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Guillema</text:p>
          </table:table-cell>
          <table:table-cell office:value-type="string" calcext:value-type="string">
            <text:p>Vergos</text:p>
          </table:table-cell>
          <table:table-cell table:formula="of:=COM.MICROSOFT.CONCAT(LEFT([.A265];1); &quot;.&quot;;  [.B265])" office:value-type="string" office:string-value="G.Vergos" calcext:value-type="string">
            <text:p>G.Vergos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Dayna</text:p>
          </table:table-cell>
          <table:table-cell office:value-type="string" calcext:value-type="string">
            <text:p>Duggan</text:p>
          </table:table-cell>
          <table:table-cell table:formula="of:=COM.MICROSOFT.CONCAT(LEFT([.A266];1); &quot;.&quot;;  [.B266])" office:value-type="string" office:string-value="D.Duggan" calcext:value-type="string">
            <text:p>D.Dugga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Onida</text:p>
          </table:table-cell>
          <table:table-cell office:value-type="string" calcext:value-type="string">
            <text:p>Magill</text:p>
          </table:table-cell>
          <table:table-cell table:formula="of:=COM.MICROSOFT.CONCAT(LEFT([.A267];1); &quot;.&quot;;  [.B267])" office:value-type="string" office:string-value="O.Magill" calcext:value-type="string">
            <text:p>O.Magill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Danella</text:p>
          </table:table-cell>
          <table:table-cell office:value-type="string" calcext:value-type="string">
            <text:p>Kingston</text:p>
          </table:table-cell>
          <table:table-cell table:formula="of:=COM.MICROSOFT.CONCAT(LEFT([.A268];1); &quot;.&quot;;  [.B268])" office:value-type="string" office:string-value="D.Kingston" calcext:value-type="string">
            <text:p>D.Kingsto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larabelle</text:p>
          </table:table-cell>
          <table:table-cell office:value-type="string" calcext:value-type="string">
            <text:p>Gratt</text:p>
          </table:table-cell>
          <table:table-cell table:formula="of:=COM.MICROSOFT.CONCAT(LEFT([.A269];1); &quot;.&quot;;  [.B269])" office:value-type="string" office:string-value="C.Gratt" calcext:value-type="string">
            <text:p>C.Gratt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Sharline</text:p>
          </table:table-cell>
          <table:table-cell office:value-type="string" calcext:value-type="string">
            <text:p>Ellis</text:p>
          </table:table-cell>
          <table:table-cell table:formula="of:=COM.MICROSOFT.CONCAT(LEFT([.A270];1); &quot;.&quot;;  [.B270])" office:value-type="string" office:string-value="S.Ellis" calcext:value-type="string">
            <text:p>S.Ellis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Nerta</text:p>
          </table:table-cell>
          <table:table-cell office:value-type="string" calcext:value-type="string">
            <text:p>Merkley</text:p>
          </table:table-cell>
          <table:table-cell table:formula="of:=COM.MICROSOFT.CONCAT(LEFT([.A271];1); &quot;.&quot;;  [.B271])" office:value-type="string" office:string-value="N.Merkley" calcext:value-type="string">
            <text:p>N.Merkley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Linell</text:p>
          </table:table-cell>
          <table:table-cell office:value-type="string" calcext:value-type="string">
            <text:p>Proulx</text:p>
          </table:table-cell>
          <table:table-cell table:formula="of:=COM.MICROSOFT.CONCAT(LEFT([.A272];1); &quot;.&quot;;  [.B272])" office:value-type="string" office:string-value="L.Proulx" calcext:value-type="string">
            <text:p>L.Proulx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illi</text:p>
          </table:table-cell>
          <table:table-cell office:value-type="string" calcext:value-type="string">
            <text:p>Dorice</text:p>
          </table:table-cell>
          <table:table-cell table:formula="of:=COM.MICROSOFT.CONCAT(LEFT([.A273];1); &quot;.&quot;;  [.B273])" office:value-type="string" office:string-value="M.Dorice" calcext:value-type="string">
            <text:p>M.Doric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arlene</text:p>
          </table:table-cell>
          <table:table-cell office:value-type="string" calcext:value-type="string">
            <text:p>Salter</text:p>
          </table:table-cell>
          <table:table-cell table:formula="of:=COM.MICROSOFT.CONCAT(LEFT([.A274];1); &quot;.&quot;;  [.B274])" office:value-type="string" office:string-value="C.Salter" calcext:value-type="string">
            <text:p>C.Salter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Dedie</text:p>
          </table:table-cell>
          <table:table-cell office:value-type="string" calcext:value-type="string">
            <text:p>Longtin</text:p>
          </table:table-cell>
          <table:table-cell table:formula="of:=COM.MICROSOFT.CONCAT(LEFT([.A275];1); &quot;.&quot;;  [.B275])" office:value-type="string" office:string-value="D.Longtin" calcext:value-type="string">
            <text:p>D.Longti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Gilli</text:p>
          </table:table-cell>
          <table:table-cell office:value-type="string" calcext:value-type="string">
            <text:p>Clarance</text:p>
          </table:table-cell>
          <table:table-cell table:formula="of:=COM.MICROSOFT.CONCAT(LEFT([.A276];1); &quot;.&quot;;  [.B276])" office:value-type="string" office:string-value="G.Clarance" calcext:value-type="string">
            <text:p>G.Claranc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arieann</text:p>
          </table:table-cell>
          <table:table-cell office:value-type="string" calcext:value-type="string">
            <text:p>Helbonnah</text:p>
          </table:table-cell>
          <table:table-cell table:formula="of:=COM.MICROSOFT.CONCAT(LEFT([.A277];1); &quot;.&quot;;  [.B277])" office:value-type="string" office:string-value="M.Helbonnah" calcext:value-type="string">
            <text:p>M.Helbonnah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Roobbie</text:p>
          </table:table-cell>
          <table:table-cell office:value-type="string" calcext:value-type="string">
            <text:p>Demp</text:p>
          </table:table-cell>
          <table:table-cell table:formula="of:=COM.MICROSOFT.CONCAT(LEFT([.A278];1); &quot;.&quot;;  [.B278])" office:value-type="string" office:string-value="R.Demp" calcext:value-type="string">
            <text:p>R.Demp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Dell</text:p>
          </table:table-cell>
          <table:table-cell office:value-type="string" calcext:value-type="string">
            <text:p>Lachman</text:p>
          </table:table-cell>
          <table:table-cell table:formula="of:=COM.MICROSOFT.CONCAT(LEFT([.A279];1); &quot;.&quot;;  [.B279])" office:value-type="string" office:string-value="D.Lachman" calcext:value-type="string">
            <text:p>D.Lachma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ndrei</text:p>
          </table:table-cell>
          <table:table-cell office:value-type="string" calcext:value-type="string">
            <text:p>Worsham</text:p>
          </table:table-cell>
          <table:table-cell table:formula="of:=COM.MICROSOFT.CONCAT(LEFT([.A280];1); &quot;.&quot;;  [.B280])" office:value-type="string" office:string-value="A.Worsham" calcext:value-type="string">
            <text:p>A.Worsham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Latisha</text:p>
          </table:table-cell>
          <table:table-cell office:value-type="string" calcext:value-type="string">
            <text:p>Wayolle</text:p>
          </table:table-cell>
          <table:table-cell table:formula="of:=COM.MICROSOFT.CONCAT(LEFT([.A281];1); &quot;.&quot;;  [.B281])" office:value-type="string" office:string-value="L.Wayolle" calcext:value-type="string">
            <text:p>L.Wayoll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bigale</text:p>
          </table:table-cell>
          <table:table-cell office:value-type="string" calcext:value-type="string">
            <text:p>Stanislaus</text:p>
          </table:table-cell>
          <table:table-cell table:formula="of:=COM.MICROSOFT.CONCAT(LEFT([.A282];1); &quot;.&quot;;  [.B282])" office:value-type="string" office:string-value="A.Stanislaus" calcext:value-type="string">
            <text:p>A.Stanislaus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malee</text:p>
          </table:table-cell>
          <table:table-cell office:value-type="string" calcext:value-type="string">
            <text:p>Brittan</text:p>
          </table:table-cell>
          <table:table-cell table:formula="of:=COM.MICROSOFT.CONCAT(LEFT([.A283];1); &quot;.&quot;;  [.B283])" office:value-type="string" office:string-value="A.Brittan" calcext:value-type="string">
            <text:p>A.Britta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Emili</text:p>
          </table:table-cell>
          <table:table-cell office:value-type="string" calcext:value-type="string">
            <text:p>Wilkens</text:p>
          </table:table-cell>
          <table:table-cell table:formula="of:=COM.MICROSOFT.CONCAT(LEFT([.A284];1); &quot;.&quot;;  [.B284])" office:value-type="string" office:string-value="E.Wilkens" calcext:value-type="string">
            <text:p>E.Wilkens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lexandra</text:p>
          </table:table-cell>
          <table:table-cell office:value-type="string" calcext:value-type="string">
            <text:p>Jangro</text:p>
          </table:table-cell>
          <table:table-cell table:formula="of:=COM.MICROSOFT.CONCAT(LEFT([.A285];1); &quot;.&quot;;  [.B285])" office:value-type="string" office:string-value="A.Jangro" calcext:value-type="string">
            <text:p>A.Jangro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uffin</text:p>
          </table:table-cell>
          <table:table-cell office:value-type="string" calcext:value-type="string">
            <text:p>Eupheemia</text:p>
          </table:table-cell>
          <table:table-cell table:formula="of:=COM.MICROSOFT.CONCAT(LEFT([.A286];1); &quot;.&quot;;  [.B286])" office:value-type="string" office:string-value="M.Eupheemia" calcext:value-type="string">
            <text:p>M.Eupheemi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Blake</text:p>
          </table:table-cell>
          <table:table-cell office:value-type="string" calcext:value-type="string">
            <text:p>Cormier</text:p>
          </table:table-cell>
          <table:table-cell table:formula="of:=COM.MICROSOFT.CONCAT(LEFT([.A287];1); &quot;.&quot;;  [.B287])" office:value-type="string" office:string-value="B.Cormier" calcext:value-type="string">
            <text:p>B.Cormier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handra</text:p>
          </table:table-cell>
          <table:table-cell office:value-type="string" calcext:value-type="string">
            <text:p>Detta</text:p>
          </table:table-cell>
          <table:table-cell table:formula="of:=COM.MICROSOFT.CONCAT(LEFT([.A288];1); &quot;.&quot;;  [.B288])" office:value-type="string" office:string-value="C.Detta" calcext:value-type="string">
            <text:p>C.Dett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Kimberley</text:p>
          </table:table-cell>
          <table:table-cell office:value-type="string" calcext:value-type="string">
            <text:p>Gawlas</text:p>
          </table:table-cell>
          <table:table-cell table:formula="of:=COM.MICROSOFT.CONCAT(LEFT([.A289];1); &quot;.&quot;;  [.B289])" office:value-type="string" office:string-value="K.Gawlas" calcext:value-type="string">
            <text:p>K.Gawlas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Siobhan</text:p>
          </table:table-cell>
          <table:table-cell office:value-type="string" calcext:value-type="string">
            <text:p>Pederson</text:p>
          </table:table-cell>
          <table:table-cell table:formula="of:=COM.MICROSOFT.CONCAT(LEFT([.A290];1); &quot;.&quot;;  [.B290])" office:value-type="string" office:string-value="S.Pederson" calcext:value-type="string">
            <text:p>S.Pederso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Jonie</text:p>
          </table:table-cell>
          <table:table-cell office:value-type="string" calcext:value-type="string">
            <text:p>Kenwee</text:p>
          </table:table-cell>
          <table:table-cell table:formula="of:=COM.MICROSOFT.CONCAT(LEFT([.A291];1); &quot;.&quot;;  [.B291])" office:value-type="string" office:string-value="J.Kenwee" calcext:value-type="string">
            <text:p>J.Kenwe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larinda</text:p>
          </table:table-cell>
          <table:table-cell office:value-type="string" calcext:value-type="string">
            <text:p>Biernat</text:p>
          </table:table-cell>
          <table:table-cell table:formula="of:=COM.MICROSOFT.CONCAT(LEFT([.A292];1); &quot;.&quot;;  [.B292])" office:value-type="string" office:string-value="C.Biernat" calcext:value-type="string">
            <text:p>C.Biernat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Gerri</text:p>
          </table:table-cell>
          <table:table-cell office:value-type="string" calcext:value-type="string">
            <text:p>Hefter</text:p>
          </table:table-cell>
          <table:table-cell table:formula="of:=COM.MICROSOFT.CONCAT(LEFT([.A293];1); &quot;.&quot;;  [.B293])" office:value-type="string" office:string-value="G.Hefter" calcext:value-type="string">
            <text:p>G.Hefter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Sarah</text:p>
          </table:table-cell>
          <table:table-cell office:value-type="string" calcext:value-type="string">
            <text:p>Lowry</text:p>
          </table:table-cell>
          <table:table-cell table:formula="of:=COM.MICROSOFT.CONCAT(LEFT([.A294];1); &quot;.&quot;;  [.B294])" office:value-type="string" office:string-value="S.Lowry" calcext:value-type="string">
            <text:p>S.Lowry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nthea</text:p>
          </table:table-cell>
          <table:table-cell office:value-type="string" calcext:value-type="string">
            <text:p>Yazbak</text:p>
          </table:table-cell>
          <table:table-cell table:formula="of:=COM.MICROSOFT.CONCAT(LEFT([.A295];1); &quot;.&quot;;  [.B295])" office:value-type="string" office:string-value="A.Yazbak" calcext:value-type="string">
            <text:p>A.Yazbak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Benita</text:p>
          </table:table-cell>
          <table:table-cell office:value-type="string" calcext:value-type="string">
            <text:p>Harrie</text:p>
          </table:table-cell>
          <table:table-cell table:formula="of:=COM.MICROSOFT.CONCAT(LEFT([.A296];1); &quot;.&quot;;  [.B296])" office:value-type="string" office:string-value="B.Harrie" calcext:value-type="string">
            <text:p>B.Harri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Faith</text:p>
          </table:table-cell>
          <table:table-cell office:value-type="string" calcext:value-type="string">
            <text:p>Salena</text:p>
          </table:table-cell>
          <table:table-cell table:formula="of:=COM.MICROSOFT.CONCAT(LEFT([.A297];1); &quot;.&quot;;  [.B297])" office:value-type="string" office:string-value="F.Salena" calcext:value-type="string">
            <text:p>F.Salen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Georgetta</text:p>
          </table:table-cell>
          <table:table-cell office:value-type="string" calcext:value-type="string">
            <text:p>Sillsby</text:p>
          </table:table-cell>
          <table:table-cell table:formula="of:=COM.MICROSOFT.CONCAT(LEFT([.A298];1); &quot;.&quot;;  [.B298])" office:value-type="string" office:string-value="G.Sillsby" calcext:value-type="string">
            <text:p>G.Sillsby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Jackquelin</text:p>
          </table:table-cell>
          <table:table-cell office:value-type="string" calcext:value-type="string">
            <text:p>Pirbhai</text:p>
          </table:table-cell>
          <table:table-cell table:formula="of:=COM.MICROSOFT.CONCAT(LEFT([.A299];1); &quot;.&quot;;  [.B299])" office:value-type="string" office:string-value="J.Pirbhai" calcext:value-type="string">
            <text:p>J.Pirbhai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Kelci</text:p>
          </table:table-cell>
          <table:table-cell office:value-type="string" calcext:value-type="string">
            <text:p>Humpage</text:p>
          </table:table-cell>
          <table:table-cell table:formula="of:=COM.MICROSOFT.CONCAT(LEFT([.A300];1); &quot;.&quot;;  [.B300])" office:value-type="string" office:string-value="K.Humpage" calcext:value-type="string">
            <text:p>K.Humpag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Sosanna</text:p>
          </table:table-cell>
          <table:table-cell office:value-type="string" calcext:value-type="string">
            <text:p>Erdah</text:p>
          </table:table-cell>
          <table:table-cell table:formula="of:=COM.MICROSOFT.CONCAT(LEFT([.A301];1); &quot;.&quot;;  [.B301])" office:value-type="string" office:string-value="S.Erdah" calcext:value-type="string">
            <text:p>S.Erdah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eline</text:p>
          </table:table-cell>
          <table:table-cell office:value-type="string" calcext:value-type="string">
            <text:p>Farnsworth</text:p>
          </table:table-cell>
          <table:table-cell table:formula="of:=COM.MICROSOFT.CONCAT(LEFT([.A302];1); &quot;.&quot;;  [.B302])" office:value-type="string" office:string-value="C.Farnsworth" calcext:value-type="string">
            <text:p>C.Farnsworth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Daniele</text:p>
          </table:table-cell>
          <table:table-cell office:value-type="string" calcext:value-type="string">
            <text:p>Ibbetson</text:p>
          </table:table-cell>
          <table:table-cell table:formula="of:=COM.MICROSOFT.CONCAT(LEFT([.A303];1); &quot;.&quot;;  [.B303])" office:value-type="string" office:string-value="D.Ibbetson" calcext:value-type="string">
            <text:p>D.Ibbetso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Torie</text:p>
          </table:table-cell>
          <table:table-cell office:value-type="string" calcext:value-type="string">
            <text:p>Hirsch</text:p>
          </table:table-cell>
          <table:table-cell table:formula="of:=COM.MICROSOFT.CONCAT(LEFT([.A304];1); &quot;.&quot;;  [.B304])" office:value-type="string" office:string-value="T.Hirsch" calcext:value-type="string">
            <text:p>T.Hirsch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yrilla</text:p>
          </table:table-cell>
          <table:table-cell office:value-type="string" calcext:value-type="string">
            <text:p>Pacifa</text:p>
          </table:table-cell>
          <table:table-cell table:formula="of:=COM.MICROSOFT.CONCAT(LEFT([.A305];1); &quot;.&quot;;  [.B305])" office:value-type="string" office:string-value="M.Pacifa" calcext:value-type="string">
            <text:p>M.Pacif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risten</text:p>
          </table:table-cell>
          <table:table-cell office:value-type="string" calcext:value-type="string">
            <text:p>Leicester</text:p>
          </table:table-cell>
          <table:table-cell table:formula="of:=COM.MICROSOFT.CONCAT(LEFT([.A306];1); &quot;.&quot;;  [.B306])" office:value-type="string" office:string-value="C.Leicester" calcext:value-type="string">
            <text:p>C.Leicester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aura</text:p>
          </table:table-cell>
          <table:table-cell office:value-type="string" calcext:value-type="string">
            <text:p>Colyer</text:p>
          </table:table-cell>
          <table:table-cell table:formula="of:=COM.MICROSOFT.CONCAT(LEFT([.A307];1); &quot;.&quot;;  [.B307])" office:value-type="string" office:string-value="M.Colyer" calcext:value-type="string">
            <text:p>M.Colyer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ntonetta</text:p>
          </table:table-cell>
          <table:table-cell office:value-type="string" calcext:value-type="string">
            <text:p>Fawne</text:p>
          </table:table-cell>
          <table:table-cell table:formula="of:=COM.MICROSOFT.CONCAT(LEFT([.A308];1); &quot;.&quot;;  [.B308])" office:value-type="string" office:string-value="A.Fawne" calcext:value-type="string">
            <text:p>A.Fawn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Danny</text:p>
          </table:table-cell>
          <table:table-cell office:value-type="string" calcext:value-type="string">
            <text:p>Bevin</text:p>
          </table:table-cell>
          <table:table-cell table:formula="of:=COM.MICROSOFT.CONCAT(LEFT([.A309];1); &quot;.&quot;;  [.B309])" office:value-type="string" office:string-value="D.Bevin" calcext:value-type="string">
            <text:p>D.Bevi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Renell</text:p>
          </table:table-cell>
          <table:table-cell office:value-type="string" calcext:value-type="string">
            <text:p>Marlette</text:p>
          </table:table-cell>
          <table:table-cell table:formula="of:=COM.MICROSOFT.CONCAT(LEFT([.A310];1); &quot;.&quot;;  [.B310])" office:value-type="string" office:string-value="R.Marlette" calcext:value-type="string">
            <text:p>R.Marlett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Brinna</text:p>
          </table:table-cell>
          <table:table-cell office:value-type="string" calcext:value-type="string">
            <text:p>Chandler</text:p>
          </table:table-cell>
          <table:table-cell table:formula="of:=COM.MICROSOFT.CONCAT(LEFT([.A311];1); &quot;.&quot;;  [.B311])" office:value-type="string" office:string-value="B.Chandler" calcext:value-type="string">
            <text:p>B.Chandler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Brigida</text:p>
          </table:table-cell>
          <table:table-cell office:value-type="string" calcext:value-type="string">
            <text:p>Husain</text:p>
          </table:table-cell>
          <table:table-cell table:formula="of:=COM.MICROSOFT.CONCAT(LEFT([.A312];1); &quot;.&quot;;  [.B312])" office:value-type="string" office:string-value="B.Husain" calcext:value-type="string">
            <text:p>B.Husai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eciley</text:p>
          </table:table-cell>
          <table:table-cell office:value-type="string" calcext:value-type="string">
            <text:p>Lorrimer</text:p>
          </table:table-cell>
          <table:table-cell table:formula="of:=COM.MICROSOFT.CONCAT(LEFT([.A313];1); &quot;.&quot;;  [.B313])" office:value-type="string" office:string-value="C.Lorrimer" calcext:value-type="string">
            <text:p>C.Lorrimer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Fawnia</text:p>
          </table:table-cell>
          <table:table-cell office:value-type="string" calcext:value-type="string">
            <text:p>Suzi</text:p>
          </table:table-cell>
          <table:table-cell table:formula="of:=COM.MICROSOFT.CONCAT(LEFT([.A314];1); &quot;.&quot;;  [.B314])" office:value-type="string" office:string-value="F.Suzi" calcext:value-type="string">
            <text:p>F.Suzi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elli</text:p>
          </table:table-cell>
          <table:table-cell office:value-type="string" calcext:value-type="string">
            <text:p>Kennith</text:p>
          </table:table-cell>
          <table:table-cell table:formula="of:=COM.MICROSOFT.CONCAT(LEFT([.A315];1); &quot;.&quot;;  [.B315])" office:value-type="string" office:string-value="M.Kennith" calcext:value-type="string">
            <text:p>M.Kennith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leece</text:p>
          </table:table-cell>
          <table:table-cell office:value-type="string" calcext:value-type="string">
            <text:p>Zosema</text:p>
          </table:table-cell>
          <table:table-cell table:formula="of:=COM.MICROSOFT.CONCAT(LEFT([.A316];1); &quot;.&quot;;  [.B316])" office:value-type="string" office:string-value="A.Zosema" calcext:value-type="string">
            <text:p>A.Zosem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Kiri</text:p>
          </table:table-cell>
          <table:table-cell office:value-type="string" calcext:value-type="string">
            <text:p>Ginder</text:p>
          </table:table-cell>
          <table:table-cell table:formula="of:=COM.MICROSOFT.CONCAT(LEFT([.A317];1); &quot;.&quot;;  [.B317])" office:value-type="string" office:string-value="K.Ginder" calcext:value-type="string">
            <text:p>K.Ginder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Valene</text:p>
          </table:table-cell>
          <table:table-cell office:value-type="string" calcext:value-type="string">
            <text:p>Gunilla</text:p>
          </table:table-cell>
          <table:table-cell table:formula="of:=COM.MICROSOFT.CONCAT(LEFT([.A318];1); &quot;.&quot;;  [.B318])" office:value-type="string" office:string-value="V.Gunilla" calcext:value-type="string">
            <text:p>V.Gunill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Sephira</text:p>
          </table:table-cell>
          <table:table-cell office:value-type="string" calcext:value-type="string">
            <text:p>Samanthia</text:p>
          </table:table-cell>
          <table:table-cell table:formula="of:=COM.MICROSOFT.CONCAT(LEFT([.A319];1); &quot;.&quot;;  [.B319])" office:value-type="string" office:string-value="S.Samanthia" calcext:value-type="string">
            <text:p>S.Samanthi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Rhiamon</text:p>
          </table:table-cell>
          <table:table-cell office:value-type="string" calcext:value-type="string">
            <text:p>Frankie</text:p>
          </table:table-cell>
          <table:table-cell table:formula="of:=COM.MICROSOFT.CONCAT(LEFT([.A320];1); &quot;.&quot;;  [.B320])" office:value-type="string" office:string-value="R.Frankie" calcext:value-type="string">
            <text:p>R.Franki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Lucina</text:p>
          </table:table-cell>
          <table:table-cell office:value-type="string" calcext:value-type="string">
            <text:p>Tadashi</text:p>
          </table:table-cell>
          <table:table-cell table:formula="of:=COM.MICROSOFT.CONCAT(LEFT([.A321];1); &quot;.&quot;;  [.B321])" office:value-type="string" office:string-value="L.Tadashi" calcext:value-type="string">
            <text:p>L.Tadashi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eredith</text:p>
          </table:table-cell>
          <table:table-cell office:value-type="string" calcext:value-type="string">
            <text:p>Barnett</text:p>
          </table:table-cell>
          <table:table-cell table:formula="of:=COM.MICROSOFT.CONCAT(LEFT([.A322];1); &quot;.&quot;;  [.B322])" office:value-type="string" office:string-value="M.Barnett" calcext:value-type="string">
            <text:p>M.Barnett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Jobye</text:p>
          </table:table-cell>
          <table:table-cell office:value-type="string" calcext:value-type="string">
            <text:p>Gunas</text:p>
          </table:table-cell>
          <table:table-cell table:formula="of:=COM.MICROSOFT.CONCAT(LEFT([.A323];1); &quot;.&quot;;  [.B323])" office:value-type="string" office:string-value="J.Gunas" calcext:value-type="string">
            <text:p>J.Gunas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ordelie</text:p>
          </table:table-cell>
          <table:table-cell office:value-type="string" calcext:value-type="string">
            <text:p>Synn</text:p>
          </table:table-cell>
          <table:table-cell table:formula="of:=COM.MICROSOFT.CONCAT(LEFT([.A324];1); &quot;.&quot;;  [.B324])" office:value-type="string" office:string-value="C.Synn" calcext:value-type="string">
            <text:p>C.Syn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Nanon</text:p>
          </table:table-cell>
          <table:table-cell office:value-type="string" calcext:value-type="string">
            <text:p>Sidwell</text:p>
          </table:table-cell>
          <table:table-cell table:formula="of:=COM.MICROSOFT.CONCAT(LEFT([.A325];1); &quot;.&quot;;  [.B325])" office:value-type="string" office:string-value="N.Sidwell" calcext:value-type="string">
            <text:p>N.Sidwell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Jacki</text:p>
          </table:table-cell>
          <table:table-cell office:value-type="string" calcext:value-type="string">
            <text:p>Yalonda</text:p>
          </table:table-cell>
          <table:table-cell table:formula="of:=COM.MICROSOFT.CONCAT(LEFT([.A326];1); &quot;.&quot;;  [.B326])" office:value-type="string" office:string-value="J.Yalonda" calcext:value-type="string">
            <text:p>J.Yalond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Glennis</text:p>
          </table:table-cell>
          <table:table-cell office:value-type="string" calcext:value-type="string">
            <text:p>Leonardo</text:p>
          </table:table-cell>
          <table:table-cell table:formula="of:=COM.MICROSOFT.CONCAT(LEFT([.A327];1); &quot;.&quot;;  [.B327])" office:value-type="string" office:string-value="G.Leonardo" calcext:value-type="string">
            <text:p>G.Leonardo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Delila</text:p>
          </table:table-cell>
          <table:table-cell office:value-type="string" calcext:value-type="string">
            <text:p>Fidelas</text:p>
          </table:table-cell>
          <table:table-cell table:formula="of:=COM.MICROSOFT.CONCAT(LEFT([.A328];1); &quot;.&quot;;  [.B328])" office:value-type="string" office:string-value="D.Fidelas" calcext:value-type="string">
            <text:p>D.Fidelas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hrystel</text:p>
          </table:table-cell>
          <table:table-cell office:value-type="string" calcext:value-type="string">
            <text:p>Reynold</text:p>
          </table:table-cell>
          <table:table-cell table:formula="of:=COM.MICROSOFT.CONCAT(LEFT([.A329];1); &quot;.&quot;;  [.B329])" office:value-type="string" office:string-value="C.Reynold" calcext:value-type="string">
            <text:p>C.Reynold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Lorenza</text:p>
          </table:table-cell>
          <table:table-cell office:value-type="string" calcext:value-type="string">
            <text:p>Bradstreet</text:p>
          </table:table-cell>
          <table:table-cell table:formula="of:=COM.MICROSOFT.CONCAT(LEFT([.A330];1); &quot;.&quot;;  [.B330])" office:value-type="string" office:string-value="L.Bradstreet" calcext:value-type="string">
            <text:p>L.Bradstreet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Ema</text:p>
          </table:table-cell>
          <table:table-cell office:value-type="string" calcext:value-type="string">
            <text:p>Orran</text:p>
          </table:table-cell>
          <table:table-cell table:formula="of:=COM.MICROSOFT.CONCAT(LEFT([.A331];1); &quot;.&quot;;  [.B331])" office:value-type="string" office:string-value="E.Orran" calcext:value-type="string">
            <text:p>E.Orra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Libbie</text:p>
          </table:table-cell>
          <table:table-cell office:value-type="string" calcext:value-type="string">
            <text:p>Rosse</text:p>
          </table:table-cell>
          <table:table-cell table:formula="of:=COM.MICROSOFT.CONCAT(LEFT([.A332];1); &quot;.&quot;;  [.B332])" office:value-type="string" office:string-value="L.Rosse" calcext:value-type="string">
            <text:p>L.Ross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ariya</text:p>
          </table:table-cell>
          <table:table-cell office:value-type="string" calcext:value-type="string">
            <text:p>Liza</text:p>
          </table:table-cell>
          <table:table-cell table:formula="of:=COM.MICROSOFT.CONCAT(LEFT([.A333];1); &quot;.&quot;;  [.B333])" office:value-type="string" office:string-value="M.Liza" calcext:value-type="string">
            <text:p>M.Liz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elodie</text:p>
          </table:table-cell>
          <table:table-cell office:value-type="string" calcext:value-type="string">
            <text:p>Gonick</text:p>
          </table:table-cell>
          <table:table-cell table:formula="of:=COM.MICROSOFT.CONCAT(LEFT([.A334];1); &quot;.&quot;;  [.B334])" office:value-type="string" office:string-value="M.Gonick" calcext:value-type="string">
            <text:p>M.Gonick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Tilda</text:p>
          </table:table-cell>
          <table:table-cell office:value-type="string" calcext:value-type="string">
            <text:p>Vasileior</text:p>
          </table:table-cell>
          <table:table-cell table:formula="of:=COM.MICROSOFT.CONCAT(LEFT([.A335];1); &quot;.&quot;;  [.B335])" office:value-type="string" office:string-value="T.Vasileior" calcext:value-type="string">
            <text:p>T.Vasileior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Ermengarde</text:p>
          </table:table-cell>
          <table:table-cell office:value-type="string" calcext:value-type="string">
            <text:p>Luelle</text:p>
          </table:table-cell>
          <table:table-cell table:formula="of:=COM.MICROSOFT.CONCAT(LEFT([.A336];1); &quot;.&quot;;  [.B336])" office:value-type="string" office:string-value="E.Luelle" calcext:value-type="string">
            <text:p>E.Luell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Ray</text:p>
          </table:table-cell>
          <table:table-cell office:value-type="string" calcext:value-type="string">
            <text:p>Furey</text:p>
          </table:table-cell>
          <table:table-cell table:formula="of:=COM.MICROSOFT.CONCAT(LEFT([.A337];1); &quot;.&quot;;  [.B337])" office:value-type="string" office:string-value="R.Furey" calcext:value-type="string">
            <text:p>R.Furey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Paulette</text:p>
          </table:table-cell>
          <table:table-cell office:value-type="string" calcext:value-type="string">
            <text:p>Jansson</text:p>
          </table:table-cell>
          <table:table-cell table:formula="of:=COM.MICROSOFT.CONCAT(LEFT([.A338];1); &quot;.&quot;;  [.B338])" office:value-type="string" office:string-value="P.Jansson" calcext:value-type="string">
            <text:p>P.Jansso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tlanta</text:p>
          </table:table-cell>
          <table:table-cell office:value-type="string" calcext:value-type="string">
            <text:p>Viridissa</text:p>
          </table:table-cell>
          <table:table-cell table:formula="of:=COM.MICROSOFT.CONCAT(LEFT([.A339];1); &quot;.&quot;;  [.B339])" office:value-type="string" office:string-value="A.Viridissa" calcext:value-type="string">
            <text:p>A.Viridiss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Ottilie</text:p>
          </table:table-cell>
          <table:table-cell office:value-type="string" calcext:value-type="string">
            <text:p>Wynne</text:p>
          </table:table-cell>
          <table:table-cell table:formula="of:=COM.MICROSOFT.CONCAT(LEFT([.A340];1); &quot;.&quot;;  [.B340])" office:value-type="string" office:string-value="O.Wynne" calcext:value-type="string">
            <text:p>O.Wynn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Emelina</text:p>
          </table:table-cell>
          <table:table-cell office:value-type="string" calcext:value-type="string">
            <text:p>Thetisa</text:p>
          </table:table-cell>
          <table:table-cell table:formula="of:=COM.MICROSOFT.CONCAT(LEFT([.A341];1); &quot;.&quot;;  [.B341])" office:value-type="string" office:string-value="E.Thetisa" calcext:value-type="string">
            <text:p>E.Thetis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rissie</text:p>
          </table:table-cell>
          <table:table-cell office:value-type="string" calcext:value-type="string">
            <text:p>Loferski</text:p>
          </table:table-cell>
          <table:table-cell table:formula="of:=COM.MICROSOFT.CONCAT(LEFT([.A342];1); &quot;.&quot;;  [.B342])" office:value-type="string" office:string-value="C.Loferski" calcext:value-type="string">
            <text:p>C.Loferski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anya</text:p>
          </table:table-cell>
          <table:table-cell office:value-type="string" calcext:value-type="string">
            <text:p>Fia</text:p>
          </table:table-cell>
          <table:table-cell table:formula="of:=COM.MICROSOFT.CONCAT(LEFT([.A343];1); &quot;.&quot;;  [.B343])" office:value-type="string" office:string-value="M.Fia" calcext:value-type="string">
            <text:p>M.Fi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Persis</text:p>
          </table:table-cell>
          <table:table-cell office:value-type="string" calcext:value-type="string">
            <text:p>Mercola</text:p>
          </table:table-cell>
          <table:table-cell table:formula="of:=COM.MICROSOFT.CONCAT(LEFT([.A344];1); &quot;.&quot;;  [.B344])" office:value-type="string" office:string-value="P.Mercola" calcext:value-type="string">
            <text:p>P.Mercol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Linnea</text:p>
          </table:table-cell>
          <table:table-cell office:value-type="string" calcext:value-type="string">
            <text:p>Ebonee</text:p>
          </table:table-cell>
          <table:table-cell table:formula="of:=COM.MICROSOFT.CONCAT(LEFT([.A345];1); &quot;.&quot;;  [.B345])" office:value-type="string" office:string-value="L.Ebonee" calcext:value-type="string">
            <text:p>L.Ebone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Lisha</text:p>
          </table:table-cell>
          <table:table-cell office:value-type="string" calcext:value-type="string">
            <text:p>Geraldine</text:p>
          </table:table-cell>
          <table:table-cell table:formula="of:=COM.MICROSOFT.CONCAT(LEFT([.A346];1); &quot;.&quot;;  [.B346])" office:value-type="string" office:string-value="L.Geraldine" calcext:value-type="string">
            <text:p>L.Geraldin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Denni</text:p>
          </table:table-cell>
          <table:table-cell office:value-type="string" calcext:value-type="string">
            <text:p>Elisee</text:p>
          </table:table-cell>
          <table:table-cell table:formula="of:=COM.MICROSOFT.CONCAT(LEFT([.A347];1); &quot;.&quot;;  [.B347])" office:value-type="string" office:string-value="D.Elisee" calcext:value-type="string">
            <text:p>D.Elise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Evita</text:p>
          </table:table-cell>
          <table:table-cell office:value-type="string" calcext:value-type="string">
            <text:p>Aubarta</text:p>
          </table:table-cell>
          <table:table-cell table:formula="of:=COM.MICROSOFT.CONCAT(LEFT([.A348];1); &quot;.&quot;;  [.B348])" office:value-type="string" office:string-value="E.Aubarta" calcext:value-type="string">
            <text:p>E.Aubart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Gerianna</text:p>
          </table:table-cell>
          <table:table-cell office:value-type="string" calcext:value-type="string">
            <text:p>Ludlow</text:p>
          </table:table-cell>
          <table:table-cell table:formula="of:=COM.MICROSOFT.CONCAT(LEFT([.A349];1); &quot;.&quot;;  [.B349])" office:value-type="string" office:string-value="G.Ludlow" calcext:value-type="string">
            <text:p>G.Ludlow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Gray</text:p>
          </table:table-cell>
          <table:table-cell office:value-type="string" calcext:value-type="string">
            <text:p>Supat</text:p>
          </table:table-cell>
          <table:table-cell table:formula="of:=COM.MICROSOFT.CONCAT(LEFT([.A350];1); &quot;.&quot;;  [.B350])" office:value-type="string" office:string-value="G.Supat" calcext:value-type="string">
            <text:p>G.Supat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arolyne</text:p>
          </table:table-cell>
          <table:table-cell office:value-type="string" calcext:value-type="string">
            <text:p>Clemente</text:p>
          </table:table-cell>
          <table:table-cell table:formula="of:=COM.MICROSOFT.CONCAT(LEFT([.A351];1); &quot;.&quot;;  [.B351])" office:value-type="string" office:string-value="C.Clemente" calcext:value-type="string">
            <text:p>C.Clement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Virginia</text:p>
          </table:table-cell>
          <table:table-cell office:value-type="string" calcext:value-type="string">
            <text:p>Isabella</text:p>
          </table:table-cell>
          <table:table-cell table:formula="of:=COM.MICROSOFT.CONCAT(LEFT([.A352];1); &quot;.&quot;;  [.B352])" office:value-type="string" office:string-value="V.Isabella" calcext:value-type="string">
            <text:p>V.Isabell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arj</text:p>
          </table:table-cell>
          <table:table-cell office:value-type="string" calcext:value-type="string">
            <text:p>Latrice</text:p>
          </table:table-cell>
          <table:table-cell table:formula="of:=COM.MICROSOFT.CONCAT(LEFT([.A353];1); &quot;.&quot;;  [.B353])" office:value-type="string" office:string-value="M.Latrice" calcext:value-type="string">
            <text:p>M.Latric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ngelica</text:p>
          </table:table-cell>
          <table:table-cell office:value-type="string" calcext:value-type="string">
            <text:p>Litman</text:p>
          </table:table-cell>
          <table:table-cell table:formula="of:=COM.MICROSOFT.CONCAT(LEFT([.A354];1); &quot;.&quot;;  [.B354])" office:value-type="string" office:string-value="A.Litman" calcext:value-type="string">
            <text:p>A.Litma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Debbie</text:p>
          </table:table-cell>
          <table:table-cell office:value-type="string" calcext:value-type="string">
            <text:p>Canada</text:p>
          </table:table-cell>
          <table:table-cell table:formula="of:=COM.MICROSOFT.CONCAT(LEFT([.A355];1); &quot;.&quot;;  [.B355])" office:value-type="string" office:string-value="D.Canada" calcext:value-type="string">
            <text:p>D.Canad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ngelina</text:p>
          </table:table-cell>
          <table:table-cell office:value-type="string" calcext:value-type="string">
            <text:p>Kit</text:p>
          </table:table-cell>
          <table:table-cell table:formula="of:=COM.MICROSOFT.CONCAT(LEFT([.A356];1); &quot;.&quot;;  [.B356])" office:value-type="string" office:string-value="A.Kit" calcext:value-type="string">
            <text:p>A.Kit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Kaylil</text:p>
          </table:table-cell>
          <table:table-cell office:value-type="string" calcext:value-type="string">
            <text:p>Kisung</text:p>
          </table:table-cell>
          <table:table-cell table:formula="of:=COM.MICROSOFT.CONCAT(LEFT([.A357];1); &quot;.&quot;;  [.B357])" office:value-type="string" office:string-value="K.Kisung" calcext:value-type="string">
            <text:p>K.Kisung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orabelle</text:p>
          </table:table-cell>
          <table:table-cell office:value-type="string" calcext:value-type="string">
            <text:p>Loring</text:p>
          </table:table-cell>
          <table:table-cell table:formula="of:=COM.MICROSOFT.CONCAT(LEFT([.A358];1); &quot;.&quot;;  [.B358])" office:value-type="string" office:string-value="C.Loring" calcext:value-type="string">
            <text:p>C.Loring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Sidonia</text:p>
          </table:table-cell>
          <table:table-cell office:value-type="string" calcext:value-type="string">
            <text:p>Juback</text:p>
          </table:table-cell>
          <table:table-cell table:formula="of:=COM.MICROSOFT.CONCAT(LEFT([.A359];1); &quot;.&quot;;  [.B359])" office:value-type="string" office:string-value="S.Juback" calcext:value-type="string">
            <text:p>S.Juback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Brunhilda</text:p>
          </table:table-cell>
          <table:table-cell office:value-type="string" calcext:value-type="string">
            <text:p>Swaine</text:p>
          </table:table-cell>
          <table:table-cell table:formula="of:=COM.MICROSOFT.CONCAT(LEFT([.A360];1); &quot;.&quot;;  [.B360])" office:value-type="string" office:string-value="B.Swaine" calcext:value-type="string">
            <text:p>B.Swain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Tish</text:p>
          </table:table-cell>
          <table:table-cell office:value-type="string" calcext:value-type="string">
            <text:p>Ansilma</text:p>
          </table:table-cell>
          <table:table-cell table:formula="of:=COM.MICROSOFT.CONCAT(LEFT([.A361];1); &quot;.&quot;;  [.B361])" office:value-type="string" office:string-value="T.Ansilma" calcext:value-type="string">
            <text:p>T.Ansilm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Felicity</text:p>
          </table:table-cell>
          <table:table-cell office:value-type="string" calcext:value-type="string">
            <text:p>Averell</text:p>
          </table:table-cell>
          <table:table-cell table:formula="of:=COM.MICROSOFT.CONCAT(LEFT([.A362];1); &quot;.&quot;;  [.B362])" office:value-type="string" office:string-value="F.Averell" calcext:value-type="string">
            <text:p>F.Averell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Guenevere</text:p>
          </table:table-cell>
          <table:table-cell office:value-type="string" calcext:value-type="string">
            <text:p>Klute</text:p>
          </table:table-cell>
          <table:table-cell table:formula="of:=COM.MICROSOFT.CONCAT(LEFT([.A363];1); &quot;.&quot;;  [.B363])" office:value-type="string" office:string-value="G.Klute" calcext:value-type="string">
            <text:p>G.Klut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Shirley</text:p>
          </table:table-cell>
          <table:table-cell office:value-type="string" calcext:value-type="string">
            <text:p>Pate</text:p>
          </table:table-cell>
          <table:table-cell table:formula="of:=COM.MICROSOFT.CONCAT(LEFT([.A364];1); &quot;.&quot;;  [.B364])" office:value-type="string" office:string-value="S.Pate" calcext:value-type="string">
            <text:p>S.Pat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Lavinie</text:p>
          </table:table-cell>
          <table:table-cell office:value-type="string" calcext:value-type="string">
            <text:p>O'Dell</text:p>
          </table:table-cell>
          <table:table-cell table:formula="of:=COM.MICROSOFT.CONCAT(LEFT([.A365];1); &quot;.&quot;;  [.B365])" office:value-type="string" office:string-value="L.O'Dell" calcext:value-type="string">
            <text:p>L.O'Dell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Kendre</text:p>
          </table:table-cell>
          <table:table-cell office:value-type="string" calcext:value-type="string">
            <text:p>Gal</text:p>
          </table:table-cell>
          <table:table-cell table:formula="of:=COM.MICROSOFT.CONCAT(LEFT([.A366];1); &quot;.&quot;;  [.B366])" office:value-type="string" office:string-value="K.Gal" calcext:value-type="string">
            <text:p>K.Gal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Henrie</text:p>
          </table:table-cell>
          <table:table-cell office:value-type="string" calcext:value-type="string">
            <text:p>Boykins</text:p>
          </table:table-cell>
          <table:table-cell table:formula="of:=COM.MICROSOFT.CONCAT(LEFT([.A367];1); &quot;.&quot;;  [.B367])" office:value-type="string" office:string-value="H.Boykins" calcext:value-type="string">
            <text:p>H.Boykins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Brigid</text:p>
          </table:table-cell>
          <table:table-cell office:value-type="string" calcext:value-type="string">
            <text:p>Medor</text:p>
          </table:table-cell>
          <table:table-cell table:formula="of:=COM.MICROSOFT.CONCAT(LEFT([.A368];1); &quot;.&quot;;  [.B368])" office:value-type="string" office:string-value="B.Medor" calcext:value-type="string">
            <text:p>B.Medor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Beatrix</text:p>
          </table:table-cell>
          <table:table-cell office:value-type="string" calcext:value-type="string">
            <text:p>Pepillo</text:p>
          </table:table-cell>
          <table:table-cell table:formula="of:=COM.MICROSOFT.CONCAT(LEFT([.A369];1); &quot;.&quot;;  [.B369])" office:value-type="string" office:string-value="B.Pepillo" calcext:value-type="string">
            <text:p>B.Pepillo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Donella</text:p>
          </table:table-cell>
          <table:table-cell office:value-type="string" calcext:value-type="string">
            <text:p>Rivera</text:p>
          </table:table-cell>
          <table:table-cell table:formula="of:=COM.MICROSOFT.CONCAT(LEFT([.A370];1); &quot;.&quot;;  [.B370])" office:value-type="string" office:string-value="D.Rivera" calcext:value-type="string">
            <text:p>D.River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Linet</text:p>
          </table:table-cell>
          <table:table-cell office:value-type="string" calcext:value-type="string">
            <text:p>Jana</text:p>
          </table:table-cell>
          <table:table-cell table:formula="of:=COM.MICROSOFT.CONCAT(LEFT([.A371];1); &quot;.&quot;;  [.B371])" office:value-type="string" office:string-value="L.Jana" calcext:value-type="string">
            <text:p>L.Jan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harmine</text:p>
          </table:table-cell>
          <table:table-cell office:value-type="string" calcext:value-type="string">
            <text:p>Wilburt</text:p>
          </table:table-cell>
          <table:table-cell table:formula="of:=COM.MICROSOFT.CONCAT(LEFT([.A372];1); &quot;.&quot;;  [.B372])" office:value-type="string" office:string-value="C.Wilburt" calcext:value-type="string">
            <text:p>C.Wilburt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Eleen</text:p>
          </table:table-cell>
          <table:table-cell office:value-type="string" calcext:value-type="string">
            <text:p>Brandenburg</text:p>
          </table:table-cell>
          <table:table-cell table:formula="of:=COM.MICROSOFT.CONCAT(LEFT([.A373];1); &quot;.&quot;;  [.B373])" office:value-type="string" office:string-value="E.Brandenburg" calcext:value-type="string">
            <text:p>E.Brandenburg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herey</text:p>
          </table:table-cell>
          <table:table-cell office:value-type="string" calcext:value-type="string">
            <text:p>Lagasse</text:p>
          </table:table-cell>
          <table:table-cell table:formula="of:=COM.MICROSOFT.CONCAT(LEFT([.A374];1); &quot;.&quot;;  [.B374])" office:value-type="string" office:string-value="C.Lagasse" calcext:value-type="string">
            <text:p>C.Lagass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Krystyna</text:p>
          </table:table-cell>
          <table:table-cell office:value-type="string" calcext:value-type="string">
            <text:p>Amanda</text:p>
          </table:table-cell>
          <table:table-cell table:formula="of:=COM.MICROSOFT.CONCAT(LEFT([.A375];1); &quot;.&quot;;  [.B375])" office:value-type="string" office:string-value="K.Amanda" calcext:value-type="string">
            <text:p>K.Amand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llegra</text:p>
          </table:table-cell>
          <table:table-cell office:value-type="string" calcext:value-type="string">
            <text:p>Trey</text:p>
          </table:table-cell>
          <table:table-cell table:formula="of:=COM.MICROSOFT.CONCAT(LEFT([.A376];1); &quot;.&quot;;  [.B376])" office:value-type="string" office:string-value="A.Trey" calcext:value-type="string">
            <text:p>A.Trey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gace</text:p>
          </table:table-cell>
          <table:table-cell office:value-type="string" calcext:value-type="string">
            <text:p>Beckett</text:p>
          </table:table-cell>
          <table:table-cell table:formula="of:=COM.MICROSOFT.CONCAT(LEFT([.A377];1); &quot;.&quot;;  [.B377])" office:value-type="string" office:string-value="A.Beckett" calcext:value-type="string">
            <text:p>A.Beckett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Wileen</text:p>
          </table:table-cell>
          <table:table-cell office:value-type="string" calcext:value-type="string">
            <text:p>Cullin</text:p>
          </table:table-cell>
          <table:table-cell table:formula="of:=COM.MICROSOFT.CONCAT(LEFT([.A378];1); &quot;.&quot;;  [.B378])" office:value-type="string" office:string-value="W.Cullin" calcext:value-type="string">
            <text:p>W.Culli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hrystel</text:p>
          </table:table-cell>
          <table:table-cell office:value-type="string" calcext:value-type="string">
            <text:p>Howe</text:p>
          </table:table-cell>
          <table:table-cell table:formula="of:=COM.MICROSOFT.CONCAT(LEFT([.A379];1); &quot;.&quot;;  [.B379])" office:value-type="string" office:string-value="C.Howe" calcext:value-type="string">
            <text:p>C.How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Lynnett</text:p>
          </table:table-cell>
          <table:table-cell office:value-type="string" calcext:value-type="string">
            <text:p>Emmy</text:p>
          </table:table-cell>
          <table:table-cell table:formula="of:=COM.MICROSOFT.CONCAT(LEFT([.A380];1); &quot;.&quot;;  [.B380])" office:value-type="string" office:string-value="L.Emmy" calcext:value-type="string">
            <text:p>L.Emmy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aure</text:p>
          </table:table-cell>
          <table:table-cell office:value-type="string" calcext:value-type="string">
            <text:p>Amsden</text:p>
          </table:table-cell>
          <table:table-cell table:formula="of:=COM.MICROSOFT.CONCAT(LEFT([.A381];1); &quot;.&quot;;  [.B381])" office:value-type="string" office:string-value="M.Amsden" calcext:value-type="string">
            <text:p>M.Amsde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Rianon</text:p>
          </table:table-cell>
          <table:table-cell office:value-type="string" calcext:value-type="string">
            <text:p>Tremann</text:p>
          </table:table-cell>
          <table:table-cell table:formula="of:=COM.MICROSOFT.CONCAT(LEFT([.A382];1); &quot;.&quot;;  [.B382])" office:value-type="string" office:string-value="R.Tremann" calcext:value-type="string">
            <text:p>R.Treman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lma</text:p>
          </table:table-cell>
          <table:table-cell office:value-type="string" calcext:value-type="string">
            <text:p>Adalheid</text:p>
          </table:table-cell>
          <table:table-cell table:formula="of:=COM.MICROSOFT.CONCAT(LEFT([.A383];1); &quot;.&quot;;  [.B383])" office:value-type="string" office:string-value="A.Adalheid" calcext:value-type="string">
            <text:p>A.Adalheid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Joey</text:p>
          </table:table-cell>
          <table:table-cell office:value-type="string" calcext:value-type="string">
            <text:p>Freemon</text:p>
          </table:table-cell>
          <table:table-cell table:formula="of:=COM.MICROSOFT.CONCAT(LEFT([.A384];1); &quot;.&quot;;  [.B384])" office:value-type="string" office:string-value="J.Freemon" calcext:value-type="string">
            <text:p>J.Freemo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llyn</text:p>
          </table:table-cell>
          <table:table-cell office:value-type="string" calcext:value-type="string">
            <text:p>Gemmell</text:p>
          </table:table-cell>
          <table:table-cell table:formula="of:=COM.MICROSOFT.CONCAT(LEFT([.A385];1); &quot;.&quot;;  [.B385])" office:value-type="string" office:string-value="A.Gemmell" calcext:value-type="string">
            <text:p>A.Gemmell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Tasia</text:p>
          </table:table-cell>
          <table:table-cell office:value-type="string" calcext:value-type="string">
            <text:p>Ping</text:p>
          </table:table-cell>
          <table:table-cell table:formula="of:=COM.MICROSOFT.CONCAT(LEFT([.A386];1); &quot;.&quot;;  [.B386])" office:value-type="string" office:string-value="T.Ping" calcext:value-type="string">
            <text:p>T.Ping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Sibyl</text:p>
          </table:table-cell>
          <table:table-cell office:value-type="string" calcext:value-type="string">
            <text:p>Udall</text:p>
          </table:table-cell>
          <table:table-cell table:formula="of:=COM.MICROSOFT.CONCAT(LEFT([.A387];1); &quot;.&quot;;  [.B387])" office:value-type="string" office:string-value="S.Udall" calcext:value-type="string">
            <text:p>S.Udall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arcy</text:p>
          </table:table-cell>
          <table:table-cell office:value-type="string" calcext:value-type="string">
            <text:p>Kenji</text:p>
          </table:table-cell>
          <table:table-cell table:formula="of:=COM.MICROSOFT.CONCAT(LEFT([.A388];1); &quot;.&quot;;  [.B388])" office:value-type="string" office:string-value="M.Kenji" calcext:value-type="string">
            <text:p>M.Kenji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Jinny</text:p>
          </table:table-cell>
          <table:table-cell office:value-type="string" calcext:value-type="string">
            <text:p>Suzanna</text:p>
          </table:table-cell>
          <table:table-cell table:formula="of:=COM.MICROSOFT.CONCAT(LEFT([.A389];1); &quot;.&quot;;  [.B389])" office:value-type="string" office:string-value="J.Suzanna" calcext:value-type="string">
            <text:p>J.Suzann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Lindie</text:p>
          </table:table-cell>
          <table:table-cell office:value-type="string" calcext:value-type="string">
            <text:p>Loginov</text:p>
          </table:table-cell>
          <table:table-cell table:formula="of:=COM.MICROSOFT.CONCAT(LEFT([.A390];1); &quot;.&quot;;  [.B390])" office:value-type="string" office:string-value="L.Loginov" calcext:value-type="string">
            <text:p>L.Loginov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Ruthy</text:p>
          </table:table-cell>
          <table:table-cell office:value-type="string" calcext:value-type="string">
            <text:p>Prady</text:p>
          </table:table-cell>
          <table:table-cell table:formula="of:=COM.MICROSOFT.CONCAT(LEFT([.A391];1); &quot;.&quot;;  [.B391])" office:value-type="string" office:string-value="R.Prady" calcext:value-type="string">
            <text:p>R.Prady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Sharron</text:p>
          </table:table-cell>
          <table:table-cell office:value-type="string" calcext:value-type="string">
            <text:p>Innis</text:p>
          </table:table-cell>
          <table:table-cell table:formula="of:=COM.MICROSOFT.CONCAT(LEFT([.A392];1); &quot;.&quot;;  [.B392])" office:value-type="string" office:string-value="S.Innis" calcext:value-type="string">
            <text:p>S.Innis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Kat</text:p>
          </table:table-cell>
          <table:table-cell office:value-type="string" calcext:value-type="string">
            <text:p>Wieche</text:p>
          </table:table-cell>
          <table:table-cell table:formula="of:=COM.MICROSOFT.CONCAT(LEFT([.A393];1); &quot;.&quot;;  [.B393])" office:value-type="string" office:string-value="K.Wieche" calcext:value-type="string">
            <text:p>K.Wiech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gnella</text:p>
          </table:table-cell>
          <table:table-cell office:value-type="string" calcext:value-type="string">
            <text:p>Ru</text:p>
          </table:table-cell>
          <table:table-cell table:formula="of:=COM.MICROSOFT.CONCAT(LEFT([.A394];1); &quot;.&quot;;  [.B394])" office:value-type="string" office:string-value="A.Ru" calcext:value-type="string">
            <text:p>A.Ru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Samantha</text:p>
          </table:table-cell>
          <table:table-cell office:value-type="string" calcext:value-type="string">
            <text:p>Eoin</text:p>
          </table:table-cell>
          <table:table-cell table:formula="of:=COM.MICROSOFT.CONCAT(LEFT([.A395];1); &quot;.&quot;;  [.B395])" office:value-type="string" office:string-value="S.Eoin" calcext:value-type="string">
            <text:p>S.Eoi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Kynthia</text:p>
          </table:table-cell>
          <table:table-cell office:value-type="string" calcext:value-type="string">
            <text:p>Rafat</text:p>
          </table:table-cell>
          <table:table-cell table:formula="of:=COM.MICROSOFT.CONCAT(LEFT([.A396];1); &quot;.&quot;;  [.B396])" office:value-type="string" office:string-value="K.Rafat" calcext:value-type="string">
            <text:p>K.Rafat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Leila</text:p>
          </table:table-cell>
          <table:table-cell office:value-type="string" calcext:value-type="string">
            <text:p>Sissie</text:p>
          </table:table-cell>
          <table:table-cell table:formula="of:=COM.MICROSOFT.CONCAT(LEFT([.A397];1); &quot;.&quot;;  [.B397])" office:value-type="string" office:string-value="L.Sissie" calcext:value-type="string">
            <text:p>L.Sissi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mberly</text:p>
          </table:table-cell>
          <table:table-cell office:value-type="string" calcext:value-type="string">
            <text:p>Shulock</text:p>
          </table:table-cell>
          <table:table-cell table:formula="of:=COM.MICROSOFT.CONCAT(LEFT([.A398];1); &quot;.&quot;;  [.B398])" office:value-type="string" office:string-value="A.Shulock" calcext:value-type="string">
            <text:p>A.Shulock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Shari</text:p>
          </table:table-cell>
          <table:table-cell office:value-type="string" calcext:value-type="string">
            <text:p>Duer</text:p>
          </table:table-cell>
          <table:table-cell table:formula="of:=COM.MICROSOFT.CONCAT(LEFT([.A399];1); &quot;.&quot;;  [.B399])" office:value-type="string" office:string-value="S.Duer" calcext:value-type="string">
            <text:p>S.Duer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Yettie</text:p>
          </table:table-cell>
          <table:table-cell office:value-type="string" calcext:value-type="string">
            <text:p>Ardehs</text:p>
          </table:table-cell>
          <table:table-cell table:formula="of:=COM.MICROSOFT.CONCAT(LEFT([.A400];1); &quot;.&quot;;  [.B400])" office:value-type="string" office:string-value="Y.Ardehs" calcext:value-type="string">
            <text:p>Y.Ardehs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Roxy</text:p>
          </table:table-cell>
          <table:table-cell office:value-type="string" calcext:value-type="string">
            <text:p>Aspia</text:p>
          </table:table-cell>
          <table:table-cell table:formula="of:=COM.MICROSOFT.CONCAT(LEFT([.A401];1); &quot;.&quot;;  [.B401])" office:value-type="string" office:string-value="R.Aspia" calcext:value-type="string">
            <text:p>R.Aspi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Yalonda</text:p>
          </table:table-cell>
          <table:table-cell office:value-type="string" calcext:value-type="string">
            <text:p>Lisabet</text:p>
          </table:table-cell>
          <table:table-cell table:formula="of:=COM.MICROSOFT.CONCAT(LEFT([.A402];1); &quot;.&quot;;  [.B402])" office:value-type="string" office:string-value="Y.Lisabet" calcext:value-type="string">
            <text:p>Y.Lisabet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Tuesday</text:p>
          </table:table-cell>
          <table:table-cell office:value-type="string" calcext:value-type="string">
            <text:p>Girand</text:p>
          </table:table-cell>
          <table:table-cell table:formula="of:=COM.MICROSOFT.CONCAT(LEFT([.A403];1); &quot;.&quot;;  [.B403])" office:value-type="string" office:string-value="T.Girand" calcext:value-type="string">
            <text:p>T.Girand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Bernetta</text:p>
          </table:table-cell>
          <table:table-cell office:value-type="string" calcext:value-type="string">
            <text:p>Devi</text:p>
          </table:table-cell>
          <table:table-cell table:formula="of:=COM.MICROSOFT.CONCAT(LEFT([.A404];1); &quot;.&quot;;  [.B404])" office:value-type="string" office:string-value="B.Devi" calcext:value-type="string">
            <text:p>B.Devi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Erika</text:p>
          </table:table-cell>
          <table:table-cell office:value-type="string" calcext:value-type="string">
            <text:p>Fredie</text:p>
          </table:table-cell>
          <table:table-cell table:formula="of:=COM.MICROSOFT.CONCAT(LEFT([.A405];1); &quot;.&quot;;  [.B405])" office:value-type="string" office:string-value="E.Fredie" calcext:value-type="string">
            <text:p>E.Fredi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risten</text:p>
          </table:table-cell>
          <table:table-cell office:value-type="string" calcext:value-type="string">
            <text:p>Kippie</text:p>
          </table:table-cell>
          <table:table-cell table:formula="of:=COM.MICROSOFT.CONCAT(LEFT([.A406];1); &quot;.&quot;;  [.B406])" office:value-type="string" office:string-value="C.Kippie" calcext:value-type="string">
            <text:p>C.Kippi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Tallie</text:p>
          </table:table-cell>
          <table:table-cell office:value-type="string" calcext:value-type="string">
            <text:p>Lorianna</text:p>
          </table:table-cell>
          <table:table-cell table:formula="of:=COM.MICROSOFT.CONCAT(LEFT([.A407];1); &quot;.&quot;;  [.B407])" office:value-type="string" office:string-value="T.Lorianna" calcext:value-type="string">
            <text:p>T.Loriann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alia</text:p>
          </table:table-cell>
          <table:table-cell office:value-type="string" calcext:value-type="string">
            <text:p>Griffith</text:p>
          </table:table-cell>
          <table:table-cell table:formula="of:=COM.MICROSOFT.CONCAT(LEFT([.A408];1); &quot;.&quot;;  [.B408])" office:value-type="string" office:string-value="M.Griffith" calcext:value-type="string">
            <text:p>M.Griffith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Benetta</text:p>
          </table:table-cell>
          <table:table-cell office:value-type="string" calcext:value-type="string">
            <text:p>Leena</text:p>
          </table:table-cell>
          <table:table-cell table:formula="of:=COM.MICROSOFT.CONCAT(LEFT([.A409];1); &quot;.&quot;;  [.B409])" office:value-type="string" office:string-value="B.Leena" calcext:value-type="string">
            <text:p>B.Leen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Faustina</text:p>
          </table:table-cell>
          <table:table-cell office:value-type="string" calcext:value-type="string">
            <text:p>Frederigo</text:p>
          </table:table-cell>
          <table:table-cell table:formula="of:=COM.MICROSOFT.CONCAT(LEFT([.A410];1); &quot;.&quot;;  [.B410])" office:value-type="string" office:string-value="F.Frederigo" calcext:value-type="string">
            <text:p>F.Frederigo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Dayle</text:p>
          </table:table-cell>
          <table:table-cell office:value-type="string" calcext:value-type="string">
            <text:p>Modesty</text:p>
          </table:table-cell>
          <table:table-cell table:formula="of:=COM.MICROSOFT.CONCAT(LEFT([.A411];1); &quot;.&quot;;  [.B411])" office:value-type="string" office:string-value="D.Modesty" calcext:value-type="string">
            <text:p>D.Modesty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Lurleen</text:p>
          </table:table-cell>
          <table:table-cell office:value-type="string" calcext:value-type="string">
            <text:p>Wilber</text:p>
          </table:table-cell>
          <table:table-cell table:formula="of:=COM.MICROSOFT.CONCAT(LEFT([.A412];1); &quot;.&quot;;  [.B412])" office:value-type="string" office:string-value="L.Wilber" calcext:value-type="string">
            <text:p>L.Wilber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Karita</text:p>
          </table:table-cell>
          <table:table-cell office:value-type="string" calcext:value-type="string">
            <text:p>Wheelwright</text:p>
          </table:table-cell>
          <table:table-cell table:formula="of:=COM.MICROSOFT.CONCAT(LEFT([.A413];1); &quot;.&quot;;  [.B413])" office:value-type="string" office:string-value="K.Wheelwright" calcext:value-type="string">
            <text:p>K.Wheelwright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arnie</text:p>
          </table:table-cell>
          <table:table-cell office:value-type="string" calcext:value-type="string">
            <text:p>Pelagi</text:p>
          </table:table-cell>
          <table:table-cell table:formula="of:=COM.MICROSOFT.CONCAT(LEFT([.A414];1); &quot;.&quot;;  [.B414])" office:value-type="string" office:string-value="M.Pelagi" calcext:value-type="string">
            <text:p>M.Pelagi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Stafani</text:p>
          </table:table-cell>
          <table:table-cell office:value-type="string" calcext:value-type="string">
            <text:p>Terryn</text:p>
          </table:table-cell>
          <table:table-cell table:formula="of:=COM.MICROSOFT.CONCAT(LEFT([.A415];1); &quot;.&quot;;  [.B415])" office:value-type="string" office:string-value="S.Terryn" calcext:value-type="string">
            <text:p>S.Terry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Babbie</text:p>
          </table:table-cell>
          <table:table-cell office:value-type="string" calcext:value-type="string">
            <text:p>Queri</text:p>
          </table:table-cell>
          <table:table-cell table:formula="of:=COM.MICROSOFT.CONCAT(LEFT([.A416];1); &quot;.&quot;;  [.B416])" office:value-type="string" office:string-value="B.Queri" calcext:value-type="string">
            <text:p>B.Queri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Nicolette</text:p>
          </table:table-cell>
          <table:table-cell office:value-type="string" calcext:value-type="string">
            <text:p>Karil</text:p>
          </table:table-cell>
          <table:table-cell table:formula="of:=COM.MICROSOFT.CONCAT(LEFT([.A417];1); &quot;.&quot;;  [.B417])" office:value-type="string" office:string-value="N.Karil" calcext:value-type="string">
            <text:p>N.Karil</text:p>
          </table:table-cell>
          <table:table-cell office:value-type="float" office:value="528927176" calcext:value-type="float">
            <text:p>528927176</text:p>
          </table:table-cell>
        </table:table-row>
        <table:table-row table:style-name="ro2">
          <table:table-cell office:value-type="string" calcext:value-type="string">
            <text:p>Alfie</text:p>
          </table:table-cell>
          <table:table-cell office:value-type="string" calcext:value-type="string">
            <text:p>Ortensia</text:p>
          </table:table-cell>
          <table:table-cell table:formula="of:=COM.MICROSOFT.CONCAT(LEFT([.A418];1); &quot;.&quot;;  [.B418])" office:value-type="string" office:string-value="A.Ortensia" calcext:value-type="string">
            <text:p>A.Ortensi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Vera</text:p>
          </table:table-cell>
          <table:table-cell office:value-type="string" calcext:value-type="string">
            <text:p>Hogle</text:p>
          </table:table-cell>
          <table:table-cell table:formula="of:=COM.MICROSOFT.CONCAT(LEFT([.A419];1); &quot;.&quot;;  [.B419])" office:value-type="string" office:string-value="V.Hogle" calcext:value-type="string">
            <text:p>V.Hogl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Yetty</text:p>
          </table:table-cell>
          <table:table-cell office:value-type="string" calcext:value-type="string">
            <text:p>Heiner</text:p>
          </table:table-cell>
          <table:table-cell table:formula="of:=COM.MICROSOFT.CONCAT(LEFT([.A420];1); &quot;.&quot;;  [.B420])" office:value-type="string" office:string-value="Y.Heiner" calcext:value-type="string">
            <text:p>Y.Heiner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Shirley</text:p>
          </table:table-cell>
          <table:table-cell office:value-type="string" calcext:value-type="string">
            <text:p>Devina</text:p>
          </table:table-cell>
          <table:table-cell table:formula="of:=COM.MICROSOFT.CONCAT(LEFT([.A421];1); &quot;.&quot;;  [.B421])" office:value-type="string" office:string-value="S.Devina" calcext:value-type="string">
            <text:p>S.Devin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Tierney</text:p>
          </table:table-cell>
          <table:table-cell office:value-type="string" calcext:value-type="string">
            <text:p>Bortman</text:p>
          </table:table-cell>
          <table:table-cell table:formula="of:=COM.MICROSOFT.CONCAT(LEFT([.A422];1); &quot;.&quot;;  [.B422])" office:value-type="string" office:string-value="T.Bortman" calcext:value-type="string">
            <text:p>T.Bortma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Eveline</text:p>
          </table:table-cell>
          <table:table-cell office:value-type="string" calcext:value-type="string">
            <text:p>Bennir</text:p>
          </table:table-cell>
          <table:table-cell table:formula="of:=COM.MICROSOFT.CONCAT(LEFT([.A423];1); &quot;.&quot;;  [.B423])" office:value-type="string" office:string-value="E.Bennir" calcext:value-type="string">
            <text:p>E.Bennir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Heather</text:p>
          </table:table-cell>
          <table:table-cell office:value-type="string" calcext:value-type="string">
            <text:p>Chladek</text:p>
          </table:table-cell>
          <table:table-cell table:formula="of:=COM.MICROSOFT.CONCAT(LEFT([.A424];1); &quot;.&quot;;  [.B424])" office:value-type="string" office:string-value="H.Chladek" calcext:value-type="string">
            <text:p>H.Chladek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Heath</text:p>
          </table:table-cell>
          <table:table-cell office:value-type="string" calcext:value-type="string">
            <text:p>Kip</text:p>
          </table:table-cell>
          <table:table-cell table:formula="of:=COM.MICROSOFT.CONCAT(LEFT([.A425];1); &quot;.&quot;;  [.B425])" office:value-type="string" office:string-value="H.Kip" calcext:value-type="string">
            <text:p>H.Kip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Vivyanne</text:p>
          </table:table-cell>
          <table:table-cell office:value-type="string" calcext:value-type="string">
            <text:p>Joyce</text:p>
          </table:table-cell>
          <table:table-cell table:formula="of:=COM.MICROSOFT.CONCAT(LEFT([.A426];1); &quot;.&quot;;  [.B426])" office:value-type="string" office:string-value="V.Joyce" calcext:value-type="string">
            <text:p>V.Joyc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Bab</text:p>
          </table:table-cell>
          <table:table-cell office:value-type="string" calcext:value-type="string">
            <text:p>Dorelle</text:p>
          </table:table-cell>
          <table:table-cell table:formula="of:=COM.MICROSOFT.CONCAT(LEFT([.A427];1); &quot;.&quot;;  [.B427])" office:value-type="string" office:string-value="B.Dorelle" calcext:value-type="string">
            <text:p>B.Dorell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Wilma</text:p>
          </table:table-cell>
          <table:table-cell office:value-type="string" calcext:value-type="string">
            <text:p>Napoleon</text:p>
          </table:table-cell>
          <table:table-cell table:formula="of:=COM.MICROSOFT.CONCAT(LEFT([.A428];1); &quot;.&quot;;  [.B428])" office:value-type="string" office:string-value="W.Napoleon" calcext:value-type="string">
            <text:p>W.Napoleo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Suzie</text:p>
          </table:table-cell>
          <table:table-cell office:value-type="string" calcext:value-type="string">
            <text:p>Boatwright</text:p>
          </table:table-cell>
          <table:table-cell table:formula="of:=COM.MICROSOFT.CONCAT(LEFT([.A429];1); &quot;.&quot;;  [.B429])" office:value-type="string" office:string-value="S.Boatwright" calcext:value-type="string">
            <text:p>S.Boatwright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Kimberly</text:p>
          </table:table-cell>
          <table:table-cell office:value-type="string" calcext:value-type="string">
            <text:p>Stegman</text:p>
          </table:table-cell>
          <table:table-cell table:formula="of:=COM.MICROSOFT.CONCAT(LEFT([.A430];1); &quot;.&quot;;  [.B430])" office:value-type="string" office:string-value="K.Stegman" calcext:value-type="string">
            <text:p>K.Stegma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Xena</text:p>
          </table:table-cell>
          <table:table-cell office:value-type="string" calcext:value-type="string">
            <text:p>Lotti</text:p>
          </table:table-cell>
          <table:table-cell table:formula="of:=COM.MICROSOFT.CONCAT(LEFT([.A431];1); &quot;.&quot;;  [.B431])" office:value-type="string" office:string-value="X.Lotti" calcext:value-type="string">
            <text:p>X.Lotti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Nalani</text:p>
          </table:table-cell>
          <table:table-cell office:value-type="string" calcext:value-type="string">
            <text:p>Zeralda</text:p>
          </table:table-cell>
          <table:table-cell table:formula="of:=COM.MICROSOFT.CONCAT(LEFT([.A432];1); &quot;.&quot;;  [.B432])" office:value-type="string" office:string-value="N.Zeralda" calcext:value-type="string">
            <text:p>N.Zerald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elli</text:p>
          </table:table-cell>
          <table:table-cell office:value-type="string" calcext:value-type="string">
            <text:p>Eddie</text:p>
          </table:table-cell>
          <table:table-cell table:formula="of:=COM.MICROSOFT.CONCAT(LEFT([.A433];1); &quot;.&quot;;  [.B433])" office:value-type="string" office:string-value="M.Eddie" calcext:value-type="string">
            <text:p>M.Eddi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Pauli</text:p>
          </table:table-cell>
          <table:table-cell office:value-type="string" calcext:value-type="string">
            <text:p>Verdha</text:p>
          </table:table-cell>
          <table:table-cell table:formula="of:=COM.MICROSOFT.CONCAT(LEFT([.A434];1); &quot;.&quot;;  [.B434])" office:value-type="string" office:string-value="P.Verdha" calcext:value-type="string">
            <text:p>P.Verdh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Nata</text:p>
          </table:table-cell>
          <table:table-cell office:value-type="string" calcext:value-type="string">
            <text:p>Hengel</text:p>
          </table:table-cell>
          <table:table-cell table:formula="of:=COM.MICROSOFT.CONCAT(LEFT([.A435];1); &quot;.&quot;;  [.B435])" office:value-type="string" office:string-value="N.Hengel" calcext:value-type="string">
            <text:p>N.Hengel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ndreana</text:p>
          </table:table-cell>
          <table:table-cell office:value-type="string" calcext:value-type="string">
            <text:p>Dinah</text:p>
          </table:table-cell>
          <table:table-cell table:formula="of:=COM.MICROSOFT.CONCAT(LEFT([.A436];1); &quot;.&quot;;  [.B436])" office:value-type="string" office:string-value="A.Dinah" calcext:value-type="string">
            <text:p>A.Dinah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Codie</text:p>
          </table:table-cell>
          <table:table-cell table:formula="of:=COM.MICROSOFT.CONCAT(LEFT([.A437];1); &quot;.&quot;;  [.B437])" office:value-type="string" office:string-value="K.Codie" calcext:value-type="string">
            <text:p>K.Codi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drea</text:p>
          </table:table-cell>
          <table:table-cell office:value-type="string" calcext:value-type="string">
            <text:p>Michelle</text:p>
          </table:table-cell>
          <table:table-cell table:formula="of:=COM.MICROSOFT.CONCAT(LEFT([.A438];1); &quot;.&quot;;  [.B438])" office:value-type="string" office:string-value="A.Michelle" calcext:value-type="string">
            <text:p>A.Michell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Saree</text:p>
          </table:table-cell>
          <table:table-cell office:value-type="string" calcext:value-type="string">
            <text:p>Susannah</text:p>
          </table:table-cell>
          <table:table-cell table:formula="of:=COM.MICROSOFT.CONCAT(LEFT([.A439];1); &quot;.&quot;;  [.B439])" office:value-type="string" office:string-value="S.Susannah" calcext:value-type="string">
            <text:p>S.Susannah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Reggie</text:p>
          </table:table-cell>
          <table:table-cell office:value-type="string" calcext:value-type="string">
            <text:p>Kalil</text:p>
          </table:table-cell>
          <table:table-cell table:formula="of:=COM.MICROSOFT.CONCAT(LEFT([.A440];1); &quot;.&quot;;  [.B440])" office:value-type="string" office:string-value="R.Kalil" calcext:value-type="string">
            <text:p>R.Kalil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Ilysa</text:p>
          </table:table-cell>
          <table:table-cell office:value-type="string" calcext:value-type="string">
            <text:p>Ebony</text:p>
          </table:table-cell>
          <table:table-cell table:formula="of:=COM.MICROSOFT.CONCAT(LEFT([.A441];1); &quot;.&quot;;  [.B441])" office:value-type="string" office:string-value="I.Ebony" calcext:value-type="string">
            <text:p>I.Ebony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onsolata</text:p>
          </table:table-cell>
          <table:table-cell office:value-type="string" calcext:value-type="string">
            <text:p>Lance</text:p>
          </table:table-cell>
          <table:table-cell table:formula="of:=COM.MICROSOFT.CONCAT(LEFT([.A442];1); &quot;.&quot;;  [.B442])" office:value-type="string" office:string-value="C.Lance" calcext:value-type="string">
            <text:p>C.Lanc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Ferdinanda</text:p>
          </table:table-cell>
          <table:table-cell office:value-type="string" calcext:value-type="string">
            <text:p>Sawyer</text:p>
          </table:table-cell>
          <table:table-cell table:formula="of:=COM.MICROSOFT.CONCAT(LEFT([.A443];1); &quot;.&quot;;  [.B443])" office:value-type="string" office:string-value="F.Sawyer" calcext:value-type="string">
            <text:p>F.Sawyer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Joelly</text:p>
          </table:table-cell>
          <table:table-cell office:value-type="string" calcext:value-type="string">
            <text:p>Whelan</text:p>
          </table:table-cell>
          <table:table-cell table:formula="of:=COM.MICROSOFT.CONCAT(LEFT([.A444];1); &quot;.&quot;;  [.B444])" office:value-type="string" office:string-value="J.Whelan" calcext:value-type="string">
            <text:p>J.Whela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nnalise</text:p>
          </table:table-cell>
          <table:table-cell office:value-type="string" calcext:value-type="string">
            <text:p>Bathulda</text:p>
          </table:table-cell>
          <table:table-cell table:formula="of:=COM.MICROSOFT.CONCAT(LEFT([.A445];1); &quot;.&quot;;  [.B445])" office:value-type="string" office:string-value="A.Bathulda" calcext:value-type="string">
            <text:p>A.Bathuld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Bryna</text:p>
          </table:table-cell>
          <table:table-cell office:value-type="string" calcext:value-type="string">
            <text:p>Kenelm</text:p>
          </table:table-cell>
          <table:table-cell table:formula="of:=COM.MICROSOFT.CONCAT(LEFT([.A446];1); &quot;.&quot;;  [.B446])" office:value-type="string" office:string-value="B.Kenelm" calcext:value-type="string">
            <text:p>B.Kenelm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Kelci</text:p>
          </table:table-cell>
          <table:table-cell office:value-type="string" calcext:value-type="string">
            <text:p>Converse</text:p>
          </table:table-cell>
          <table:table-cell table:formula="of:=COM.MICROSOFT.CONCAT(LEFT([.A447];1); &quot;.&quot;;  [.B447])" office:value-type="string" office:string-value="K.Converse" calcext:value-type="string">
            <text:p>K.Convers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irelle</text:p>
          </table:table-cell>
          <table:table-cell office:value-type="string" calcext:value-type="string">
            <text:p>Profant</text:p>
          </table:table-cell>
          <table:table-cell table:formula="of:=COM.MICROSOFT.CONCAT(LEFT([.A448];1); &quot;.&quot;;  [.B448])" office:value-type="string" office:string-value="M.Profant" calcext:value-type="string">
            <text:p>M.Profant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Van</text:p>
          </table:table-cell>
          <table:table-cell office:value-type="string" calcext:value-type="string">
            <text:p>Vaas</text:p>
          </table:table-cell>
          <table:table-cell table:formula="of:=COM.MICROSOFT.CONCAT(LEFT([.A449];1); &quot;.&quot;;  [.B449])" office:value-type="string" office:string-value="V.Vaas" calcext:value-type="string">
            <text:p>V.Vaas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Lucille</text:p>
          </table:table-cell>
          <table:table-cell office:value-type="string" calcext:value-type="string">
            <text:p>Martita</text:p>
          </table:table-cell>
          <table:table-cell table:formula="of:=COM.MICROSOFT.CONCAT(LEFT([.A450];1); &quot;.&quot;;  [.B450])" office:value-type="string" office:string-value="L.Martita" calcext:value-type="string">
            <text:p>L.Martit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Willy</text:p>
          </table:table-cell>
          <table:table-cell office:value-type="string" calcext:value-type="string">
            <text:p>Durtschi</text:p>
          </table:table-cell>
          <table:table-cell table:formula="of:=COM.MICROSOFT.CONCAT(LEFT([.A451];1); &quot;.&quot;;  [.B451])" office:value-type="string" office:string-value="W.Durtschi" calcext:value-type="string">
            <text:p>W.Durtschi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Natalina</text:p>
          </table:table-cell>
          <table:table-cell office:value-type="string" calcext:value-type="string">
            <text:p>Ochs</text:p>
          </table:table-cell>
          <table:table-cell table:formula="of:=COM.MICROSOFT.CONCAT(LEFT([.A452];1); &quot;.&quot;;  [.B452])" office:value-type="string" office:string-value="N.Ochs" calcext:value-type="string">
            <text:p>N.Ochs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Gabbie</text:p>
          </table:table-cell>
          <table:table-cell office:value-type="string" calcext:value-type="string">
            <text:p>Abelard</text:p>
          </table:table-cell>
          <table:table-cell table:formula="of:=COM.MICROSOFT.CONCAT(LEFT([.A453];1); &quot;.&quot;;  [.B453])" office:value-type="string" office:string-value="G.Abelard" calcext:value-type="string">
            <text:p>G.Abelard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Bette-Ann</text:p>
          </table:table-cell>
          <table:table-cell office:value-type="string" calcext:value-type="string">
            <text:p>Madalyn</text:p>
          </table:table-cell>
          <table:table-cell table:formula="of:=COM.MICROSOFT.CONCAT(LEFT([.A454];1); &quot;.&quot;;  [.B454])" office:value-type="string" office:string-value="B.Madalyn" calcext:value-type="string">
            <text:p>B.Madaly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Opaline</text:p>
          </table:table-cell>
          <table:table-cell office:value-type="string" calcext:value-type="string">
            <text:p>Giglio</text:p>
          </table:table-cell>
          <table:table-cell table:formula="of:=COM.MICROSOFT.CONCAT(LEFT([.A455];1); &quot;.&quot;;  [.B455])" office:value-type="string" office:string-value="O.Giglio" calcext:value-type="string">
            <text:p>O.Giglio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Sabrina</text:p>
          </table:table-cell>
          <table:table-cell office:value-type="string" calcext:value-type="string">
            <text:p>Daile</text:p>
          </table:table-cell>
          <table:table-cell table:formula="of:=COM.MICROSOFT.CONCAT(LEFT([.A456];1); &quot;.&quot;;  [.B456])" office:value-type="string" office:string-value="S.Daile" calcext:value-type="string">
            <text:p>S.Dail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Kitti</text:p>
          </table:table-cell>
          <table:table-cell office:value-type="string" calcext:value-type="string">
            <text:p>Vallery</text:p>
          </table:table-cell>
          <table:table-cell table:formula="of:=COM.MICROSOFT.CONCAT(LEFT([.A457];1); &quot;.&quot;;  [.B457])" office:value-type="string" office:string-value="K.Vallery" calcext:value-type="string">
            <text:p>K.Vallery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arsha</text:p>
          </table:table-cell>
          <table:table-cell office:value-type="string" calcext:value-type="string">
            <text:p>Aelber</text:p>
          </table:table-cell>
          <table:table-cell table:formula="of:=COM.MICROSOFT.CONCAT(LEFT([.A458];1); &quot;.&quot;;  [.B458])" office:value-type="string" office:string-value="M.Aelber" calcext:value-type="string">
            <text:p>M.Aelber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Eilis</text:p>
          </table:table-cell>
          <table:table-cell office:value-type="string" calcext:value-type="string">
            <text:p>Tumer</text:p>
          </table:table-cell>
          <table:table-cell table:formula="of:=COM.MICROSOFT.CONCAT(LEFT([.A459];1); &quot;.&quot;;  [.B459])" office:value-type="string" office:string-value="E.Tumer" calcext:value-type="string">
            <text:p>E.Tumer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Joycelin</text:p>
          </table:table-cell>
          <table:table-cell office:value-type="string" calcext:value-type="string">
            <text:p>Minne</text:p>
          </table:table-cell>
          <table:table-cell table:formula="of:=COM.MICROSOFT.CONCAT(LEFT([.A460];1); &quot;.&quot;;  [.B460])" office:value-type="string" office:string-value="J.Minne" calcext:value-type="string">
            <text:p>J.Minn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Lindy</text:p>
          </table:table-cell>
          <table:table-cell office:value-type="string" calcext:value-type="string">
            <text:p>Fidel</text:p>
          </table:table-cell>
          <table:table-cell table:formula="of:=COM.MICROSOFT.CONCAT(LEFT([.A461];1); &quot;.&quot;;  [.B461])" office:value-type="string" office:string-value="L.Fidel" calcext:value-type="string">
            <text:p>L.Fidel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Bonny</text:p>
          </table:table-cell>
          <table:table-cell office:value-type="string" calcext:value-type="string">
            <text:p>Merv</text:p>
          </table:table-cell>
          <table:table-cell table:formula="of:=COM.MICROSOFT.CONCAT(LEFT([.A462];1); &quot;.&quot;;  [.B462])" office:value-type="string" office:string-value="B.Merv" calcext:value-type="string">
            <text:p>B.Merv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Raf</text:p>
          </table:table-cell>
          <table:table-cell office:value-type="string" calcext:value-type="string">
            <text:p>Niles</text:p>
          </table:table-cell>
          <table:table-cell table:formula="of:=COM.MICROSOFT.CONCAT(LEFT([.A463];1); &quot;.&quot;;  [.B463])" office:value-type="string" office:string-value="R.Niles" calcext:value-type="string">
            <text:p>R.Niles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Brear</text:p>
          </table:table-cell>
          <table:table-cell office:value-type="string" calcext:value-type="string">
            <text:p>Sell</text:p>
          </table:table-cell>
          <table:table-cell table:formula="of:=COM.MICROSOFT.CONCAT(LEFT([.A464];1); &quot;.&quot;;  [.B464])" office:value-type="string" office:string-value="B.Sell" calcext:value-type="string">
            <text:p>B.Sell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oralyn</text:p>
          </table:table-cell>
          <table:table-cell office:value-type="string" calcext:value-type="string">
            <text:p>Karney</text:p>
          </table:table-cell>
          <table:table-cell table:formula="of:=COM.MICROSOFT.CONCAT(LEFT([.A465];1); &quot;.&quot;;  [.B465])" office:value-type="string" office:string-value="C.Karney" calcext:value-type="string">
            <text:p>C.Karney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Tessi</text:p>
          </table:table-cell>
          <table:table-cell office:value-type="string" calcext:value-type="string">
            <text:p>Fleming</text:p>
          </table:table-cell>
          <table:table-cell table:formula="of:=COM.MICROSOFT.CONCAT(LEFT([.A466];1); &quot;.&quot;;  [.B466])" office:value-type="string" office:string-value="T.Fleming" calcext:value-type="string">
            <text:p>T.Fleming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inderella</text:p>
          </table:table-cell>
          <table:table-cell office:value-type="string" calcext:value-type="string">
            <text:p>Harsho</text:p>
          </table:table-cell>
          <table:table-cell table:formula="of:=COM.MICROSOFT.CONCAT(LEFT([.A467];1); &quot;.&quot;;  [.B467])" office:value-type="string" office:string-value="C.Harsho" calcext:value-type="string">
            <text:p>C.Harsho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Quintana</text:p>
          </table:table-cell>
          <table:table-cell office:value-type="string" calcext:value-type="string">
            <text:p>Gottwald</text:p>
          </table:table-cell>
          <table:table-cell table:formula="of:=COM.MICROSOFT.CONCAT(LEFT([.A468];1); &quot;.&quot;;  [.B468])" office:value-type="string" office:string-value="Q.Gottwald" calcext:value-type="string">
            <text:p>Q.Gottwald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Hatti</text:p>
          </table:table-cell>
          <table:table-cell office:value-type="string" calcext:value-type="string">
            <text:p>Eadie</text:p>
          </table:table-cell>
          <table:table-cell table:formula="of:=COM.MICROSOFT.CONCAT(LEFT([.A469];1); &quot;.&quot;;  [.B469])" office:value-type="string" office:string-value="H.Eadie" calcext:value-type="string">
            <text:p>H.Eadi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Honey</text:p>
          </table:table-cell>
          <table:table-cell office:value-type="string" calcext:value-type="string">
            <text:p>Bathelda</text:p>
          </table:table-cell>
          <table:table-cell table:formula="of:=COM.MICROSOFT.CONCAT(LEFT([.A470];1); &quot;.&quot;;  [.B470])" office:value-type="string" office:string-value="H.Bathelda" calcext:value-type="string">
            <text:p>H.Batheld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Dionne</text:p>
          </table:table-cell>
          <table:table-cell office:value-type="string" calcext:value-type="string">
            <text:p>Long</text:p>
          </table:table-cell>
          <table:table-cell table:formula="of:=COM.MICROSOFT.CONCAT(LEFT([.A471];1); &quot;.&quot;;  [.B471])" office:value-type="string" office:string-value="D.Long" calcext:value-type="string">
            <text:p>D.Long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Natasha</text:p>
          </table:table-cell>
          <table:table-cell office:value-type="string" calcext:value-type="string">
            <text:p>Frentz</text:p>
          </table:table-cell>
          <table:table-cell table:formula="of:=COM.MICROSOFT.CONCAT(LEFT([.A472];1); &quot;.&quot;;  [.B472])" office:value-type="string" office:string-value="N.Frentz" calcext:value-type="string">
            <text:p>N.Frentz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Nance</text:p>
          </table:table-cell>
          <table:table-cell office:value-type="string" calcext:value-type="string">
            <text:p>Jany</text:p>
          </table:table-cell>
          <table:table-cell table:formula="of:=COM.MICROSOFT.CONCAT(LEFT([.A473];1); &quot;.&quot;;  [.B473])" office:value-type="string" office:string-value="N.Jany" calcext:value-type="string">
            <text:p>N.Jany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Dede</text:p>
          </table:table-cell>
          <table:table-cell office:value-type="string" calcext:value-type="string">
            <text:p>Dagna</text:p>
          </table:table-cell>
          <table:table-cell table:formula="of:=COM.MICROSOFT.CONCAT(LEFT([.A474];1); &quot;.&quot;;  [.B474])" office:value-type="string" office:string-value="D.Dagna" calcext:value-type="string">
            <text:p>D.Dagn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hantalle</text:p>
          </table:table-cell>
          <table:table-cell office:value-type="string" calcext:value-type="string">
            <text:p>Jeffcott</text:p>
          </table:table-cell>
          <table:table-cell table:formula="of:=COM.MICROSOFT.CONCAT(LEFT([.A475];1); &quot;.&quot;;  [.B475])" office:value-type="string" office:string-value="C.Jeffcott" calcext:value-type="string">
            <text:p>C.Jeffcott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Nessa</text:p>
          </table:table-cell>
          <table:table-cell office:value-type="string" calcext:value-type="string">
            <text:p>Kylie</text:p>
          </table:table-cell>
          <table:table-cell table:formula="of:=COM.MICROSOFT.CONCAT(LEFT([.A476];1); &quot;.&quot;;  [.B476])" office:value-type="string" office:string-value="N.Kylie" calcext:value-type="string">
            <text:p>N.Kyli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Sibbie</text:p>
          </table:table-cell>
          <table:table-cell office:value-type="string" calcext:value-type="string">
            <text:p>Jezabelle</text:p>
          </table:table-cell>
          <table:table-cell table:formula="of:=COM.MICROSOFT.CONCAT(LEFT([.A477];1); &quot;.&quot;;  [.B477])" office:value-type="string" office:string-value="S.Jezabelle" calcext:value-type="string">
            <text:p>S.Jezabell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Sydelle</text:p>
          </table:table-cell>
          <table:table-cell office:value-type="string" calcext:value-type="string">
            <text:p>Ximenez</text:p>
          </table:table-cell>
          <table:table-cell table:formula="of:=COM.MICROSOFT.CONCAT(LEFT([.A478];1); &quot;.&quot;;  [.B478])" office:value-type="string" office:string-value="S.Ximenez" calcext:value-type="string">
            <text:p>S.Ximenez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Diann</text:p>
          </table:table-cell>
          <table:table-cell office:value-type="string" calcext:value-type="string">
            <text:p>Bergh</text:p>
          </table:table-cell>
          <table:table-cell table:formula="of:=COM.MICROSOFT.CONCAT(LEFT([.A479];1); &quot;.&quot;;  [.B479])" office:value-type="string" office:string-value="D.Bergh" calcext:value-type="string">
            <text:p>D.Bergh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Kesley</text:p>
          </table:table-cell>
          <table:table-cell office:value-type="string" calcext:value-type="string">
            <text:p>Weidman</text:p>
          </table:table-cell>
          <table:table-cell table:formula="of:=COM.MICROSOFT.CONCAT(LEFT([.A480];1); &quot;.&quot;;  [.B480])" office:value-type="string" office:string-value="K.Weidman" calcext:value-type="string">
            <text:p>K.Weidma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Lucita</text:p>
          </table:table-cell>
          <table:table-cell office:value-type="string" calcext:value-type="string">
            <text:p>Duwe</text:p>
          </table:table-cell>
          <table:table-cell table:formula="of:=COM.MICROSOFT.CONCAT(LEFT([.A481];1); &quot;.&quot;;  [.B481])" office:value-type="string" office:string-value="L.Duwe" calcext:value-type="string">
            <text:p>L.Duw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hristine</text:p>
          </table:table-cell>
          <table:table-cell office:value-type="string" calcext:value-type="string">
            <text:p>Gisela</text:p>
          </table:table-cell>
          <table:table-cell table:formula="of:=COM.MICROSOFT.CONCAT(LEFT([.A482];1); &quot;.&quot;;  [.B482])" office:value-type="string" office:string-value="C.Gisela" calcext:value-type="string">
            <text:p>C.Gisel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Vania</text:p>
          </table:table-cell>
          <table:table-cell office:value-type="string" calcext:value-type="string">
            <text:p>Minetta</text:p>
          </table:table-cell>
          <table:table-cell table:formula="of:=COM.MICROSOFT.CONCAT(LEFT([.A483];1); &quot;.&quot;;  [.B483])" office:value-type="string" office:string-value="V.Minetta" calcext:value-type="string">
            <text:p>V.Minett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Dulcie</text:p>
          </table:table-cell>
          <table:table-cell office:value-type="string" calcext:value-type="string">
            <text:p>Utas</text:p>
          </table:table-cell>
          <table:table-cell table:formula="of:=COM.MICROSOFT.CONCAT(LEFT([.A484];1); &quot;.&quot;;  [.B484])" office:value-type="string" office:string-value="D.Utas" calcext:value-type="string">
            <text:p>D.Utas</text:p>
          </table:table-cell>
          <table:table-cell office:value-type="float" office:value="4264667379" calcext:value-type="float">
            <text:p>4264667379</text:p>
          </table:table-cell>
        </table:table-row>
        <table:table-row table:style-name="ro2">
          <table:table-cell office:value-type="string" calcext:value-type="string">
            <text:p>Dell</text:p>
          </table:table-cell>
          <table:table-cell office:value-type="string" calcext:value-type="string">
            <text:p>Claudine</text:p>
          </table:table-cell>
          <table:table-cell table:formula="of:=COM.MICROSOFT.CONCAT(LEFT([.A485];1); &quot;.&quot;;  [.B485])" office:value-type="string" office:string-value="D.Claudine" calcext:value-type="string">
            <text:p>D.Claudin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Lynn</text:p>
          </table:table-cell>
          <table:table-cell office:value-type="string" calcext:value-type="string">
            <text:p>Rickert</text:p>
          </table:table-cell>
          <table:table-cell table:formula="of:=COM.MICROSOFT.CONCAT(LEFT([.A486];1); &quot;.&quot;;  [.B486])" office:value-type="string" office:string-value="L.Rickert" calcext:value-type="string">
            <text:p>L.Rickert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Brittan</text:p>
          </table:table-cell>
          <table:table-cell office:value-type="string" calcext:value-type="string">
            <text:p>McWherter</text:p>
          </table:table-cell>
          <table:table-cell table:formula="of:=COM.MICROSOFT.CONCAT(LEFT([.A487];1); &quot;.&quot;;  [.B487])" office:value-type="string" office:string-value="B.McWherter" calcext:value-type="string">
            <text:p>B.McWherter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issiee</text:p>
          </table:table-cell>
          <table:table-cell office:value-type="string" calcext:value-type="string">
            <text:p>Absalom</text:p>
          </table:table-cell>
          <table:table-cell table:formula="of:=COM.MICROSOFT.CONCAT(LEFT([.A488];1); &quot;.&quot;;  [.B488])" office:value-type="string" office:string-value="C.Absalom" calcext:value-type="string">
            <text:p>C.Absalom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Olivie</text:p>
          </table:table-cell>
          <table:table-cell office:value-type="string" calcext:value-type="string">
            <text:p>Bernadina</text:p>
          </table:table-cell>
          <table:table-cell table:formula="of:=COM.MICROSOFT.CONCAT(LEFT([.A489];1); &quot;.&quot;;  [.B489])" office:value-type="string" office:string-value="O.Bernadina" calcext:value-type="string">
            <text:p>O.Bernadin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Sybilla</text:p>
          </table:table-cell>
          <table:table-cell office:value-type="string" calcext:value-type="string">
            <text:p>Wash</text:p>
          </table:table-cell>
          <table:table-cell table:formula="of:=COM.MICROSOFT.CONCAT(LEFT([.A490];1); &quot;.&quot;;  [.B490])" office:value-type="string" office:string-value="S.Wash" calcext:value-type="string">
            <text:p>S.Wash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Scarlett</text:p>
          </table:table-cell>
          <table:table-cell office:value-type="string" calcext:value-type="string">
            <text:p>McNamara</text:p>
          </table:table-cell>
          <table:table-cell table:formula="of:=COM.MICROSOFT.CONCAT(LEFT([.A491];1); &quot;.&quot;;  [.B491])" office:value-type="string" office:string-value="S.McNamara" calcext:value-type="string">
            <text:p>S.McNamar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Bonnie</text:p>
          </table:table-cell>
          <table:table-cell office:value-type="string" calcext:value-type="string">
            <text:p>Mackenzie</text:p>
          </table:table-cell>
          <table:table-cell table:formula="of:=COM.MICROSOFT.CONCAT(LEFT([.A492];1); &quot;.&quot;;  [.B492])" office:value-type="string" office:string-value="B.Mackenzie" calcext:value-type="string">
            <text:p>B.Mackenzi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Keely</text:p>
          </table:table-cell>
          <table:table-cell office:value-type="string" calcext:value-type="string">
            <text:p>Burkhart</text:p>
          </table:table-cell>
          <table:table-cell table:formula="of:=COM.MICROSOFT.CONCAT(LEFT([.A493];1); &quot;.&quot;;  [.B493])" office:value-type="string" office:string-value="K.Burkhart" calcext:value-type="string">
            <text:p>K.Burkhart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Nesta</text:p>
          </table:table-cell>
          <table:table-cell office:value-type="string" calcext:value-type="string">
            <text:p>Gaylor</text:p>
          </table:table-cell>
          <table:table-cell table:formula="of:=COM.MICROSOFT.CONCAT(LEFT([.A494];1); &quot;.&quot;;  [.B494])" office:value-type="string" office:string-value="N.Gaylor" calcext:value-type="string">
            <text:p>N.Gaylor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licea</text:p>
          </table:table-cell>
          <table:table-cell office:value-type="string" calcext:value-type="string">
            <text:p>Micheil</text:p>
          </table:table-cell>
          <table:table-cell table:formula="of:=COM.MICROSOFT.CONCAT(LEFT([.A495];1); &quot;.&quot;;  [.B495])" office:value-type="string" office:string-value="A.Micheil" calcext:value-type="string">
            <text:p>A.Micheil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Raphaela</text:p>
          </table:table-cell>
          <table:table-cell office:value-type="string" calcext:value-type="string">
            <text:p>Vitia</text:p>
          </table:table-cell>
          <table:table-cell table:formula="of:=COM.MICROSOFT.CONCAT(LEFT([.A496];1); &quot;.&quot;;  [.B496])" office:value-type="string" office:string-value="R.Vitia" calcext:value-type="string">
            <text:p>R.Viti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adalena</text:p>
          </table:table-cell>
          <table:table-cell office:value-type="string" calcext:value-type="string">
            <text:p>Dygal</text:p>
          </table:table-cell>
          <table:table-cell table:formula="of:=COM.MICROSOFT.CONCAT(LEFT([.A497];1); &quot;.&quot;;  [.B497])" office:value-type="string" office:string-value="M.Dygal" calcext:value-type="string">
            <text:p>M.Dygal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larey</text:p>
          </table:table-cell>
          <table:table-cell office:value-type="string" calcext:value-type="string">
            <text:p>Charie</text:p>
          </table:table-cell>
          <table:table-cell table:formula="of:=COM.MICROSOFT.CONCAT(LEFT([.A498];1); &quot;.&quot;;  [.B498])" office:value-type="string" office:string-value="C.Charie" calcext:value-type="string">
            <text:p>C.Chari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ariya</text:p>
          </table:table-cell>
          <table:table-cell office:value-type="string" calcext:value-type="string">
            <text:p>Pollie</text:p>
          </table:table-cell>
          <table:table-cell table:formula="of:=COM.MICROSOFT.CONCAT(LEFT([.A499];1); &quot;.&quot;;  [.B499])" office:value-type="string" office:string-value="M.Pollie" calcext:value-type="string">
            <text:p>M.Pollie</text:p>
          </table:table-cell>
          <table:table-cell office:value-type="float" office:value="2412131583" calcext:value-type="float">
            <text:p>2412131583</text:p>
          </table:table-cell>
        </table:table-row>
        <table:table-row table:style-name="ro2">
          <table:table-cell office:value-type="string" calcext:value-type="string">
            <text:p>Dix</text:p>
          </table:table-cell>
          <table:table-cell office:value-type="string" calcext:value-type="string">
            <text:p>Lienhard</text:p>
          </table:table-cell>
          <table:table-cell table:formula="of:=COM.MICROSOFT.CONCAT(LEFT([.A500];1); &quot;.&quot;;  [.B500])" office:value-type="string" office:string-value="D.Lienhard" calcext:value-type="string">
            <text:p>D.Lienhard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Katha</text:p>
          </table:table-cell>
          <table:table-cell office:value-type="string" calcext:value-type="string">
            <text:p>Kesley</text:p>
          </table:table-cell>
          <table:table-cell table:formula="of:=COM.MICROSOFT.CONCAT(LEFT([.A501];1); &quot;.&quot;;  [.B501])" office:value-type="string" office:string-value="K.Kesley" calcext:value-type="string">
            <text:p>K.Kesley</text:p>
          </table:table-cell>
          <table:table-cell office:value-type="float" office:value="392821787" calcext:value-type="float">
            <text:p>392821787</text:p>
          </table:table-cell>
        </table:table-row>
        <table:table-row table:style-name="ro2">
          <table:table-cell office:value-type="string" calcext:value-type="string">
            <text:p>Vina</text:p>
          </table:table-cell>
          <table:table-cell office:value-type="string" calcext:value-type="string">
            <text:p>Ase</text:p>
          </table:table-cell>
          <table:table-cell table:formula="of:=COM.MICROSOFT.CONCAT(LEFT([.A502];1); &quot;.&quot;;  [.B502])" office:value-type="string" office:string-value="V.Ase" calcext:value-type="string">
            <text:p>V.Ase</text:p>
          </table:table-cell>
          <table:table-cell office:value-type="float" office:value="3333970940" calcext:value-type="float">
            <text:p>3333970940</text:p>
          </table:table-cell>
        </table:table-row>
        <table:table-row table:style-name="ro2">
          <table:table-cell office:value-type="string" calcext:value-type="string">
            <text:p>Karil</text:p>
          </table:table-cell>
          <table:table-cell office:value-type="string" calcext:value-type="string">
            <text:p>Suu</text:p>
          </table:table-cell>
          <table:table-cell table:formula="of:=COM.MICROSOFT.CONCAT(LEFT([.A503];1); &quot;.&quot;;  [.B503])" office:value-type="string" office:string-value="K.Suu" calcext:value-type="string">
            <text:p>K.Suu</text:p>
          </table:table-cell>
          <table:table-cell office:value-type="float" office:value="2890159768" calcext:value-type="float">
            <text:p>2890159768</text:p>
          </table:table-cell>
        </table:table-row>
        <table:table-row table:style-name="ro2">
          <table:table-cell office:value-type="string" calcext:value-type="string">
            <text:p>Maryjo</text:p>
          </table:table-cell>
          <table:table-cell office:value-type="string" calcext:value-type="string">
            <text:p>Vally</text:p>
          </table:table-cell>
          <table:table-cell table:formula="of:=COM.MICROSOFT.CONCAT(LEFT([.A504];1); &quot;.&quot;;  [.B504])" office:value-type="string" office:string-value="M.Vally" calcext:value-type="string">
            <text:p>M.Vally</text:p>
          </table:table-cell>
          <table:table-cell office:value-type="float" office:value="2628041083" calcext:value-type="float">
            <text:p>2628041083</text:p>
          </table:table-cell>
        </table:table-row>
        <table:table-row table:style-name="ro2">
          <table:table-cell office:value-type="string" calcext:value-type="string">
            <text:p>Leonanie</text:p>
          </table:table-cell>
          <table:table-cell office:value-type="string" calcext:value-type="string">
            <text:p>Cami</text:p>
          </table:table-cell>
          <table:table-cell table:formula="of:=COM.MICROSOFT.CONCAT(LEFT([.A505];1); &quot;.&quot;;  [.B505])" office:value-type="string" office:string-value="L.Cami" calcext:value-type="string">
            <text:p>L.Cami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Tami</text:p>
          </table:table-cell>
          <table:table-cell office:value-type="string" calcext:value-type="string">
            <text:p>Kristie</text:p>
          </table:table-cell>
          <table:table-cell table:formula="of:=COM.MICROSOFT.CONCAT(LEFT([.A506];1); &quot;.&quot;;  [.B506])" office:value-type="string" office:string-value="T.Kristie" calcext:value-type="string">
            <text:p>T.Kristi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Jany</text:p>
          </table:table-cell>
          <table:table-cell office:value-type="string" calcext:value-type="string">
            <text:p>Paine</text:p>
          </table:table-cell>
          <table:table-cell table:formula="of:=COM.MICROSOFT.CONCAT(LEFT([.A507];1); &quot;.&quot;;  [.B507])" office:value-type="string" office:string-value="J.Paine" calcext:value-type="string">
            <text:p>J.Pain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Leeanne</text:p>
          </table:table-cell>
          <table:table-cell office:value-type="string" calcext:value-type="string">
            <text:p>Hilarius</text:p>
          </table:table-cell>
          <table:table-cell table:formula="of:=COM.MICROSOFT.CONCAT(LEFT([.A508];1); &quot;.&quot;;  [.B508])" office:value-type="string" office:string-value="L.Hilarius" calcext:value-type="string">
            <text:p>L.Hilarius</text:p>
          </table:table-cell>
          <table:table-cell office:value-type="float" office:value="3086428925" calcext:value-type="float">
            <text:p>3086428925</text:p>
          </table:table-cell>
        </table:table-row>
        <table:table-row table:style-name="ro2">
          <table:table-cell office:value-type="string" calcext:value-type="string">
            <text:p>Allys</text:p>
          </table:table-cell>
          <table:table-cell office:value-type="string" calcext:value-type="string">
            <text:p>Schifra</text:p>
          </table:table-cell>
          <table:table-cell table:formula="of:=COM.MICROSOFT.CONCAT(LEFT([.A509];1); &quot;.&quot;;  [.B509])" office:value-type="string" office:string-value="A.Schifra" calcext:value-type="string">
            <text:p>A.Schifr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Ettie</text:p>
          </table:table-cell>
          <table:table-cell office:value-type="string" calcext:value-type="string">
            <text:p>Gabriele</text:p>
          </table:table-cell>
          <table:table-cell table:formula="of:=COM.MICROSOFT.CONCAT(LEFT([.A510];1); &quot;.&quot;;  [.B510])" office:value-type="string" office:string-value="E.Gabriele" calcext:value-type="string">
            <text:p>E.Gabriele</text:p>
          </table:table-cell>
          <table:table-cell office:value-type="float" office:value="3587201524" calcext:value-type="float">
            <text:p>3587201524</text:p>
          </table:table-cell>
        </table:table-row>
        <table:table-row table:style-name="ro2">
          <table:table-cell office:value-type="string" calcext:value-type="string">
            <text:p>Sam</text:p>
          </table:table-cell>
          <table:table-cell office:value-type="string" calcext:value-type="string">
            <text:p>Eberto</text:p>
          </table:table-cell>
          <table:table-cell table:formula="of:=COM.MICROSOFT.CONCAT(LEFT([.A511];1); &quot;.&quot;;  [.B511])" office:value-type="string" office:string-value="S.Eberto" calcext:value-type="string">
            <text:p>S.Eberto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isty</text:p>
          </table:table-cell>
          <table:table-cell office:value-type="string" calcext:value-type="string">
            <text:p>Donough</text:p>
          </table:table-cell>
          <table:table-cell table:formula="of:=COM.MICROSOFT.CONCAT(LEFT([.A512];1); &quot;.&quot;;  [.B512])" office:value-type="string" office:string-value="M.Donough" calcext:value-type="string">
            <text:p>M.Donough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Bari</text:p>
          </table:table-cell>
          <table:table-cell office:value-type="string" calcext:value-type="string">
            <text:p>Quackenbush</text:p>
          </table:table-cell>
          <table:table-cell table:formula="of:=COM.MICROSOFT.CONCAT(LEFT([.A513];1); &quot;.&quot;;  [.B513])" office:value-type="string" office:string-value="B.Quackenbush" calcext:value-type="string">
            <text:p>B.Quackenbush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Tresa</text:p>
          </table:table-cell>
          <table:table-cell office:value-type="string" calcext:value-type="string">
            <text:p>Nodababus</text:p>
          </table:table-cell>
          <table:table-cell table:formula="of:=COM.MICROSOFT.CONCAT(LEFT([.A514];1); &quot;.&quot;;  [.B514])" office:value-type="string" office:string-value="T.Nodababus" calcext:value-type="string">
            <text:p>T.Nodababus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ab</text:p>
          </table:table-cell>
          <table:table-cell office:value-type="string" calcext:value-type="string">
            <text:p>Moyer</text:p>
          </table:table-cell>
          <table:table-cell table:formula="of:=COM.MICROSOFT.CONCAT(LEFT([.A515];1); &quot;.&quot;;  [.B515])" office:value-type="string" office:string-value="M.Moyer" calcext:value-type="string">
            <text:p>M.Moyer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Stella</text:p>
          </table:table-cell>
          <table:table-cell office:value-type="string" calcext:value-type="string">
            <text:p>Cort</text:p>
          </table:table-cell>
          <table:table-cell table:formula="of:=COM.MICROSOFT.CONCAT(LEFT([.A516];1); &quot;.&quot;;  [.B516])" office:value-type="string" office:string-value="S.Cort" calcext:value-type="string">
            <text:p>S.Cort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Kimberly</text:p>
          </table:table-cell>
          <table:table-cell office:value-type="string" calcext:value-type="string">
            <text:p>Jamima</text:p>
          </table:table-cell>
          <table:table-cell table:formula="of:=COM.MICROSOFT.CONCAT(LEFT([.A517];1); &quot;.&quot;;  [.B517])" office:value-type="string" office:string-value="K.Jamima" calcext:value-type="string">
            <text:p>K.Jamim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shlan</text:p>
          </table:table-cell>
          <table:table-cell office:value-type="string" calcext:value-type="string">
            <text:p>Laspisa</text:p>
          </table:table-cell>
          <table:table-cell table:formula="of:=COM.MICROSOFT.CONCAT(LEFT([.A518];1); &quot;.&quot;;  [.B518])" office:value-type="string" office:string-value="A.Laspisa" calcext:value-type="string">
            <text:p>A.Laspisa</text:p>
          </table:table-cell>
          <table:table-cell office:value-type="float" office:value="2686420770" calcext:value-type="float">
            <text:p>2686420770</text:p>
          </table:table-cell>
        </table:table-row>
        <table:table-row table:style-name="ro2">
          <table:table-cell office:value-type="string" calcext:value-type="string">
            <text:p>Deanna</text:p>
          </table:table-cell>
          <table:table-cell office:value-type="string" calcext:value-type="string">
            <text:p>Bruni</text:p>
          </table:table-cell>
          <table:table-cell table:formula="of:=COM.MICROSOFT.CONCAT(LEFT([.A519];1); &quot;.&quot;;  [.B519])" office:value-type="string" office:string-value="D.Bruni" calcext:value-type="string">
            <text:p>D.Bruni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Natassia</text:p>
          </table:table-cell>
          <table:table-cell office:value-type="string" calcext:value-type="string">
            <text:p>Aubree</text:p>
          </table:table-cell>
          <table:table-cell table:formula="of:=COM.MICROSOFT.CONCAT(LEFT([.A520];1); &quot;.&quot;;  [.B520])" office:value-type="string" office:string-value="N.Aubree" calcext:value-type="string">
            <text:p>N.Aubre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erl</text:p>
          </table:table-cell>
          <table:table-cell office:value-type="string" calcext:value-type="string">
            <text:p>Cherilyn</text:p>
          </table:table-cell>
          <table:table-cell table:formula="of:=COM.MICROSOFT.CONCAT(LEFT([.A521];1); &quot;.&quot;;  [.B521])" office:value-type="string" office:string-value="M.Cherilyn" calcext:value-type="string">
            <text:p>M.Cherily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Donia</text:p>
          </table:table-cell>
          <table:table-cell office:value-type="string" calcext:value-type="string">
            <text:p>Wedurn</text:p>
          </table:table-cell>
          <table:table-cell table:formula="of:=COM.MICROSOFT.CONCAT(LEFT([.A522];1); &quot;.&quot;;  [.B522])" office:value-type="string" office:string-value="D.Wedurn" calcext:value-type="string">
            <text:p>D.Wedur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assandra</text:p>
          </table:table-cell>
          <table:table-cell office:value-type="string" calcext:value-type="string">
            <text:p>Burdelle</text:p>
          </table:table-cell>
          <table:table-cell table:formula="of:=COM.MICROSOFT.CONCAT(LEFT([.A523];1); &quot;.&quot;;  [.B523])" office:value-type="string" office:string-value="C.Burdelle" calcext:value-type="string">
            <text:p>C.Burdell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Darcee</text:p>
          </table:table-cell>
          <table:table-cell office:value-type="string" calcext:value-type="string">
            <text:p>Stew</text:p>
          </table:table-cell>
          <table:table-cell table:formula="of:=COM.MICROSOFT.CONCAT(LEFT([.A524];1); &quot;.&quot;;  [.B524])" office:value-type="string" office:string-value="D.Stew" calcext:value-type="string">
            <text:p>D.Stew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Franciska</text:p>
          </table:table-cell>
          <table:table-cell office:value-type="string" calcext:value-type="string">
            <text:p>Gabrielle</text:p>
          </table:table-cell>
          <table:table-cell table:formula="of:=COM.MICROSOFT.CONCAT(LEFT([.A525];1); &quot;.&quot;;  [.B525])" office:value-type="string" office:string-value="F.Gabrielle" calcext:value-type="string">
            <text:p>F.Gabriell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Tuesday</text:p>
          </table:table-cell>
          <table:table-cell office:value-type="string" calcext:value-type="string">
            <text:p>Ingalls</text:p>
          </table:table-cell>
          <table:table-cell table:formula="of:=COM.MICROSOFT.CONCAT(LEFT([.A526];1); &quot;.&quot;;  [.B526])" office:value-type="string" office:string-value="T.Ingalls" calcext:value-type="string">
            <text:p>T.Ingalls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Bamby</text:p>
          </table:table-cell>
          <table:table-cell office:value-type="string" calcext:value-type="string">
            <text:p>Fausta</text:p>
          </table:table-cell>
          <table:table-cell table:formula="of:=COM.MICROSOFT.CONCAT(LEFT([.A527];1); &quot;.&quot;;  [.B527])" office:value-type="string" office:string-value="B.Fausta" calcext:value-type="string">
            <text:p>B.Faust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Taryn</text:p>
          </table:table-cell>
          <table:table-cell office:value-type="string" calcext:value-type="string">
            <text:p>Zoba</text:p>
          </table:table-cell>
          <table:table-cell table:formula="of:=COM.MICROSOFT.CONCAT(LEFT([.A528];1); &quot;.&quot;;  [.B528])" office:value-type="string" office:string-value="T.Zoba" calcext:value-type="string">
            <text:p>T.Zob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erla</text:p>
          </table:table-cell>
          <table:table-cell office:value-type="string" calcext:value-type="string">
            <text:p>Finnie</text:p>
          </table:table-cell>
          <table:table-cell table:formula="of:=COM.MICROSOFT.CONCAT(LEFT([.A529];1); &quot;.&quot;;  [.B529])" office:value-type="string" office:string-value="M.Finnie" calcext:value-type="string">
            <text:p>M.Finnie</text:p>
          </table:table-cell>
          <table:table-cell office:value-type="float" office:value="1681598076" calcext:value-type="float">
            <text:p>1681598076</text:p>
          </table:table-cell>
        </table:table-row>
        <table:table-row table:style-name="ro2">
          <table:table-cell office:value-type="string" calcext:value-type="string">
            <text:p>Dynah</text:p>
          </table:table-cell>
          <table:table-cell office:value-type="string" calcext:value-type="string">
            <text:p>Schick</text:p>
          </table:table-cell>
          <table:table-cell table:formula="of:=COM.MICROSOFT.CONCAT(LEFT([.A530];1); &quot;.&quot;;  [.B530])" office:value-type="string" office:string-value="D.Schick" calcext:value-type="string">
            <text:p>D.Schick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elisandra</text:p>
          </table:table-cell>
          <table:table-cell office:value-type="string" calcext:value-type="string">
            <text:p>Stan</text:p>
          </table:table-cell>
          <table:table-cell table:formula="of:=COM.MICROSOFT.CONCAT(LEFT([.A531];1); &quot;.&quot;;  [.B531])" office:value-type="string" office:string-value="M.Stan" calcext:value-type="string">
            <text:p>M.Sta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Larisa</text:p>
          </table:table-cell>
          <table:table-cell office:value-type="string" calcext:value-type="string">
            <text:p>Drus</text:p>
          </table:table-cell>
          <table:table-cell table:formula="of:=COM.MICROSOFT.CONCAT(LEFT([.A532];1); &quot;.&quot;;  [.B532])" office:value-type="string" office:string-value="L.Drus" calcext:value-type="string">
            <text:p>L.Drus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Nikaniki</text:p>
          </table:table-cell>
          <table:table-cell office:value-type="string" calcext:value-type="string">
            <text:p>Punak</text:p>
          </table:table-cell>
          <table:table-cell table:formula="of:=COM.MICROSOFT.CONCAT(LEFT([.A533];1); &quot;.&quot;;  [.B533])" office:value-type="string" office:string-value="N.Punak" calcext:value-type="string">
            <text:p>N.Punak</text:p>
          </table:table-cell>
          <table:table-cell office:value-type="float" office:value="3411178086" calcext:value-type="float">
            <text:p>3411178086</text:p>
          </table:table-cell>
        </table:table-row>
        <table:table-row table:style-name="ro2">
          <table:table-cell office:value-type="string" calcext:value-type="string">
            <text:p>Cicily</text:p>
          </table:table-cell>
          <table:table-cell office:value-type="string" calcext:value-type="string">
            <text:p>Elsie</text:p>
          </table:table-cell>
          <table:table-cell table:formula="of:=COM.MICROSOFT.CONCAT(LEFT([.A534];1); &quot;.&quot;;  [.B534])" office:value-type="string" office:string-value="C.Elsie" calcext:value-type="string">
            <text:p>C.Elsie</text:p>
          </table:table-cell>
          <table:table-cell office:value-type="float" office:value="3089938851" calcext:value-type="float">
            <text:p>3089938851</text:p>
          </table:table-cell>
        </table:table-row>
        <table:table-row table:style-name="ro2">
          <table:table-cell office:value-type="string" calcext:value-type="string">
            <text:p>Cate</text:p>
          </table:table-cell>
          <table:table-cell office:value-type="string" calcext:value-type="string">
            <text:p>Sadick</text:p>
          </table:table-cell>
          <table:table-cell table:formula="of:=COM.MICROSOFT.CONCAT(LEFT([.A535];1); &quot;.&quot;;  [.B535])" office:value-type="string" office:string-value="C.Sadick" calcext:value-type="string">
            <text:p>C.Sadick</text:p>
          </table:table-cell>
          <table:table-cell office:value-type="float" office:value="3598459646" calcext:value-type="float">
            <text:p>3598459646</text:p>
          </table:table-cell>
        </table:table-row>
        <table:table-row table:style-name="ro2">
          <table:table-cell office:value-type="string" calcext:value-type="string">
            <text:p>Federica</text:p>
          </table:table-cell>
          <table:table-cell office:value-type="string" calcext:value-type="string">
            <text:p>Akela</text:p>
          </table:table-cell>
          <table:table-cell table:formula="of:=COM.MICROSOFT.CONCAT(LEFT([.A536];1); &quot;.&quot;;  [.B536])" office:value-type="string" office:string-value="F.Akela" calcext:value-type="string">
            <text:p>F.Akela</text:p>
          </table:table-cell>
          <table:table-cell office:value-type="float" office:value="1383236794" calcext:value-type="float">
            <text:p>1383236794</text:p>
          </table:table-cell>
        </table:table-row>
        <table:table-row table:style-name="ro2">
          <table:table-cell office:value-type="string" calcext:value-type="string">
            <text:p>Noellyn</text:p>
          </table:table-cell>
          <table:table-cell office:value-type="string" calcext:value-type="string">
            <text:p>Cornelius</text:p>
          </table:table-cell>
          <table:table-cell table:formula="of:=COM.MICROSOFT.CONCAT(LEFT([.A537];1); &quot;.&quot;;  [.B537])" office:value-type="string" office:string-value="N.Cornelius" calcext:value-type="string">
            <text:p>N.Cornelius</text:p>
          </table:table-cell>
          <table:table-cell office:value-type="float" office:value="2418285864" calcext:value-type="float">
            <text:p>2418285864</text:p>
          </table:table-cell>
        </table:table-row>
        <table:table-row table:style-name="ro2">
          <table:table-cell office:value-type="string" calcext:value-type="string">
            <text:p>Arline</text:p>
          </table:table-cell>
          <table:table-cell office:value-type="string" calcext:value-type="string">
            <text:p>Onyx</text:p>
          </table:table-cell>
          <table:table-cell table:formula="of:=COM.MICROSOFT.CONCAT(LEFT([.A538];1); &quot;.&quot;;  [.B538])" office:value-type="string" office:string-value="A.Onyx" calcext:value-type="string">
            <text:p>A.Onyx</text:p>
          </table:table-cell>
          <table:table-cell office:value-type="float" office:value="995276346" calcext:value-type="float">
            <text:p>995276346</text:p>
          </table:table-cell>
        </table:table-row>
        <table:table-row table:style-name="ro2">
          <table:table-cell office:value-type="string" calcext:value-type="string">
            <text:p>Lily</text:p>
          </table:table-cell>
          <table:table-cell office:value-type="string" calcext:value-type="string">
            <text:p>Briscoe</text:p>
          </table:table-cell>
          <table:table-cell table:formula="of:=COM.MICROSOFT.CONCAT(LEFT([.A539];1); &quot;.&quot;;  [.B539])" office:value-type="string" office:string-value="L.Briscoe" calcext:value-type="string">
            <text:p>L.Briscoe</text:p>
          </table:table-cell>
          <table:table-cell office:value-type="float" office:value="633625264" calcext:value-type="float">
            <text:p>633625264</text:p>
          </table:table-cell>
        </table:table-row>
        <table:table-row table:style-name="ro2">
          <table:table-cell office:value-type="string" calcext:value-type="string">
            <text:p>Jeanette</text:p>
          </table:table-cell>
          <table:table-cell office:value-type="string" calcext:value-type="string">
            <text:p>Ainslee</text:p>
          </table:table-cell>
          <table:table-cell table:formula="of:=COM.MICROSOFT.CONCAT(LEFT([.A540];1); &quot;.&quot;;  [.B540])" office:value-type="string" office:string-value="J.Ainslee" calcext:value-type="string">
            <text:p>J.Ainsle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Paulie</text:p>
          </table:table-cell>
          <table:table-cell office:value-type="string" calcext:value-type="string">
            <text:p>Shana</text:p>
          </table:table-cell>
          <table:table-cell table:formula="of:=COM.MICROSOFT.CONCAT(LEFT([.A541];1); &quot;.&quot;;  [.B541])" office:value-type="string" office:string-value="P.Shana" calcext:value-type="string">
            <text:p>P.Shan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urielle</text:p>
          </table:table-cell>
          <table:table-cell office:value-type="string" calcext:value-type="string">
            <text:p>Jaan</text:p>
          </table:table-cell>
          <table:table-cell table:formula="of:=COM.MICROSOFT.CONCAT(LEFT([.A542];1); &quot;.&quot;;  [.B542])" office:value-type="string" office:string-value="M.Jaan" calcext:value-type="string">
            <text:p>M.Jaa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ody</text:p>
          </table:table-cell>
          <table:table-cell office:value-type="string" calcext:value-type="string">
            <text:p>Merla</text:p>
          </table:table-cell>
          <table:table-cell table:formula="of:=COM.MICROSOFT.CONCAT(LEFT([.A543];1); &quot;.&quot;;  [.B543])" office:value-type="string" office:string-value="C.Merla" calcext:value-type="string">
            <text:p>C.Merl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Ivie</text:p>
          </table:table-cell>
          <table:table-cell office:value-type="string" calcext:value-type="string">
            <text:p>Spevek</text:p>
          </table:table-cell>
          <table:table-cell table:formula="of:=COM.MICROSOFT.CONCAT(LEFT([.A544];1); &quot;.&quot;;  [.B544])" office:value-type="string" office:string-value="I.Spevek" calcext:value-type="string">
            <text:p>I.Spevek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in</text:p>
          </table:table-cell>
          <table:table-cell office:value-type="string" calcext:value-type="string">
            <text:p>Edwina</text:p>
          </table:table-cell>
          <table:table-cell table:formula="of:=COM.MICROSOFT.CONCAT(LEFT([.A545];1); &quot;.&quot;;  [.B545])" office:value-type="string" office:string-value="M.Edwina" calcext:value-type="string">
            <text:p>M.Edwin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Lissa</text:p>
          </table:table-cell>
          <table:table-cell office:value-type="string" calcext:value-type="string">
            <text:p>Goldfinch</text:p>
          </table:table-cell>
          <table:table-cell table:formula="of:=COM.MICROSOFT.CONCAT(LEFT([.A546];1); &quot;.&quot;;  [.B546])" office:value-type="string" office:string-value="L.Goldfinch" calcext:value-type="string">
            <text:p>L.Goldfinch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Tildy</text:p>
          </table:table-cell>
          <table:table-cell office:value-type="string" calcext:value-type="string">
            <text:p>Hauge</text:p>
          </table:table-cell>
          <table:table-cell table:formula="of:=COM.MICROSOFT.CONCAT(LEFT([.A547];1); &quot;.&quot;;  [.B547])" office:value-type="string" office:string-value="T.Hauge" calcext:value-type="string">
            <text:p>T.Haug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Barbee</text:p>
          </table:table-cell>
          <table:table-cell office:value-type="string" calcext:value-type="string">
            <text:p>Aggie</text:p>
          </table:table-cell>
          <table:table-cell table:formula="of:=COM.MICROSOFT.CONCAT(LEFT([.A548];1); &quot;.&quot;;  [.B548])" office:value-type="string" office:string-value="B.Aggie" calcext:value-type="string">
            <text:p>B.Aggi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Viola</text:p>
          </table:table-cell>
          <table:table-cell office:value-type="string" calcext:value-type="string">
            <text:p>Jemie</text:p>
          </table:table-cell>
          <table:table-cell table:formula="of:=COM.MICROSOFT.CONCAT(LEFT([.A549];1); &quot;.&quot;;  [.B549])" office:value-type="string" office:string-value="V.Jemie" calcext:value-type="string">
            <text:p>V.Jemi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mie</text:p>
          </table:table-cell>
          <table:table-cell office:value-type="string" calcext:value-type="string">
            <text:p>Appleton</text:p>
          </table:table-cell>
          <table:table-cell table:formula="of:=COM.MICROSOFT.CONCAT(LEFT([.A550];1); &quot;.&quot;;  [.B550])" office:value-type="string" office:string-value="A.Appleton" calcext:value-type="string">
            <text:p>A.Appleto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Daniela</text:p>
          </table:table-cell>
          <table:table-cell office:value-type="string" calcext:value-type="string">
            <text:p>Lachance</text:p>
          </table:table-cell>
          <table:table-cell table:formula="of:=COM.MICROSOFT.CONCAT(LEFT([.A551];1); &quot;.&quot;;  [.B551])" office:value-type="string" office:string-value="D.Lachance" calcext:value-type="string">
            <text:p>D.Lachanc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Sherrie</text:p>
          </table:table-cell>
          <table:table-cell office:value-type="string" calcext:value-type="string">
            <text:p>Leone</text:p>
          </table:table-cell>
          <table:table-cell table:formula="of:=COM.MICROSOFT.CONCAT(LEFT([.A552];1); &quot;.&quot;;  [.B552])" office:value-type="string" office:string-value="S.Leone" calcext:value-type="string">
            <text:p>S.Leon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urelia</text:p>
          </table:table-cell>
          <table:table-cell office:value-type="string" calcext:value-type="string">
            <text:p>Reed</text:p>
          </table:table-cell>
          <table:table-cell table:formula="of:=COM.MICROSOFT.CONCAT(LEFT([.A553];1); &quot;.&quot;;  [.B553])" office:value-type="string" office:string-value="A.Reed" calcext:value-type="string">
            <text:p>A.Reed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Luz</text:p>
          </table:table-cell>
          <table:table-cell office:value-type="string" calcext:value-type="string">
            <text:p>Nila</text:p>
          </table:table-cell>
          <table:table-cell table:formula="of:=COM.MICROSOFT.CONCAT(LEFT([.A554];1); &quot;.&quot;;  [.B554])" office:value-type="string" office:string-value="L.Nila" calcext:value-type="string">
            <text:p>L.Nil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Karyn</text:p>
          </table:table-cell>
          <table:table-cell office:value-type="string" calcext:value-type="string">
            <text:p>Caia</text:p>
          </table:table-cell>
          <table:table-cell table:formula="of:=COM.MICROSOFT.CONCAT(LEFT([.A555];1); &quot;.&quot;;  [.B555])" office:value-type="string" office:string-value="K.Caia" calcext:value-type="string">
            <text:p>K.Cai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Jilly</text:p>
          </table:table-cell>
          <table:table-cell office:value-type="string" calcext:value-type="string">
            <text:p>Sabah</text:p>
          </table:table-cell>
          <table:table-cell table:formula="of:=COM.MICROSOFT.CONCAT(LEFT([.A556];1); &quot;.&quot;;  [.B556])" office:value-type="string" office:string-value="J.Sabah" calcext:value-type="string">
            <text:p>J.Sabah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Xylia</text:p>
          </table:table-cell>
          <table:table-cell office:value-type="string" calcext:value-type="string">
            <text:p>Botsford</text:p>
          </table:table-cell>
          <table:table-cell table:formula="of:=COM.MICROSOFT.CONCAT(LEFT([.A557];1); &quot;.&quot;;  [.B557])" office:value-type="string" office:string-value="X.Botsford" calcext:value-type="string">
            <text:p>X.Botsford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Roseline</text:p>
          </table:table-cell>
          <table:table-cell office:value-type="string" calcext:value-type="string">
            <text:p>Osrock</text:p>
          </table:table-cell>
          <table:table-cell table:formula="of:=COM.MICROSOFT.CONCAT(LEFT([.A558];1); &quot;.&quot;;  [.B558])" office:value-type="string" office:string-value="R.Osrock" calcext:value-type="string">
            <text:p>R.Osrock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Neysa</text:p>
          </table:table-cell>
          <table:table-cell office:value-type="string" calcext:value-type="string">
            <text:p>Longerich</text:p>
          </table:table-cell>
          <table:table-cell table:formula="of:=COM.MICROSOFT.CONCAT(LEFT([.A559];1); &quot;.&quot;;  [.B559])" office:value-type="string" office:string-value="N.Longerich" calcext:value-type="string">
            <text:p>N.Longerich</text:p>
          </table:table-cell>
          <table:table-cell office:value-type="float" office:value="2571398624" calcext:value-type="float">
            <text:p>2571398624</text:p>
          </table:table-cell>
        </table:table-row>
        <table:table-row table:style-name="ro2">
          <table:table-cell office:value-type="string" calcext:value-type="string">
            <text:p>Winni</text:p>
          </table:table-cell>
          <table:table-cell office:value-type="string" calcext:value-type="string">
            <text:p>Judy</text:p>
          </table:table-cell>
          <table:table-cell table:formula="of:=COM.MICROSOFT.CONCAT(LEFT([.A560];1); &quot;.&quot;;  [.B560])" office:value-type="string" office:string-value="W.Judy" calcext:value-type="string">
            <text:p>W.Judy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Rowena</text:p>
          </table:table-cell>
          <table:table-cell office:value-type="string" calcext:value-type="string">
            <text:p>Dearborn</text:p>
          </table:table-cell>
          <table:table-cell table:formula="of:=COM.MICROSOFT.CONCAT(LEFT([.A561];1); &quot;.&quot;;  [.B561])" office:value-type="string" office:string-value="R.Dearborn" calcext:value-type="string">
            <text:p>R.Dearbor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Denna</text:p>
          </table:table-cell>
          <table:table-cell office:value-type="string" calcext:value-type="string">
            <text:p>Priest</text:p>
          </table:table-cell>
          <table:table-cell table:formula="of:=COM.MICROSOFT.CONCAT(LEFT([.A562];1); &quot;.&quot;;  [.B562])" office:value-type="string" office:string-value="D.Priest" calcext:value-type="string">
            <text:p>D.Priest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arianna</text:p>
          </table:table-cell>
          <table:table-cell office:value-type="string" calcext:value-type="string">
            <text:p>Rochkind</text:p>
          </table:table-cell>
          <table:table-cell table:formula="of:=COM.MICROSOFT.CONCAT(LEFT([.A563];1); &quot;.&quot;;  [.B563])" office:value-type="string" office:string-value="M.Rochkind" calcext:value-type="string">
            <text:p>M.Rochkind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Billy</text:p>
          </table:table-cell>
          <table:table-cell office:value-type="string" calcext:value-type="string">
            <text:p>Steward</text:p>
          </table:table-cell>
          <table:table-cell table:formula="of:=COM.MICROSOFT.CONCAT(LEFT([.A564];1); &quot;.&quot;;  [.B564])" office:value-type="string" office:string-value="B.Steward" calcext:value-type="string">
            <text:p>B.Steward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TEirtza</text:p>
          </table:table-cell>
          <table:table-cell office:value-type="string" calcext:value-type="string">
            <text:p>Aloin</text:p>
          </table:table-cell>
          <table:table-cell table:formula="of:=COM.MICROSOFT.CONCAT(LEFT([.A565];1); &quot;.&quot;;  [.B565])" office:value-type="string" office:string-value="T.Aloin" calcext:value-type="string">
            <text:p>T.Aloi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Jobey</text:p>
          </table:table-cell>
          <table:table-cell office:value-type="string" calcext:value-type="string">
            <text:p>Osmo</text:p>
          </table:table-cell>
          <table:table-cell table:formula="of:=COM.MICROSOFT.CONCAT(LEFT([.A566];1); &quot;.&quot;;  [.B566])" office:value-type="string" office:string-value="J.Osmo" calcext:value-type="string">
            <text:p>J.Osmo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eriell</text:p>
          </table:table-cell>
          <table:table-cell office:value-type="string" calcext:value-type="string">
            <text:p>Vail</text:p>
          </table:table-cell>
          <table:table-cell table:formula="of:=COM.MICROSOFT.CONCAT(LEFT([.A567];1); &quot;.&quot;;  [.B567])" office:value-type="string" office:string-value="A.Vail" calcext:value-type="string">
            <text:p>A.Vail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Esmeralda</text:p>
          </table:table-cell>
          <table:table-cell office:value-type="string" calcext:value-type="string">
            <text:p>Rosenquist</text:p>
          </table:table-cell>
          <table:table-cell table:formula="of:=COM.MICROSOFT.CONCAT(LEFT([.A568];1); &quot;.&quot;;  [.B568])" office:value-type="string" office:string-value="E.Rosenquist" calcext:value-type="string">
            <text:p>E.Rosenquist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arcellina</text:p>
          </table:table-cell>
          <table:table-cell office:value-type="string" calcext:value-type="string">
            <text:p>Donia</text:p>
          </table:table-cell>
          <table:table-cell table:formula="of:=COM.MICROSOFT.CONCAT(LEFT([.A569];1); &quot;.&quot;;  [.B569])" office:value-type="string" office:string-value="M.Donia" calcext:value-type="string">
            <text:p>M.Doni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Genna</text:p>
          </table:table-cell>
          <table:table-cell office:value-type="string" calcext:value-type="string">
            <text:p>Rihana</text:p>
          </table:table-cell>
          <table:table-cell table:formula="of:=COM.MICROSOFT.CONCAT(LEFT([.A570];1); &quot;.&quot;;  [.B570])" office:value-type="string" office:string-value="G.Rihana" calcext:value-type="string">
            <text:p>G.Rihan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Emili</text:p>
          </table:table-cell>
          <table:table-cell office:value-type="string" calcext:value-type="string">
            <text:p>Evans</text:p>
          </table:table-cell>
          <table:table-cell table:formula="of:=COM.MICROSOFT.CONCAT(LEFT([.A571];1); &quot;.&quot;;  [.B571])" office:value-type="string" office:string-value="E.Evans" calcext:value-type="string">
            <text:p>E.Evans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Zoe</text:p>
          </table:table-cell>
          <table:table-cell office:value-type="string" calcext:value-type="string">
            <text:p>Atalaya</text:p>
          </table:table-cell>
          <table:table-cell table:formula="of:=COM.MICROSOFT.CONCAT(LEFT([.A572];1); &quot;.&quot;;  [.B572])" office:value-type="string" office:string-value="Z.Atalaya" calcext:value-type="string">
            <text:p>Z.Atalay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Sadye</text:p>
          </table:table-cell>
          <table:table-cell office:value-type="string" calcext:value-type="string">
            <text:p>Hudis</text:p>
          </table:table-cell>
          <table:table-cell table:formula="of:=COM.MICROSOFT.CONCAT(LEFT([.A573];1); &quot;.&quot;;  [.B573])" office:value-type="string" office:string-value="S.Hudis" calcext:value-type="string">
            <text:p>S.Hudis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yrta</text:p>
          </table:table-cell>
          <table:table-cell office:value-type="string" calcext:value-type="string">
            <text:p>Sparks</text:p>
          </table:table-cell>
          <table:table-cell table:formula="of:=COM.MICROSOFT.CONCAT(LEFT([.A574];1); &quot;.&quot;;  [.B574])" office:value-type="string" office:string-value="M.Sparks" calcext:value-type="string">
            <text:p>M.Sparks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Hephzibah</text:p>
          </table:table-cell>
          <table:table-cell office:value-type="string" calcext:value-type="string">
            <text:p>Angelis</text:p>
          </table:table-cell>
          <table:table-cell table:formula="of:=COM.MICROSOFT.CONCAT(LEFT([.A575];1); &quot;.&quot;;  [.B575])" office:value-type="string" office:string-value="H.Angelis" calcext:value-type="string">
            <text:p>H.Angelis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Karole</text:p>
          </table:table-cell>
          <table:table-cell office:value-type="string" calcext:value-type="string">
            <text:p>Blatman</text:p>
          </table:table-cell>
          <table:table-cell table:formula="of:=COM.MICROSOFT.CONCAT(LEFT([.A576];1); &quot;.&quot;;  [.B576])" office:value-type="string" office:string-value="K.Blatman" calcext:value-type="string">
            <text:p>K.Blatma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Regan</text:p>
          </table:table-cell>
          <table:table-cell office:value-type="string" calcext:value-type="string">
            <text:p>Shellie</text:p>
          </table:table-cell>
          <table:table-cell table:formula="of:=COM.MICROSOFT.CONCAT(LEFT([.A577];1); &quot;.&quot;;  [.B577])" office:value-type="string" office:string-value="R.Shellie" calcext:value-type="string">
            <text:p>R.Shelli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Louise</text:p>
          </table:table-cell>
          <table:table-cell office:value-type="string" calcext:value-type="string">
            <text:p>Kathe</text:p>
          </table:table-cell>
          <table:table-cell table:formula="of:=COM.MICROSOFT.CONCAT(LEFT([.A578];1); &quot;.&quot;;  [.B578])" office:value-type="string" office:string-value="L.Kathe" calcext:value-type="string">
            <text:p>L.Kath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argaretha</text:p>
          </table:table-cell>
          <table:table-cell office:value-type="string" calcext:value-type="string">
            <text:p>Devinna</text:p>
          </table:table-cell>
          <table:table-cell table:formula="of:=COM.MICROSOFT.CONCAT(LEFT([.A579];1); &quot;.&quot;;  [.B579])" office:value-type="string" office:string-value="M.Devinna" calcext:value-type="string">
            <text:p>M.Devinn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oll</text:p>
          </table:table-cell>
          <table:table-cell office:value-type="string" calcext:value-type="string">
            <text:p>Norvall</text:p>
          </table:table-cell>
          <table:table-cell table:formula="of:=COM.MICROSOFT.CONCAT(LEFT([.A580];1); &quot;.&quot;;  [.B580])" office:value-type="string" office:string-value="M.Norvall" calcext:value-type="string">
            <text:p>M.Norvall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Brena</text:p>
          </table:table-cell>
          <table:table-cell office:value-type="string" calcext:value-type="string">
            <text:p>Baxter</text:p>
          </table:table-cell>
          <table:table-cell table:formula="of:=COM.MICROSOFT.CONCAT(LEFT([.A581];1); &quot;.&quot;;  [.B581])" office:value-type="string" office:string-value="B.Baxter" calcext:value-type="string">
            <text:p>B.Baxter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Belinda</text:p>
          </table:table-cell>
          <table:table-cell office:value-type="string" calcext:value-type="string">
            <text:p>Lukasz</text:p>
          </table:table-cell>
          <table:table-cell table:formula="of:=COM.MICROSOFT.CONCAT(LEFT([.A582];1); &quot;.&quot;;  [.B582])" office:value-type="string" office:string-value="B.Lukasz" calcext:value-type="string">
            <text:p>B.Lukasz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Elspeth</text:p>
          </table:table-cell>
          <table:table-cell office:value-type="string" calcext:value-type="string">
            <text:p>Ehud</text:p>
          </table:table-cell>
          <table:table-cell table:formula="of:=COM.MICROSOFT.CONCAT(LEFT([.A583];1); &quot;.&quot;;  [.B583])" office:value-type="string" office:string-value="E.Ehud" calcext:value-type="string">
            <text:p>E.Ehud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Di</text:p>
          </table:table-cell>
          <table:table-cell office:value-type="string" calcext:value-type="string">
            <text:p>Wennerholn</text:p>
          </table:table-cell>
          <table:table-cell table:formula="of:=COM.MICROSOFT.CONCAT(LEFT([.A584];1); &quot;.&quot;;  [.B584])" office:value-type="string" office:string-value="D.Wennerholn" calcext:value-type="string">
            <text:p>D.Wennerhol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Eartha</text:p>
          </table:table-cell>
          <table:table-cell office:value-type="string" calcext:value-type="string">
            <text:p>Shaughn</text:p>
          </table:table-cell>
          <table:table-cell table:formula="of:=COM.MICROSOFT.CONCAT(LEFT([.A585];1); &quot;.&quot;;  [.B585])" office:value-type="string" office:string-value="E.Shaughn" calcext:value-type="string">
            <text:p>E.Shaugh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arysa</text:p>
          </table:table-cell>
          <table:table-cell office:value-type="string" calcext:value-type="string">
            <text:p>Mehitable</text:p>
          </table:table-cell>
          <table:table-cell table:formula="of:=COM.MICROSOFT.CONCAT(LEFT([.A586];1); &quot;.&quot;;  [.B586])" office:value-type="string" office:string-value="M.Mehitable" calcext:value-type="string">
            <text:p>M.Mehitabl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Julia</text:p>
          </table:table-cell>
          <table:table-cell office:value-type="string" calcext:value-type="string">
            <text:p>Alviani</text:p>
          </table:table-cell>
          <table:table-cell table:formula="of:=COM.MICROSOFT.CONCAT(LEFT([.A587];1); &quot;.&quot;;  [.B587])" office:value-type="string" office:string-value="J.Alviani" calcext:value-type="string">
            <text:p>J.Alviani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Lynnet</text:p>
          </table:table-cell>
          <table:table-cell office:value-type="string" calcext:value-type="string">
            <text:p>Hildie</text:p>
          </table:table-cell>
          <table:table-cell table:formula="of:=COM.MICROSOFT.CONCAT(LEFT([.A588];1); &quot;.&quot;;  [.B588])" office:value-type="string" office:string-value="L.Hildie" calcext:value-type="string">
            <text:p>L.Hildi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Natassia</text:p>
          </table:table-cell>
          <table:table-cell office:value-type="string" calcext:value-type="string">
            <text:p>Heintz</text:p>
          </table:table-cell>
          <table:table-cell table:formula="of:=COM.MICROSOFT.CONCAT(LEFT([.A589];1); &quot;.&quot;;  [.B589])" office:value-type="string" office:string-value="N.Heintz" calcext:value-type="string">
            <text:p>N.Heintz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Genna</text:p>
          </table:table-cell>
          <table:table-cell office:value-type="string" calcext:value-type="string">
            <text:p>Mahon</text:p>
          </table:table-cell>
          <table:table-cell table:formula="of:=COM.MICROSOFT.CONCAT(LEFT([.A590];1); &quot;.&quot;;  [.B590])" office:value-type="string" office:string-value="G.Mahon" calcext:value-type="string">
            <text:p>G.Maho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arga</text:p>
          </table:table-cell>
          <table:table-cell office:value-type="string" calcext:value-type="string">
            <text:p>Chuck</text:p>
          </table:table-cell>
          <table:table-cell table:formula="of:=COM.MICROSOFT.CONCAT(LEFT([.A591];1); &quot;.&quot;;  [.B591])" office:value-type="string" office:string-value="M.Chuck" calcext:value-type="string">
            <text:p>M.Chuck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atriona</text:p>
          </table:table-cell>
          <table:table-cell office:value-type="string" calcext:value-type="string">
            <text:p>Jovi</text:p>
          </table:table-cell>
          <table:table-cell table:formula="of:=COM.MICROSOFT.CONCAT(LEFT([.A592];1); &quot;.&quot;;  [.B592])" office:value-type="string" office:string-value="C.Jovi" calcext:value-type="string">
            <text:p>C.Jovi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Neo</text:p>
          </table:table-cell>
          <table:table-cell table:formula="of:=COM.MICROSOFT.CONCAT(LEFT([.A593];1); &quot;.&quot;;  [.B593])" office:value-type="string" office:string-value="E.Neo" calcext:value-type="string">
            <text:p>E.Neo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aren</text:p>
          </table:table-cell>
          <table:table-cell office:value-type="string" calcext:value-type="string">
            <text:p>Adeline</text:p>
          </table:table-cell>
          <table:table-cell table:formula="of:=COM.MICROSOFT.CONCAT(LEFT([.A594];1); &quot;.&quot;;  [.B594])" office:value-type="string" office:string-value="C.Adeline" calcext:value-type="string">
            <text:p>C.Adelin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Koralle</text:p>
          </table:table-cell>
          <table:table-cell office:value-type="string" calcext:value-type="string">
            <text:p>Zumwalt</text:p>
          </table:table-cell>
          <table:table-cell table:formula="of:=COM.MICROSOFT.CONCAT(LEFT([.A595];1); &quot;.&quot;;  [.B595])" office:value-type="string" office:string-value="K.Zumwalt" calcext:value-type="string">
            <text:p>K.Zumwalt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Nikoletta</text:p>
          </table:table-cell>
          <table:table-cell office:value-type="string" calcext:value-type="string">
            <text:p>Dredi</text:p>
          </table:table-cell>
          <table:table-cell table:formula="of:=COM.MICROSOFT.CONCAT(LEFT([.A596];1); &quot;.&quot;;  [.B596])" office:value-type="string" office:string-value="N.Dredi" calcext:value-type="string">
            <text:p>N.Dredi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manda</text:p>
          </table:table-cell>
          <table:table-cell office:value-type="string" calcext:value-type="string">
            <text:p>Johm</text:p>
          </table:table-cell>
          <table:table-cell table:formula="of:=COM.MICROSOFT.CONCAT(LEFT([.A597];1); &quot;.&quot;;  [.B597])" office:value-type="string" office:string-value="A.Johm" calcext:value-type="string">
            <text:p>A.Johm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uria</text:p>
          </table:table-cell>
          <table:table-cell office:value-type="string" calcext:value-type="string">
            <text:p>Hewitt</text:p>
          </table:table-cell>
          <table:table-cell table:formula="of:=COM.MICROSOFT.CONCAT(LEFT([.A598];1); &quot;.&quot;;  [.B598])" office:value-type="string" office:string-value="A.Hewitt" calcext:value-type="string">
            <text:p>A.Hewitt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Lilllie</text:p>
          </table:table-cell>
          <table:table-cell office:value-type="string" calcext:value-type="string">
            <text:p>Stauder</text:p>
          </table:table-cell>
          <table:table-cell table:formula="of:=COM.MICROSOFT.CONCAT(LEFT([.A599];1); &quot;.&quot;;  [.B599])" office:value-type="string" office:string-value="L.Stauder" calcext:value-type="string">
            <text:p>L.Stauder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Guinevere</text:p>
          </table:table-cell>
          <table:table-cell office:value-type="string" calcext:value-type="string">
            <text:p>Vivyan</text:p>
          </table:table-cell>
          <table:table-cell table:formula="of:=COM.MICROSOFT.CONCAT(LEFT([.A600];1); &quot;.&quot;;  [.B600])" office:value-type="string" office:string-value="G.Vivyan" calcext:value-type="string">
            <text:p>G.Vivya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Ellen</text:p>
          </table:table-cell>
          <table:table-cell office:value-type="string" calcext:value-type="string">
            <text:p>Barta</text:p>
          </table:table-cell>
          <table:table-cell table:formula="of:=COM.MICROSOFT.CONCAT(LEFT([.A601];1); &quot;.&quot;;  [.B601])" office:value-type="string" office:string-value="E.Barta" calcext:value-type="string">
            <text:p>E.Bart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Kerianne</text:p>
          </table:table-cell>
          <table:table-cell office:value-type="string" calcext:value-type="string">
            <text:p>Eldwen</text:p>
          </table:table-cell>
          <table:table-cell table:formula="of:=COM.MICROSOFT.CONCAT(LEFT([.A602];1); &quot;.&quot;;  [.B602])" office:value-type="string" office:string-value="K.Eldwen" calcext:value-type="string">
            <text:p>K.Eldwe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Juline</text:p>
          </table:table-cell>
          <table:table-cell office:value-type="string" calcext:value-type="string">
            <text:p>Gipps</text:p>
          </table:table-cell>
          <table:table-cell table:formula="of:=COM.MICROSOFT.CONCAT(LEFT([.A603];1); &quot;.&quot;;  [.B603])" office:value-type="string" office:string-value="J.Gipps" calcext:value-type="string">
            <text:p>J.Gipps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nna-Maria</text:p>
          </table:table-cell>
          <table:table-cell office:value-type="string" calcext:value-type="string">
            <text:p>Fritz</text:p>
          </table:table-cell>
          <table:table-cell table:formula="of:=COM.MICROSOFT.CONCAT(LEFT([.A604];1); &quot;.&quot;;  [.B604])" office:value-type="string" office:string-value="A.Fritz" calcext:value-type="string">
            <text:p>A.Fritz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Bette-Ann</text:p>
          </table:table-cell>
          <table:table-cell office:value-type="string" calcext:value-type="string">
            <text:p>Wind</text:p>
          </table:table-cell>
          <table:table-cell table:formula="of:=COM.MICROSOFT.CONCAT(LEFT([.A605];1); &quot;.&quot;;  [.B605])" office:value-type="string" office:string-value="B.Wind" calcext:value-type="string">
            <text:p>B.Wind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rdenia</text:p>
          </table:table-cell>
          <table:table-cell office:value-type="string" calcext:value-type="string">
            <text:p>Keene</text:p>
          </table:table-cell>
          <table:table-cell table:formula="of:=COM.MICROSOFT.CONCAT(LEFT([.A606];1); &quot;.&quot;;  [.B606])" office:value-type="string" office:string-value="A.Keene" calcext:value-type="string">
            <text:p>A.Keen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Naomi</text:p>
          </table:table-cell>
          <table:table-cell office:value-type="string" calcext:value-type="string">
            <text:p>Kenweigh</text:p>
          </table:table-cell>
          <table:table-cell table:formula="of:=COM.MICROSOFT.CONCAT(LEFT([.A607];1); &quot;.&quot;;  [.B607])" office:value-type="string" office:string-value="N.Kenweigh" calcext:value-type="string">
            <text:p>N.Kenweigh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ngelica</text:p>
          </table:table-cell>
          <table:table-cell office:value-type="string" calcext:value-type="string">
            <text:p>Geerts</text:p>
          </table:table-cell>
          <table:table-cell table:formula="of:=COM.MICROSOFT.CONCAT(LEFT([.A608];1); &quot;.&quot;;  [.B608])" office:value-type="string" office:string-value="A.Geerts" calcext:value-type="string">
            <text:p>A.Geerts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Tobey</text:p>
          </table:table-cell>
          <table:table-cell office:value-type="string" calcext:value-type="string">
            <text:p>Monjo</text:p>
          </table:table-cell>
          <table:table-cell table:formula="of:=COM.MICROSOFT.CONCAT(LEFT([.A609];1); &quot;.&quot;;  [.B609])" office:value-type="string" office:string-value="T.Monjo" calcext:value-type="string">
            <text:p>T.Monjo</text:p>
          </table:table-cell>
          <table:table-cell office:value-type="float" office:value="2176421137" calcext:value-type="float">
            <text:p>2176421137</text:p>
          </table:table-cell>
        </table:table-row>
        <table:table-row table:style-name="ro2">
          <table:table-cell office:value-type="string" calcext:value-type="string">
            <text:p>Elset</text:p>
          </table:table-cell>
          <table:table-cell office:value-type="string" calcext:value-type="string">
            <text:p>Hillier</text:p>
          </table:table-cell>
          <table:table-cell table:formula="of:=COM.MICROSOFT.CONCAT(LEFT([.A610];1); &quot;.&quot;;  [.B610])" office:value-type="string" office:string-value="E.Hillier" calcext:value-type="string">
            <text:p>E.Hillier</text:p>
          </table:table-cell>
          <table:table-cell office:value-type="float" office:value="569912362" calcext:value-type="float">
            <text:p>569912362</text:p>
          </table:table-cell>
        </table:table-row>
        <table:table-row table:style-name="ro2">
          <table:table-cell office:value-type="string" calcext:value-type="string">
            <text:p>Cherilyn</text:p>
          </table:table-cell>
          <table:table-cell office:value-type="string" calcext:value-type="string">
            <text:p>Adolpho</text:p>
          </table:table-cell>
          <table:table-cell table:formula="of:=COM.MICROSOFT.CONCAT(LEFT([.A611];1); &quot;.&quot;;  [.B611])" office:value-type="string" office:string-value="C.Adolpho" calcext:value-type="string">
            <text:p>C.Adolpho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nnabel</text:p>
          </table:table-cell>
          <table:table-cell office:value-type="string" calcext:value-type="string">
            <text:p>Ronn</text:p>
          </table:table-cell>
          <table:table-cell table:formula="of:=COM.MICROSOFT.CONCAT(LEFT([.A612];1); &quot;.&quot;;  [.B612])" office:value-type="string" office:string-value="A.Ronn" calcext:value-type="string">
            <text:p>A.Ron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Kristyn</text:p>
          </table:table-cell>
          <table:table-cell office:value-type="string" calcext:value-type="string">
            <text:p>Kela</text:p>
          </table:table-cell>
          <table:table-cell table:formula="of:=COM.MICROSOFT.CONCAT(LEFT([.A613];1); &quot;.&quot;;  [.B613])" office:value-type="string" office:string-value="K.Kela" calcext:value-type="string">
            <text:p>K.Kela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Dolley</text:p>
          </table:table-cell>
          <table:table-cell office:value-type="string" calcext:value-type="string">
            <text:p>Coheman</text:p>
          </table:table-cell>
          <table:table-cell table:formula="of:=COM.MICROSOFT.CONCAT(LEFT([.A614];1); &quot;.&quot;;  [.B614])" office:value-type="string" office:string-value="D.Coheman" calcext:value-type="string">
            <text:p>D.Cohema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Linnell</text:p>
          </table:table-cell>
          <table:table-cell office:value-type="string" calcext:value-type="string">
            <text:p>Paradies</text:p>
          </table:table-cell>
          <table:table-cell table:formula="of:=COM.MICROSOFT.CONCAT(LEFT([.A615];1); &quot;.&quot;;  [.B615])" office:value-type="string" office:string-value="L.Paradies" calcext:value-type="string">
            <text:p>L.Paradies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Pytlik</text:p>
          </table:table-cell>
          <table:table-cell table:formula="of:=COM.MICROSOFT.CONCAT(LEFT([.A616];1); &quot;.&quot;;  [.B616])" office:value-type="string" office:string-value="S.Pytlik" calcext:value-type="string">
            <text:p>S.Pytlik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ia</text:p>
          </table:table-cell>
          <table:table-cell office:value-type="string" calcext:value-type="string">
            <text:p>Pentheam</text:p>
          </table:table-cell>
          <table:table-cell table:formula="of:=COM.MICROSOFT.CONCAT(LEFT([.A617];1); &quot;.&quot;;  [.B617])" office:value-type="string" office:string-value="M.Pentheam" calcext:value-type="string">
            <text:p>M.Pentheam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Desiree</text:p>
          </table:table-cell>
          <table:table-cell office:value-type="string" calcext:value-type="string">
            <text:p>Wainwright</text:p>
          </table:table-cell>
          <table:table-cell table:formula="of:=COM.MICROSOFT.CONCAT(LEFT([.A618];1); &quot;.&quot;;  [.B618])" office:value-type="string" office:string-value="D.Wainwright" calcext:value-type="string">
            <text:p>D.Wainwright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Karin</text:p>
          </table:table-cell>
          <table:table-cell office:value-type="string" calcext:value-type="string">
            <text:p>Benjy</text:p>
          </table:table-cell>
          <table:table-cell table:formula="of:=COM.MICROSOFT.CONCAT(LEFT([.A619];1); &quot;.&quot;;  [.B619])" office:value-type="string" office:string-value="K.Benjy" calcext:value-type="string">
            <text:p>K.Benjy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Gertruda</text:p>
          </table:table-cell>
          <table:table-cell office:value-type="string" calcext:value-type="string">
            <text:p>Chamberlain</text:p>
          </table:table-cell>
          <table:table-cell table:formula="of:=COM.MICROSOFT.CONCAT(LEFT([.A620];1); &quot;.&quot;;  [.B620])" office:value-type="string" office:string-value="G.Chamberlain" calcext:value-type="string">
            <text:p>G.Chamberlain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Petrina</text:p>
          </table:table-cell>
          <table:table-cell office:value-type="string" calcext:value-type="string">
            <text:p>McQuade</text:p>
          </table:table-cell>
          <table:table-cell table:formula="of:=COM.MICROSOFT.CONCAT(LEFT([.A621];1); &quot;.&quot;;  [.B621])" office:value-type="string" office:string-value="P.McQuade" calcext:value-type="string">
            <text:p>P.McQuad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Kakalina</text:p>
          </table:table-cell>
          <table:table-cell office:value-type="string" calcext:value-type="string">
            <text:p>Gasparo</text:p>
          </table:table-cell>
          <table:table-cell table:formula="of:=COM.MICROSOFT.CONCAT(LEFT([.A622];1); &quot;.&quot;;  [.B622])" office:value-type="string" office:string-value="K.Gasparo" calcext:value-type="string">
            <text:p>K.Gasparo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Alaine</text:p>
          </table:table-cell>
          <table:table-cell office:value-type="string" calcext:value-type="string">
            <text:p>Judenberg</text:p>
          </table:table-cell>
          <table:table-cell table:formula="of:=COM.MICROSOFT.CONCAT(LEFT([.A623];1); &quot;.&quot;;  [.B623])" office:value-type="string" office:string-value="A.Judenberg" calcext:value-type="string">
            <text:p>A.Judenberg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Elly</text:p>
          </table:table-cell>
          <table:table-cell office:value-type="string" calcext:value-type="string">
            <text:p>Adallard</text:p>
          </table:table-cell>
          <table:table-cell table:formula="of:=COM.MICROSOFT.CONCAT(LEFT([.A624];1); &quot;.&quot;;  [.B624])" office:value-type="string" office:string-value="E.Adallard" calcext:value-type="string">
            <text:p>E.Adallard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Cass</text:p>
          </table:table-cell>
          <table:table-cell office:value-type="string" calcext:value-type="string">
            <text:p>Mutz</text:p>
          </table:table-cell>
          <table:table-cell table:formula="of:=COM.MICROSOFT.CONCAT(LEFT([.A625];1); &quot;.&quot;;  [.B625])" office:value-type="string" office:string-value="C.Mutz" calcext:value-type="string">
            <text:p>C.Mutz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Valentine</text:p>
          </table:table-cell>
          <table:table-cell office:value-type="string" calcext:value-type="string">
            <text:p>Meraree</text:p>
          </table:table-cell>
          <table:table-cell table:formula="of:=COM.MICROSOFT.CONCAT(LEFT([.A626];1); &quot;.&quot;;  [.B626])" office:value-type="string" office:string-value="V.Meraree" calcext:value-type="string">
            <text:p>V.Meraree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Marne</text:p>
          </table:table-cell>
          <table:table-cell office:value-type="string" calcext:value-type="string">
            <text:p>Georgie</text:p>
          </table:table-cell>
          <table:table-cell table:formula="of:=COM.MICROSOFT.CONCAT(LEFT([.A627];1); &quot;.&quot;;  [.B627])" office:value-type="string" office:string-value="M.Georgie" calcext:value-type="string">
            <text:p>M.Georgie</text:p>
          </table:table-cell>
          <table:table-cell office:value-type="float" office:value="1070159435" calcext:value-type="float">
            <text:p>1070159435</text:p>
          </table:table-cell>
        </table:table-row>
        <table:table-row table:style-name="ro2">
          <table:table-cell office:value-type="string" calcext:value-type="string">
            <text:p>Zea</text:p>
          </table:table-cell>
          <table:table-cell office:value-type="string" calcext:value-type="string">
            <text:p>Mosier</text:p>
          </table:table-cell>
          <table:table-cell table:formula="of:=COM.MICROSOFT.CONCAT(LEFT([.A628];1); &quot;.&quot;;  [.B628])" office:value-type="string" office:string-value="Z.Mosier" calcext:value-type="string">
            <text:p>Z.Mosier</text:p>
          </table:table-cell>
          <table:table-cell office:value-type="float" office:value="3652343066" calcext:value-type="float">
            <text:p>3652343066</text:p>
          </table:table-cell>
        </table:table-row>
        <table:table-row table:style-name="ro2">
          <table:table-cell office:value-type="string" calcext:value-type="string">
            <text:p>Elinor</text:p>
          </table:table-cell>
          <table:table-cell office:value-type="string" calcext:value-type="string">
            <text:p>Eustacia</text:p>
          </table:table-cell>
          <table:table-cell table:formula="of:=COM.MICROSOFT.CONCAT(LEFT([.A629];1); &quot;.&quot;;  [.B629])" office:value-type="string" office:string-value="E.Eustacia" calcext:value-type="string">
            <text:p>E.Eustacia</text:p>
          </table:table-cell>
          <table:table-cell office:value-type="float" office:value="2631471868" calcext:value-type="float">
            <text:p>26314718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Roman Demi 10" svg:font-family="'LM Roman Demi 10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 style:data-style-name="N2" text:time-value="10:48:15.516929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04:45:03.325972778</meta:creation-date>
    <dc:date>2018-05-09T10:49:28.658825872</dc:date>
    <meta:editing-duration>PT1H4M36S</meta:editing-duration>
    <meta:editing-cycles>8</meta:editing-cycles>
    <meta:generator>LibreOffice/5.2.7.2$Linux_X86_64 LibreOffice_project/20m0$Build-2</meta:generator>
    <meta:document-statistic meta:table-count="1" meta:cell-count="2505" meta:object-count="0"/>
  </office:meta>
</office:document-meta>
</file>